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3.0508474576271">
            <text:p>23.0508</text:p>
          </table:table-cell>
          <table:table-cell table:style-name="ce76" table:formula="of:=[.Z109]/[.D109]" office:value-type="float" office:value="0.576271186440678">
            <text:p>0.5763</text:p>
          </table:table-cell>
          <table:table-cell table:style-name="ce81" office:value-type="string">
            <text:p>n/a</text:p>
          </table:table-cell>
          <table:table-cell table:style-name="ce76" table:formula="of:=[.Z109] * ([.N109] + [.O109] + [.P109]) / (3 - [.Q109] - [.R109])" office:value-type="float" office:value="30.7344632768362">
            <text:p>30.73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80">
            <text:p>8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25">
            <text:p>32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45.6214689265537">
            <text:p>45.6215</text:p>
          </table:table-cell>
          <table:table-cell table:style-name="ce76" table:formula="of:=[.Z110]/[.D110]" office:value-type="float" office:value="0.570268361581921">
            <text:p>0.5703</text:p>
          </table:table-cell>
          <table:table-cell table:style-name="ce81" office:value-type="string">
            <text:p>n/a</text:p>
          </table:table-cell>
          <table:table-cell table:style-name="ce76" table:formula="of:=[.Z110] * ([.N110] + [.O110] + [.P110]) / (3 - [.Q110] - [.R110])" office:value-type="float" office:value="60.8286252354049">
            <text:p>60.82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60">
            <text:p>16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1] + [.G111]) / (2 * ( ((([.H111] + [.I111]) / 2) + [.J111]) / 10 )) * [.L111]" office:value-type="float" office:value="90.042372881356">
            <text:p>90.0424</text:p>
          </table:table-cell>
          <table:table-cell table:style-name="ce76" table:formula="of:=[.Z111]/[.D111]" office:value-type="float" office:value="0.562764830508475">
            <text:p>0.5628</text:p>
          </table:table-cell>
          <table:table-cell table:style-name="ce81" office:value-type="string">
            <text:p>n/a</text:p>
          </table:table-cell>
          <table:table-cell table:style-name="ce76" table:formula="of:=[.Z111] * ([.N111] + [.O111] + [.P111]) / (3 - [.Q111] - [.R111])" office:value-type="float" office:value="120.056497175141">
            <text:p>120.0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80.084745762712">
            <text:p>180.0847</text:p>
          </table:table-cell>
          <table:table-cell table:style-name="ce76" table:formula="of:=[.Z112]/[.D112]" office:value-type="float" office:value="0.554106910039114">
            <text:p>0.5541</text:p>
          </table:table-cell>
          <table:table-cell table:style-name="ce81" office:value-type="string">
            <text:p>n/a</text:p>
          </table:table-cell>
          <table:table-cell table:style-name="ce76" table:formula="of:=[.Z112] * ([.N112] + [.O112] + [.P112]) / (3 - [.Q112] - [.R112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204.09604519774">
            <text:p>204.0960</text:p>
          </table:table-cell>
          <table:table-cell table:style-name="ce76" table:formula="of:=[.Z113]/[.D113]" office:value-type="float" office:value="0.544256120527307">
            <text:p>0.5443</text:p>
          </table:table-cell>
          <table:table-cell table:style-name="ce81" table:formula="of:=-1*[.Z113]/[.E113]" office:value-type="float" office:value="0.728914447134786">
            <text:p>0.7289</text:p>
          </table:table-cell>
          <table:table-cell table:style-name="ce76" table:formula="of:=[.Z113] * ([.N113] + [.O113] + [.P113]) / (3 - [.Q113] - [.R113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8">
            <text:p>48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25.4519774011299">
            <text:p>25.4520</text:p>
          </table:table-cell>
          <table:table-cell table:style-name="ce76" table:formula="of:=[.Z114]/[.D114]" office:value-type="float" office:value="0.530249529190207">
            <text:p>0.5302</text:p>
          </table:table-cell>
          <table:table-cell table:style-name="ce81" office:value-type="string">
            <text:p>n/a</text:p>
          </table:table-cell>
          <table:table-cell table:style-name="ce76" table:formula="of:=[.Z114] * ([.N114] + [.O114] + [.P114]) / (3 - [.Q114] - [.R114])" office:value-type="float" office:value="33.9359698681733">
            <text:p>33.93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95">
            <text:p>9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50.9039548022599">
            <text:p>50.9040</text:p>
          </table:table-cell>
          <table:table-cell table:style-name="ce76" table:formula="of:=[.Z115]/[.D115]" office:value-type="float" office:value="0.535831103181683">
            <text:p>0.5358</text:p>
          </table:table-cell>
          <table:table-cell table:style-name="ce81" office:value-type="string">
            <text:p>n/a</text:p>
          </table:table-cell>
          <table:table-cell table:style-name="ce76" table:formula="of:=[.Z115] * ([.N115] + [.O115] + [.P115]) / (3 - [.Q115] - [.R115])" office:value-type="float" office:value="67.8719397363465">
            <text:p>67.871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85">
            <text:p>18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102.04802259887">
            <text:p>102.0480</text:p>
          </table:table-cell>
          <table:table-cell table:style-name="ce76" table:formula="of:=[.Z116]/[.D116]" office:value-type="float" office:value="0.551610932966865">
            <text:p>0.5516</text:p>
          </table:table-cell>
          <table:table-cell table:style-name="ce81" office:value-type="string">
            <text:p>n/a</text:p>
          </table:table-cell>
          <table:table-cell table:style-name="ce76" table:formula="of:=[.Z116] * ([.N116] + [.O116] + [.P116]) / (3 - [.Q116] - [.R116])" office:value-type="float" office:value="136.064030131827">
            <text:p>136.06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204.09604519774">
            <text:p>204.0960</text:p>
          </table:table-cell>
          <table:table-cell table:style-name="ce76" table:formula="of:=[.Z117]/[.D117]" office:value-type="float" office:value="0.544256120527307">
            <text:p>0.5443</text:p>
          </table:table-cell>
          <table:table-cell table:style-name="ce81" office:value-type="string">
            <text:p>n/a</text:p>
          </table:table-cell>
          <table:table-cell table:style-name="ce76" table:formula="of:=[.Z117] * ([.N117] + [.O117] + [.P117]) / (3 - [.Q117] - [.R117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8] + [.G118]) / (2 * ( ((([.H118] + [.I118]) / 2) + [.J118]) / 10 )) * [.L118]" office:value-type="float" office:value="283.333333333333">
            <text:p>283.3333</text:p>
          </table:table-cell>
          <table:table-cell table:style-name="ce76" table:formula="of:=[.Z118]/[.D118]" office:value-type="float" office:value="0.566666666666667">
            <text:p>0.5667</text:p>
          </table:table-cell>
          <table:table-cell table:style-name="ce81" table:formula="of:=-1*[.Z118]/[.E118]" office:value-type="float" office:value="0.566666666666667">
            <text:p>0.5667</text:p>
          </table:table-cell>
          <table:table-cell table:style-name="ce76" table:formula="of:=[.Z118] * ([.N118] + [.O118] + [.P118]) / (3 - [.Q118] - [.R118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250">
            <text:p>250.0000</text:p>
          </table:table-cell>
          <table:table-cell table:style-name="ce77" table:formula="of:=[.Z119]/[.D119]" office:value-type="float" office:value="0.5">
            <text:p>0.5000</text:p>
          </table:table-cell>
          <table:table-cell table:style-name="ce80" table:formula="of:=-1*[.Z119]/[.E119]" office:value-type="float" office:value="0.5">
            <text:p>0.5000</text:p>
          </table:table-cell>
          <table:table-cell table:style-name="ce77" table:formula="of:=[.Z119] * ([.N119] + [.O119] + [.P119]) / (3 - [.Q119] - [.R119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13.1958762886598">
            <text:p>13.1959</text:p>
          </table:table-cell>
          <table:table-cell table:style-name="ce76" table:formula="of:=[.Z120]/[.D120]" office:value-type="float" office:value="0.263917525773196">
            <text:p>0.2639</text:p>
          </table:table-cell>
          <table:table-cell table:style-name="ce81" table:formula="of:=-1*[.Z120]/[.E120]" office:value-type="float" office:value="0.329896907216495">
            <text:p>0.3299</text:p>
          </table:table-cell>
          <table:table-cell table:style-name="ce76" table:formula="of:=[.Z120] * ([.N120] + [.O120] + [.P120]) / (3 - [.Q120] - [.R120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32.9896907216495">
            <text:p>32.9897</text:p>
          </table:table-cell>
          <table:table-cell table:style-name="ce76" table:formula="of:=[.Z121]/[.D121]" office:value-type="float" office:value="0.329896907216495">
            <text:p>0.3299</text:p>
          </table:table-cell>
          <table:table-cell table:style-name="ce81" table:formula="of:=-1*[.Z121]/[.E121]" office:value-type="float" office:value="0.471281296023564">
            <text:p>0.4713</text:p>
          </table:table-cell>
          <table:table-cell table:style-name="ce76" table:formula="of:=[.Z121] * ([.N121] + [.O121] + [.P121]) / (3 - [.Q121] - [.R121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65.979381443299">
            <text:p>65.9794</text:p>
          </table:table-cell>
          <table:table-cell table:style-name="ce76" table:formula="of:=[.Z122]/[.D122]" office:value-type="float" office:value="0.329896907216495">
            <text:p>0.3299</text:p>
          </table:table-cell>
          <table:table-cell table:style-name="ce81" table:formula="of:=-1*[.Z122]/[.E122]" office:value-type="float" office:value="0.549828178694158">
            <text:p>0.5498</text:p>
          </table:table-cell>
          <table:table-cell table:style-name="ce76" table:formula="of:=[.Z122] * ([.N122] + [.O122] + [.P122]) / (3 - [.Q122] - [.R122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13.1958762886598">
            <text:p>13.1959</text:p>
          </table:table-cell>
          <table:table-cell table:style-name="ce76" table:formula="of:=[.Z123]/[.D123]" office:value-type="float" office:value="0.263917525773196">
            <text:p>0.2639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32.9896907216495">
            <text:p>32.9897</text:p>
          </table:table-cell>
          <table:table-cell table:style-name="ce76" table:formula="of:=[.Z124]/[.D124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65.979381443299">
            <text:p>65.9794</text:p>
          </table:table-cell>
          <table:table-cell table:style-name="ce76" table:formula="of:=[.Z125]/[.D125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0">
            <text:p>560</text:p>
          </table:table-cell>
          <table:table-cell table:style-name="ce48" office:value-type="float" office:value="1040">
            <text:p>10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131.958762886598">
            <text:p>131.9588</text:p>
          </table:table-cell>
          <table:table-cell table:style-name="ce76" table:formula="of:=[.Z126]/[.D126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6] * ([.N126] + [.O126] + [.P126]) / (3 - [.Q126] - [.R126])" office:value-type="float" office:value="197.938144329897">
            <text:p>197.9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7] + [.G127]) / (2 * ( ((([.H127] + [.I127]) / 2) + [.J127]) / 10 )) * [.L127]" office:value-type="float" office:value="285.714285714286">
            <text:p>285.7143</text:p>
          </table:table-cell>
          <table:table-cell table:style-name="ce76" table:formula="of:=[.Z127]/[.D127]" office:value-type="float" office:value="0.634920634920635">
            <text:p>0.6349</text:p>
          </table:table-cell>
          <table:table-cell table:style-name="ce81" table:formula="of:=-1*[.Z127]/[.E127]" office:value-type="float" office:value="0.761904761904762">
            <text:p>0.7619</text:p>
          </table:table-cell>
          <table:table-cell table:style-name="ce76" table:formula="of:=[.Z127] * ([.N127] + [.O127] + [.P127]) / (3 - [.Q127] - [.R127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357.142857142857">
            <text:p>357.1429</text:p>
          </table:table-cell>
          <table:table-cell table:style-name="ce76" table:formula="of:=[.Z128]/[.D128]" office:value-type="float" office:value="0.714285714285714">
            <text:p>0.7143</text:p>
          </table:table-cell>
          <table:table-cell table:style-name="ce81" table:formula="of:=-1*[.Z128]/[.E128]" office:value-type="float" office:value="0.714285714285714">
            <text:p>0.7143</text:p>
          </table:table-cell>
          <table:table-cell table:style-name="ce76" table:formula="of:=[.Z128] * ([.N128] + [.O128] + [.P128]) / (3 - [.Q128] - [.R128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9] + [.G129]) / (2 * ( ((([.H129] + [.I129]) / 2) + [.J129]) / 10 )) * [.L129]" office:value-type="float" office:value="16.875">
            <text:p>16.8750</text:p>
          </table:table-cell>
          <table:table-cell table:style-name="ce76" table:formula="of:=[.Z129]/[.D129]" office:value-type="float" office:value="0.84375">
            <text:p>0.8438</text:p>
          </table:table-cell>
          <table:table-cell table:style-name="ce81" table:formula="of:=-1*[.Z129]/[.E129]" office:value-type="float" office:value="0.84375">
            <text:p>0.8438</text:p>
          </table:table-cell>
          <table:table-cell table:style-name="ce76" table:formula="of:=[.Z129] * ([.N129] + [.O129] + [.P129]) / (3 - [.Q129] - [.R129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0] + [.G130]) / (2 * ( ((([.H130] + [.I130]) / 2) + [.J130]) / 10 )) * [.L130]" office:value-type="float" office:value="16.875">
            <text:p>16.8750</text:p>
          </table:table-cell>
          <table:table-cell table:style-name="ce76" table:formula="of:=[.Z130]/[.D13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130] * ([.N130] + [.O130] + [.P130]) / (3 - [.Q130] - [.R130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1] + [.G131]) / (2 * ( ((([.H131] + [.I131]) / 2) + [.J131]) / 10 )) * [.L131]" office:value-type="float" office:value="25.3125">
            <text:p>25.3125</text:p>
          </table:table-cell>
          <table:table-cell table:style-name="ce76" table:formula="of:=[.Z131]/[.D131]" office:value-type="float" office:value="0.6328125">
            <text:p>0.6328</text:p>
          </table:table-cell>
          <table:table-cell table:style-name="ce81" office:value-type="string">
            <text:p>n/a</text:p>
          </table:table-cell>
          <table:table-cell table:style-name="ce76" table:formula="of:=[.Z131] * ([.N131] + [.O131] + [.P131]) / (3 - [.Q131] - [.R131])" office:value-type="float" office:value="25.3125">
            <text:p>2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2] + [.G132]) / (2 * ( ((([.H132] + [.I132]) / 2) + [.J132]) / 10 )) * [.L132]" office:value-type="float" office:value="33.75">
            <text:p>33.7500</text:p>
          </table:table-cell>
          <table:table-cell table:style-name="ce76" table:formula="of:=[.Z132]/[.D132]" office:value-type="float" office:value="0.421875">
            <text:p>0.4219</text:p>
          </table:table-cell>
          <table:table-cell table:style-name="ce81" office:value-type="string">
            <text:p>n/a</text:p>
          </table:table-cell>
          <table:table-cell table:style-name="ce76" table:formula="of:=[.Z132] * ([.N132] + [.O132] + [.P132]) / (3 - [.Q132] - [.R132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36">
            <text:p>36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3] + [.G133]) / (2 * ( ((([.H133] + [.I133]) / 2) + [.J133]) / 10 )) * [.L133]" office:value-type="float" office:value="50.625">
            <text:p>50.6250</text:p>
          </table:table-cell>
          <table:table-cell table:style-name="ce76" table:formula="of:=[.Z133]/[.D133]" office:value-type="float" office:value="0.31640625">
            <text:p>0.3164</text:p>
          </table:table-cell>
          <table:table-cell table:style-name="ce81" office:value-type="string">
            <text:p>n/a</text:p>
          </table:table-cell>
          <table:table-cell table:style-name="ce76" table:formula="of:=[.Z133] * ([.N133] + [.O133] + [.P133]) / (3 - [.Q133] - [.R133])" office:value-type="float" office:value="50.625">
            <text:p>5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4] + [.G134]) / (2 * ( ((([.H134] + [.I134]) / 2) + [.J134]) / 10 )) * [.L134]" office:value-type="float" office:value="19.2">
            <text:p>19.2000</text:p>
          </table:table-cell>
          <table:table-cell table:style-name="ce78" table:formula="of:=[.Z134]/[.D134]" office:value-type="float" office:value="0.426666666666667">
            <text:p>0.4267</text:p>
          </table:table-cell>
          <table:table-cell table:style-name="ce82" table:formula="of:=-1*[.Z134]/[.E134]" office:value-type="float" office:value="0.768">
            <text:p>0.7680</text:p>
          </table:table-cell>
          <table:table-cell table:style-name="ce76" table:formula="of:=[.Z134] * ([.N134] + [.O134] + [.P134]) / (3 - [.Q134] - [.R134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5] + [.G135]) / (2 * ( ((([.H135] + [.I135]) / 2) + [.J135]) / 10 )) * [.L135]" office:value-type="float" office:value="7.48251748251748">
            <text:p>7.4825</text:p>
          </table:table-cell>
          <table:table-cell table:style-name="ce77" table:formula="of:=[.Z135]/[.D135]" office:value-type="float" office:value="0.14965034965035">
            <text:p>0.1497</text:p>
          </table:table-cell>
          <table:table-cell table:style-name="ce80" table:formula="of:=-1*[.Z135]/[.E135]" office:value-type="float" office:value="0.187062937062937">
            <text:p>0.1871</text:p>
          </table:table-cell>
          <table:table-cell table:style-name="ce77" table:formula="of:=[.Z135] * ([.N135] + [.O135] + [.P135]) / (3 - [.Q135] - [.R135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6] + [.G136]) / (2 * ( ((([.H136] + [.I136]) / 2) + [.J136]) / 10 )) * [.L136]" office:value-type="float" office:value="13.006993006993">
            <text:p>13.0070</text:p>
          </table:table-cell>
          <table:table-cell table:style-name="ce76" table:formula="of:=[.Z136]/[.D136]" office:value-type="float" office:value="0.185814185814186">
            <text:p>0.1858</text:p>
          </table:table-cell>
          <table:table-cell table:style-name="ce81" table:formula="of:=-1*[.Z136]/[.E136]" office:value-type="float" office:value="0.236490781945327">
            <text:p>0.2365</text:p>
          </table:table-cell>
          <table:table-cell table:style-name="ce76" table:formula="of:=[.Z136] * ([.N136] + [.O136] + [.P136]) / (3 - [.Q136] - [.R136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7] + [.G137]) / (2 * ( ((([.H137] + [.I137]) / 2) + [.J137]) / 10 )) * [.L137]" office:value-type="float" office:value="4.47552447552448">
            <text:p>4.4755</text:p>
          </table:table-cell>
          <table:table-cell table:style-name="ce76" table:formula="of:=[.Z137]/[.D137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37] * ([.N137] + [.O137] + [.P137]) / (3 - [.Q137] - [.R137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8] + [.G138]) / (2 * ( ((([.H138] + [.I138]) / 2) + [.J138]) / 10 )) * [.L138]" office:value-type="float" office:value="7.13286713286713">
            <text:p>7.1329</text:p>
          </table:table-cell>
          <table:table-cell table:style-name="ce76" table:formula="of:=[.Z138]/[.D138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38] * ([.N138] + [.O138] + [.P138]) / (3 - [.Q138] - [.R138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9] + [.G139]) / (2 * ( ((([.H139] + [.I139]) / 2) + [.J139]) / 10 )) * [.L139]" office:value-type="float" office:value="13.006993006993">
            <text:p>13.0070</text:p>
          </table:table-cell>
          <table:table-cell table:style-name="ce76" table:formula="of:=[.Z139]/[.D139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39] * ([.N139] + [.O139] + [.P139]) / (3 - [.Q139] - [.R139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27.4125874125874">
            <text:p>27.4126</text:p>
          </table:table-cell>
          <table:table-cell table:style-name="ce76" table:formula="of:=[.Z140]/[.D140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40] * ([.N140] + [.O140] + [.P140]) / (3 - [.Q140] - [.R140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1] + [.G141]) / (2 * ( ((([.H141] + [.I141]) / 2) + [.J141]) / 10 )) * [.L141]" office:value-type="float" office:value="19.3006993006993">
            <text:p>19.3007</text:p>
          </table:table-cell>
          <table:table-cell table:style-name="ce78" table:formula="of:=[.Z141]/[.D141]" office:value-type="float" office:value="0.214452214452214">
            <text:p>0.2145</text:p>
          </table:table-cell>
          <table:table-cell table:style-name="ce82" table:formula="of:=-1*[.Z141]/[.E141]" office:value-type="float" office:value="0.275724275724276">
            <text:p>0.2757</text:p>
          </table:table-cell>
          <table:table-cell table:style-name="ce76" table:formula="of:=[.Z141] * ([.N141] + [.O141] + [.P141]) / (3 - [.Q141] - [.R141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2] + [.G142]) / (2 * ( ((([.H142] + [.I142]) / 2) + [.J142]) / 10 )) * [.L142]" office:value-type="float" office:value="6.71328671328671">
            <text:p>6.7133</text:p>
          </table:table-cell>
          <table:table-cell table:style-name="ce78" table:formula="of:=[.Z142]/[.D142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42] * ([.N142] + [.O142] + [.P142]) / (3 - [.Q142] - [.R142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3] + [.G143]) / (2 * ( ((([.H143] + [.I143]) / 2) + [.J143]) / 10 )) * [.L143]" office:value-type="float" office:value="11.048951048951">
            <text:p>11.0490</text:p>
          </table:table-cell>
          <table:table-cell table:style-name="ce78" table:formula="of:=[.Z143]/[.D143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43] * ([.N143] + [.O143] + [.P143]) / (3 - [.Q143] - [.R143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4] + [.G144]) / (2 * ( ((([.H144] + [.I144]) / 2) + [.J144]) / 10 )) * [.L144]" office:value-type="float" office:value="19.3006993006993">
            <text:p>19.3007</text:p>
          </table:table-cell>
          <table:table-cell table:style-name="ce78" table:formula="of:=[.Z144]/[.D144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44] * ([.N144] + [.O144] + [.P144]) / (3 - [.Q144] - [.R144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40.979020979021">
            <text:p>40.9790</text:p>
          </table:table-cell>
          <table:table-cell table:style-name="ce78" table:formula="of:=[.Z145]/[.D145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45] * ([.N145] + [.O145] + [.P145]) / (3 - [.Q145] - [.R145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46] + [.G146]) / (2 * ( ((([.H146] + [.I146]) / 2) + [.J146]) / 10 )) * [.L146]" office:value-type="float" office:value="4.72826086956522">
            <text:p>4.7283</text:p>
          </table:table-cell>
          <table:table-cell table:style-name="ce77" table:formula="of:=[.Z146]/[.D146]" office:value-type="float" office:value="0.315217391304348">
            <text:p>0.3152</text:p>
          </table:table-cell>
          <table:table-cell table:style-name="ce80" table:formula="of:=-1*[.Z146]/[.E146]" office:value-type="float" office:value="0.675465838509317">
            <text:p>0.6755</text:p>
          </table:table-cell>
          <table:table-cell table:style-name="ce77" table:formula="of:=[.Z146] * ([.N146] + [.O146] + [.P146]) / (3 - [.Q146] - [.R146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47] + [.G147]) / (2 * ( ((([.H147] + [.I147]) / 2) + [.J147]) / 10 )) * [.L147]" office:value-type="float" office:value="11.9021739130435">
            <text:p>11.9022</text:p>
          </table:table-cell>
          <table:table-cell table:style-name="ce77" table:formula="of:=[.Z147]/[.D147]" office:value-type="float" office:value="0.396739130434783">
            <text:p>0.3967</text:p>
          </table:table-cell>
          <table:table-cell table:style-name="ce80" table:formula="of:=-1*[.Z147]/[.E147]" office:value-type="float" office:value="0.915551839464883">
            <text:p>0.9156</text:p>
          </table:table-cell>
          <table:table-cell table:style-name="ce77" table:formula="of:=[.Z147] * ([.N147] + [.O147] + [.P147]) / (3 - [.Q147] - [.R147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8] + [.G148]) / (2 * ( ((([.H148] + [.I148]) / 2) + [.J148]) / 10 )) * [.L148]" office:value-type="float" office:value="8.69565217391305">
            <text:p>8.6957</text:p>
          </table:table-cell>
          <table:table-cell table:style-name="ce76" table:formula="of:=[.Z148]/[.D148]" office:value-type="float" office:value="0.434782608695652">
            <text:p>0.4348</text:p>
          </table:table-cell>
          <table:table-cell table:style-name="ce81" table:formula="of:=-1*[.Z148]/[.E148]" office:value-type="float" office:value="0.966183574879227">
            <text:p>0.9662</text:p>
          </table:table-cell>
          <table:table-cell table:style-name="ce76" table:formula="of:=[.Z148] * ([.N148] + [.O148] + [.P148]) / (3 - [.Q148] - [.R148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9] + [.G149]) / (2 * ( ((([.H149] + [.I149]) / 2) + [.J149]) / 10 )) * [.L149]" office:value-type="float" office:value="20.8695652173913">
            <text:p>20.8696</text:p>
          </table:table-cell>
          <table:table-cell table:style-name="ce76" table:formula="of:=[.Z149]/[.D149]" office:value-type="float" office:value="0.521739130434783">
            <text:p>0.5217</text:p>
          </table:table-cell>
          <table:table-cell table:style-name="ce81" table:formula="of:=-1*[.Z149]/[.E149]" office:value-type="float" office:value="1.22762148337596">
            <text:p>1.2276</text:p>
          </table:table-cell>
          <table:table-cell table:style-name="ce76" table:formula="of:=[.Z149] * ([.N149] + [.O149] + [.P149]) / (3 - [.Q149] - [.R149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0] + [.G150]) / (2 * ( ((([.H150] + [.I150]) / 2) + [.J150]) / 10 )) * [.L150]" office:value-type="float" office:value="8.69565217391305">
            <text:p>8.6957</text:p>
          </table:table-cell>
          <table:table-cell table:style-name="ce76" table:formula="of:=[.Z150]/[.D150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50] * ([.N150] + [.O150] + [.P150]) / (3 - [.Q150] - [.R150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1] + [.G151]) / (2 * ( ((([.H151] + [.I151]) / 2) + [.J151]) / 10 )) * [.L151]" office:value-type="float" office:value="20.8695652173913">
            <text:p>20.8696</text:p>
          </table:table-cell>
          <table:table-cell table:style-name="ce76" table:formula="of:=[.Z151]/[.D151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51] * ([.N151] + [.O151] + [.P151]) / (3 - [.Q151] - [.R151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2] + [.G152]) / (2 * ( ((([.H152] + [.I152]) / 2) + [.J152]) / 10 )) * [.L152]" office:value-type="float" office:value="33.3913043478261">
            <text:p>33.3913</text:p>
          </table:table-cell>
          <table:table-cell table:style-name="ce76" table:formula="of:=[.Z152]/[.D152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52] * ([.N152] + [.O152] + [.P152]) / (3 - [.Q152] - [.R152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3] + [.G153]) / (2 * ( ((([.H153] + [.I153]) / 2) + [.J153]) / 10 )) * [.L153]" office:value-type="float" office:value="64.3478260869565">
            <text:p>64.3478</text:p>
          </table:table-cell>
          <table:table-cell table:style-name="ce76" table:formula="of:=[.Z153]/[.D153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53] * ([.N153] + [.O153] + [.P153]) / (3 - [.Q153] - [.R153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4] + [.G154]) / (2 * ( ((([.H154] + [.I154]) / 2) + [.J154]) / 10 )) * [.L154]" office:value-type="float" office:value="13.1195652173913">
            <text:p>13.1196</text:p>
          </table:table-cell>
          <table:table-cell table:style-name="ce76" table:formula="of:=[.Z154]/[.D154]" office:value-type="float" office:value="0.524782608695652">
            <text:p>0.5248</text:p>
          </table:table-cell>
          <table:table-cell table:style-name="ce81" table:formula="of:=-1*[.Z154]/[.E154]" office:value-type="float" office:value="1.09329710144928">
            <text:p>1.0933</text:p>
          </table:table-cell>
          <table:table-cell table:style-name="ce76" table:formula="of:=[.Z154] * ([.N154] + [.O154] + [.P154]) / (3 - [.Q154] - [.R154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5] + [.G155]) / (2 * ( ((([.H155] + [.I155]) / 2) + [.J155]) / 10 )) * [.L155]" office:value-type="float" office:value="29.9347826086957">
            <text:p>29.9348</text:p>
          </table:table-cell>
          <table:table-cell table:style-name="ce78" table:formula="of:=[.Z155]/[.D155]" office:value-type="float" office:value="0.598695652173913">
            <text:p>0.5987</text:p>
          </table:table-cell>
          <table:table-cell table:style-name="ce82" table:formula="of:=-1*[.Z155]/[.E155]" office:value-type="float" office:value="1.49673913043478">
            <text:p>1.4967</text:p>
          </table:table-cell>
          <table:table-cell table:style-name="ce76" table:formula="of:=[.Z155] * ([.N155] + [.O155] + [.P155]) / (3 - [.Q155] - [.R155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13.1195652173913">
            <text:p>13.1196</text:p>
          </table:table-cell>
          <table:table-cell table:style-name="ce76" table:formula="of:=[.Z156]/[.D156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56] * ([.N156] + [.O156] + [.P156]) / (3 - [.Q156] - [.R156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7] + [.G157]) / (2 * ( ((([.H157] + [.I157]) / 2) + [.J157]) / 10 )) * [.L157]" office:value-type="float" office:value="29.9347826086957">
            <text:p>29.9348</text:p>
          </table:table-cell>
          <table:table-cell table:style-name="ce78" table:formula="of:=[.Z157]/[.D157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57] * ([.N157] + [.O157] + [.P157]) / (3 - [.Q157] - [.R157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42.5">
            <text:p>42.5000</text:p>
          </table:table-cell>
          <table:table-cell table:style-name="ce76" table:formula="of:=[.Z158]/[.D158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58] * ([.N158] + [.O158] + [.P158]) / (3 - [.Q158] - [.R158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9] + [.G159]) / (2 * ( ((([.H159] + [.I159]) / 2) + [.J159]) / 10 )) * [.L159]" office:value-type="float" office:value="80.1956521739131">
            <text:p>80.1957</text:p>
          </table:table-cell>
          <table:table-cell table:style-name="ce78" table:formula="of:=[.Z159]/[.D159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59] * ([.N159] + [.O159] + [.P159]) / (3 - [.Q159] - [.R159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0] + [.G160]) / (2 * ( ((([.H160] + [.I160]) / 2) + [.J160]) / 10 )) * [.L160]" office:value-type="float" office:value="183.641975308642">
            <text:p>183.6420</text:p>
          </table:table-cell>
          <table:table-cell table:style-name="ce78" table:formula="of:=[.Z160]/[.D160]" office:value-type="float" office:value="0.459104938271605">
            <text:p>0.4591</text:p>
          </table:table-cell>
          <table:table-cell table:style-name="ce82" table:formula="of:=-1*[.Z160]/[.E160]" office:value-type="float" office:value="0.633248190719455">
            <text:p>0.6332</text:p>
          </table:table-cell>
          <table:table-cell table:style-name="ce76" table:formula="of:=[.Z160] * ([.N160] + [.O160] + [.P160]) / (3 - [.Q160] - [.R160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1] + [.G161]) / (2 * ( ((([.H161] + [.I161]) / 2) + [.J161]) / 10 )) * [.L161]" office:value-type="float" office:value="309.090909090909">
            <text:p>309.0909</text:p>
          </table:table-cell>
          <table:table-cell table:style-name="ce78" table:formula="of:=[.Z161]/[.D161]" office:value-type="float" office:value="0.618181818181818">
            <text:p>0.6182</text:p>
          </table:table-cell>
          <table:table-cell table:style-name="ce82" table:formula="of:=-1*[.Z161]/[.E161]" office:value-type="float" office:value="0.618181818181818">
            <text:p>0.6182</text:p>
          </table:table-cell>
          <table:table-cell table:style-name="ce76" table:formula="of:=[.Z161] * ([.N161] + [.O161] + [.P161]) / (3 - [.Q161] - [.R161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2] + [.G162]) / (2 * ( ((([.H162] + [.I162]) / 2) + [.J162]) / 10 )) * [.L162]" office:value-type="float" office:value="52.25">
            <text:p>52.2500</text:p>
          </table:table-cell>
          <table:table-cell table:style-name="ce78" table:formula="of:=[.Z162]/[.D162]" office:value-type="float" office:value="0.290277777777778">
            <text:p>0.2903</text:p>
          </table:table-cell>
          <table:table-cell table:style-name="ce82" table:formula="of:=-1*[.Z162]/[.E162]" office:value-type="float" office:value="0.497619047619048">
            <text:p>0.4976</text:p>
          </table:table-cell>
          <table:table-cell table:style-name="ce76" table:formula="of:=[.Z162] * ([.N162] + [.O162] + [.P162]) / (3 - [.Q162] - [.R162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3] + [.G163]) / (2 * ( ((([.H163] + [.I163]) / 2) + [.J163]) / 10 )) * [.L163]" office:value-type="float" office:value="62.5">
            <text:p>62.5000</text:p>
          </table:table-cell>
          <table:table-cell table:style-name="ce78" table:formula="of:=[.Z163]/[.D163]" office:value-type="float" office:value="0.304878048780488">
            <text:p>0.3049</text:p>
          </table:table-cell>
          <table:table-cell table:style-name="ce82" table:formula="of:=-1*[.Z163]/[.E163]" office:value-type="float" office:value="0.520833333333333">
            <text:p>0.5208</text:p>
          </table:table-cell>
          <table:table-cell table:style-name="ce76" table:formula="of:=[.Z163] * ([.N163] + [.O163] + [.P163]) / (3 - [.Q163] - [.R163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5] + [.G165]) / (2 * ( ((([.H165] + [.I165]) / 2) + [.J165]) / 10 )) * [.L165]" office:value-type="float" office:value="11.7391304347826">
            <text:p>11.7391</text:p>
          </table:table-cell>
          <table:table-cell table:style-name="ce78" table:formula="of:=[.Z165]/[.D165]" office:value-type="float" office:value="0.335403726708075">
            <text:p>0.3354</text:p>
          </table:table-cell>
          <table:table-cell table:style-name="ce82" table:formula="of:=-1*[.Z165]/[.E165]" office:value-type="float" office:value="0.469565217391304">
            <text:p>0.4696</text:p>
          </table:table-cell>
          <table:table-cell table:style-name="ce76" table:formula="of:=[.Z165] * ([.N165] + [.O165] + [.P165]) / (3 - [.Q165] - [.R165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6] + [.G166]) / (2 * ( ((([.H166] + [.I166]) / 2) + [.J166]) / 10 )) * [.L166]" office:value-type="float" office:value="18.75">
            <text:p>18.7500</text:p>
          </table:table-cell>
          <table:table-cell table:style-name="ce78" table:formula="of:=[.Z166]/[.D166]" office:value-type="float" office:value="0.625">
            <text:p>0.6250</text:p>
          </table:table-cell>
          <table:table-cell table:style-name="ce82" table:formula="of:=-1*[.Z166]/[.E166]" office:value-type="float" office:value="0.75">
            <text:p>0.7500</text:p>
          </table:table-cell>
          <table:table-cell table:style-name="ce76" table:formula="of:=[.Z166] * ([.N166] + [.O166] + [.P166]) / (3 - [.Q166] - [.R166])" office:value-type="float" office:value="28.125">
            <text:p>2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7] + [.G167]) / (2 * ( ((([.H167] + [.I167]) / 2) + [.J167]) / 10 )) * [.L167]" office:value-type="float" office:value="66.1363636363636">
            <text:p>66.1364</text:p>
          </table:table-cell>
          <table:table-cell table:style-name="ce78" table:formula="of:=[.Z167]/[.D167]" office:value-type="float" office:value="0.348086124401914">
            <text:p>0.3481</text:p>
          </table:table-cell>
          <table:table-cell table:style-name="ce82" table:formula="of:=-1*[.Z167]/[.E167]" office:value-type="float" office:value="0.601239669421488">
            <text:p>0.6012</text:p>
          </table:table-cell>
          <table:table-cell table:style-name="ce76" table:formula="of:=[.Z167] * ([.N167] + [.O167] + [.P167]) / (3 - [.Q167] - [.R167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8] + [.G168]) / (2 * ( ((([.H168] + [.I168]) / 2) + [.J168]) / 10 )) * [.L168]" office:value-type="float" office:value="181.532663316583">
            <text:p>181.5327</text:p>
          </table:table-cell>
          <table:table-cell table:style-name="ce78" table:formula="of:=[.Z168]/[.D168]" office:value-type="float" office:value="0.605108877721943">
            <text:p>0.6051</text:p>
          </table:table-cell>
          <table:table-cell table:style-name="ce82" table:formula="of:=-1*[.Z168]/[.E168]" office:value-type="float" office:value="0.605108877721943">
            <text:p>0.6051</text:p>
          </table:table-cell>
          <table:table-cell table:style-name="ce76" table:formula="of:=[.Z168] * ([.N168] + [.O168] + [.P168]) / (3 - [.Q168] - [.R168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9] + [.G169]) / (2 * ( ((([.H169] + [.I169]) / 2) + [.J169]) / 10 )) * [.L169]" office:value-type="float" office:value="258.695652173913">
            <text:p>258.6957</text:p>
          </table:table-cell>
          <table:table-cell table:style-name="ce78" table:formula="of:=[.Z169]/[.D169]" office:value-type="float" office:value="0.517391304347826">
            <text:p>0.5174</text:p>
          </table:table-cell>
          <table:table-cell table:style-name="ce82" table:formula="of:=-1*[.Z169]/[.E169]" office:value-type="float" office:value="0.517391304347826">
            <text:p>0.5174</text:p>
          </table:table-cell>
          <table:table-cell table:style-name="ce76" table:formula="of:=[.Z169] * ([.N169] + [.O169] + [.P169]) / (3 - [.Q169] - [.R169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1] + [.G171]) / (2 * ( ((([.H171] + [.I171]) / 2) + [.J171]) / 10 )) * [.L171]" office:value-type="float" office:value="10">
            <text:p>10.0000</text:p>
          </table:table-cell>
          <table:table-cell table:style-name="ce76" table:formula="of:=[.Z171]/[.D171]" office:value-type="float" office:value="0.333333333333333">
            <text:p>0.3333</text:p>
          </table:table-cell>
          <table:table-cell table:style-name="ce81" table:formula="of:=-1*[.Z171]/[.E171]" office:value-type="float" office:value="0.5">
            <text:p>0.5000</text:p>
          </table:table-cell>
          <table:table-cell table:style-name="ce76" table:formula="of:=[.Z171] * ([.N171] + [.O171] + [.P171]) / (3 - [.Q171] - [.R171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2] + [.G172]) / (2 * ( ((([.H172] + [.I172]) / 2) + [.J172]) / 10 )) * [.L172]" office:value-type="float" office:value="17.51">
            <text:p>17.5100</text:p>
          </table:table-cell>
          <table:table-cell table:style-name="ce76" table:formula="of:=[.Z172]/[.D172]" office:value-type="float" office:value="0.291833333333333">
            <text:p>0.2918</text:p>
          </table:table-cell>
          <table:table-cell table:style-name="ce81" table:formula="of:=-1*[.Z172]/[.E172]" office:value-type="float" office:value="0.515">
            <text:p>0.5150</text:p>
          </table:table-cell>
          <table:table-cell table:style-name="ce76" table:formula="of:=[.Z172] * ([.N172] + [.O172] + [.P172]) / (3 - [.Q172] - [.R172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3] + [.G173]) / (2 * ( ((([.H173] + [.I173]) / 2) + [.J173]) / 10 )) * [.L173]" office:value-type="float" office:value="40.2631578947368">
            <text:p>40.2632</text:p>
          </table:table-cell>
          <table:table-cell table:style-name="ce76" table:formula="of:=[.Z173]/[.D173]" office:value-type="float" office:value="0.335526315789474">
            <text:p>0.3355</text:p>
          </table:table-cell>
          <table:table-cell table:style-name="ce81" table:formula="of:=-1*[.Z173]/[.E173]" office:value-type="float" office:value="0.629111842105263">
            <text:p>0.6291</text:p>
          </table:table-cell>
          <table:table-cell table:style-name="ce76" table:formula="of:=[.Z173] * ([.N173] + [.O173] + [.P173]) / (3 - [.Q173] - [.R173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4] + [.G174]) / (2 * ( ((([.H174] + [.I174]) / 2) + [.J174]) / 10 )) * [.L174]" office:value-type="float" office:value="13.6">
            <text:p>13.6000</text:p>
          </table:table-cell>
          <table:table-cell table:style-name="ce76" table:formula="of:=[.Z174]/[.D174]" office:value-type="float" office:value="0.34">
            <text:p>0.3400</text:p>
          </table:table-cell>
          <table:table-cell table:style-name="ce81" table:formula="of:=-1*[.Z174]/[.E174]" office:value-type="float" office:value="0.485714285714286">
            <text:p>0.4857</text:p>
          </table:table-cell>
          <table:table-cell table:style-name="ce76" table:formula="of:=[.Z174] * ([.N174] + [.O174] + [.P174]) / (3 - [.Q174] - [.R174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5] + [.G175]) / (2 * ( ((([.H175] + [.I175]) / 2) + [.J175]) / 10 )) * [.L175]" office:value-type="float" office:value="29.58">
            <text:p>29.5800</text:p>
          </table:table-cell>
          <table:table-cell table:style-name="ce76" table:formula="of:=[.Z175]/[.D175]" office:value-type="float" office:value="0.36975">
            <text:p>0.3698</text:p>
          </table:table-cell>
          <table:table-cell table:style-name="ce81" table:formula="of:=-1*[.Z175]/[.E175]" office:value-type="float" office:value="0.568846153846154">
            <text:p>0.5688</text:p>
          </table:table-cell>
          <table:table-cell table:style-name="ce76" table:formula="of:=[.Z175] * ([.N175] + [.O175] + [.P175]) / (3 - [.Q175] - [.R175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6] + [.G176]) / (2 * ( ((([.H176] + [.I176]) / 2) + [.J176]) / 10 )) * [.L176]" office:value-type="float" office:value="55.4736842105263">
            <text:p>55.4737</text:p>
          </table:table-cell>
          <table:table-cell table:style-name="ce76" table:formula="of:=[.Z176]/[.D176]" office:value-type="float" office:value="0.346710526315789">
            <text:p>0.3467</text:p>
          </table:table-cell>
          <table:table-cell table:style-name="ce81" table:formula="of:=-1*[.Z176]/[.E176]" office:value-type="float" office:value="0.554736842105263">
            <text:p>0.5547</text:p>
          </table:table-cell>
          <table:table-cell table:style-name="ce76" table:formula="of:=[.Z176] * ([.N176] + [.O176] + [.P176]) / (3 - [.Q176] - [.R176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77] + [.G177]) / (2 * ( ((([.H177] + [.I177]) / 2) + [.J177]) / 10 )) * [.L177]" office:value-type="float" office:value="10.4651162790698">
            <text:p>10.4651</text:p>
          </table:table-cell>
          <table:table-cell table:style-name="ce76" table:formula="of:=[.Z177]/[.D177]" office:value-type="float" office:value="0.0951374207188161">
            <text:p>0.0951</text:p>
          </table:table-cell>
          <table:table-cell table:style-name="ce81" table:formula="of:=-1*[.Z177]/[.E177]" office:value-type="float" office:value="0.149501661129568">
            <text:p>0.1495</text:p>
          </table:table-cell>
          <table:table-cell table:style-name="ce76" table:formula="of:=[.Z177] * ([.N177] + [.O177] + [.P177]) / (3 - [.Q177] - [.R177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78] + [.G178]) / (2 * ( ((([.H178] + [.I178]) / 2) + [.J178]) / 10 )) * [.L178]" office:value-type="float" office:value="12.7906976744186">
            <text:p>12.7907</text:p>
          </table:table-cell>
          <table:table-cell table:style-name="ce76" table:formula="of:=[.Z178]/[.D178]" office:value-type="float" office:value="0.0913621262458472">
            <text:p>0.0914</text:p>
          </table:table-cell>
          <table:table-cell table:style-name="ce81" table:formula="of:=-1*[.Z178]/[.E178]" office:value-type="float" office:value="0.159883720930233">
            <text:p>0.1599</text:p>
          </table:table-cell>
          <table:table-cell table:style-name="ce76" table:formula="of:=[.Z178] * ([.N178] + [.O178] + [.P178]) / (3 - [.Q178] - [.R178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9] + [.G179]) / (2 * ( ((([.H179] + [.I179]) / 2) + [.J179]) / 10 )) * [.L179]" office:value-type="float" office:value="166.582914572864">
            <text:p>166.5829</text:p>
          </table:table-cell>
          <table:table-cell table:style-name="ce76" table:formula="of:=[.Z179]/[.D179]" office:value-type="float" office:value="0.444221105527638">
            <text:p>0.4442</text:p>
          </table:table-cell>
          <table:table-cell table:style-name="ce81" table:formula="of:=-1*[.Z179]/[.E179]" office:value-type="float" office:value="0.605756052992234">
            <text:p>0.6058</text:p>
          </table:table-cell>
          <table:table-cell table:style-name="ce76" table:formula="of:=[.Z179] * ([.N179] + [.O179] + [.P179]) / (3 - [.Q179] - [.R179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0] + [.G180]) / (2 * ( ((([.H180] + [.I180]) / 2) + [.J180]) / 10 )) * [.L180]" office:value-type="float" office:value="187.939698492462">
            <text:p>187.9397</text:p>
          </table:table-cell>
          <table:table-cell table:style-name="ce76" table:formula="of:=[.Z180]/[.D180]" office:value-type="float" office:value="0.442211055276382">
            <text:p>0.4422</text:p>
          </table:table-cell>
          <table:table-cell table:style-name="ce81" table:formula="of:=-1*[.Z180]/[.E180]" office:value-type="float" office:value="0.606257091911169">
            <text:p>0.6063</text:p>
          </table:table-cell>
          <table:table-cell table:style-name="ce76" table:formula="of:=[.Z180] * ([.N180] + [.O180] + [.P180]) / (3 - [.Q180] - [.R180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1] + [.G181]) / (2 * ( ((([.H181] + [.I181]) / 2) + [.J181]) / 10 )) * [.L181]" office:value-type="float" office:value="267.934782608696">
            <text:p>267.9348</text:p>
          </table:table-cell>
          <table:table-cell table:style-name="ce76" table:formula="of:=[.Z181]/[.D181]" office:value-type="float" office:value="0.535869565217391">
            <text:p>0.5359</text:p>
          </table:table-cell>
          <table:table-cell table:style-name="ce81" table:formula="of:=-1*[.Z181]/[.E181]" office:value-type="float" office:value="0.535869565217391">
            <text:p>0.5359</text:p>
          </table:table-cell>
          <table:table-cell table:style-name="ce76" table:formula="of:=[.Z181] * ([.N181] + [.O181] + [.P181]) / (3 - [.Q181] - [.R181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3] + [.G183]) / (2 * ( ((([.H183] + [.I183]) / 2) + [.J183]) / 10 )) * [.L183]" office:value-type="float" office:value="9.5">
            <text:p>9.5000</text:p>
          </table:table-cell>
          <table:table-cell table:style-name="ce76" table:formula="of:=[.Z183]/[.D183]" office:value-type="float" office:value="0.316666666666667">
            <text:p>0.3167</text:p>
          </table:table-cell>
          <table:table-cell table:style-name="ce81" table:formula="of:=-1*[.Z183]/[.E183]" office:value-type="float" office:value="0.475">
            <text:p>0.4750</text:p>
          </table:table-cell>
          <table:table-cell table:style-name="ce76" table:formula="of:=[.Z183] * ([.N183] + [.O183] + [.P183]) / (3 - [.Q183] - [.R183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4] + [.G184]) / (2 * ( ((([.H184] + [.I184]) / 2) + [.J184]) / 10 )) * [.L184]" office:value-type="float" office:value="16.15">
            <text:p>16.1500</text:p>
          </table:table-cell>
          <table:table-cell table:style-name="ce76" table:formula="of:=[.Z184]/[.D184]" office:value-type="float" office:value="0.269166666666667">
            <text:p>0.2692</text:p>
          </table:table-cell>
          <table:table-cell table:style-name="ce81" table:formula="of:=-1*[.Z184]/[.E184]" office:value-type="float" office:value="0.475">
            <text:p>0.4750</text:p>
          </table:table-cell>
          <table:table-cell table:style-name="ce76" table:formula="of:=[.Z184] * ([.N184] + [.O184] + [.P184]) / (3 - [.Q184] - [.R184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5] + [.G185]) / (2 * ( ((([.H185] + [.I185]) / 2) + [.J185]) / 10 )) * [.L185]" office:value-type="float" office:value="36.5350877192982">
            <text:p>36.5351</text:p>
          </table:table-cell>
          <table:table-cell table:style-name="ce76" table:formula="of:=[.Z185]/[.D185]" office:value-type="float" office:value="0.304459064327485">
            <text:p>0.3045</text:p>
          </table:table-cell>
          <table:table-cell table:style-name="ce81" table:formula="of:=-1*[.Z185]/[.E185]" office:value-type="float" office:value="0.570860745614035">
            <text:p>0.5709</text:p>
          </table:table-cell>
          <table:table-cell table:style-name="ce76" table:formula="of:=[.Z185] * ([.N185] + [.O185] + [.P185]) / (3 - [.Q185] - [.R185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6] + [.G186]) / (2 * ( ((([.H186] + [.I186]) / 2) + [.J186]) / 10 )) * [.L186]" office:value-type="float" office:value="9.5">
            <text:p>9.5000</text:p>
          </table:table-cell>
          <table:table-cell table:style-name="ce76" table:formula="of:=[.Z186]/[.D186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186] * ([.N186] + [.O186] + [.P186]) / (3 - [.Q186] - [.R186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7] + [.G187]) / (2 * ( ((([.H187] + [.I187]) / 2) + [.J187]) / 10 )) * [.L187]" office:value-type="float" office:value="16.15">
            <text:p>16.1500</text:p>
          </table:table-cell>
          <table:table-cell table:style-name="ce76" table:formula="of:=[.Z187]/[.D187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187] * ([.N187] + [.O187] + [.P187]) / (3 - [.Q187] - [.R187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8] + [.G188]) / (2 * ( ((([.H188] + [.I188]) / 2) + [.J188]) / 10 )) * [.L188]" office:value-type="float" office:value="36.5350877192982">
            <text:p>36.5351</text:p>
          </table:table-cell>
          <table:table-cell table:style-name="ce76" table:formula="of:=[.Z188]/[.D188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188] * ([.N188] + [.O188] + [.P188]) / (3 - [.Q188] - [.R188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9] + [.G189]) / (2 * ( ((([.H189] + [.I189]) / 2) + [.J189]) / 10 )) * [.L189]" office:value-type="float" office:value="70.8333333333333">
            <text:p>70.8333</text:p>
          </table:table-cell>
          <table:table-cell table:style-name="ce76" table:formula="of:=[.Z189]/[.D189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189] * ([.N189] + [.O189] + [.P189]) / (3 - [.Q189] - [.R189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0] + [.G190]) / (2 * ( ((([.H190] + [.I190]) / 2) + [.J190]) / 10 )) * [.L190]" office:value-type="float" office:value="12.5">
            <text:p>12.5000</text:p>
          </table:table-cell>
          <table:table-cell table:style-name="ce76" table:formula="of:=[.Z190]/[.D190]" office:value-type="float" office:value="0.347222222222222">
            <text:p>0.3472</text:p>
          </table:table-cell>
          <table:table-cell table:style-name="ce81" table:formula="of:=-1*[.Z190]/[.E190]" office:value-type="float" office:value="0.520833333333333">
            <text:p>0.5208</text:p>
          </table:table-cell>
          <table:table-cell table:style-name="ce76" table:formula="of:=[.Z190] * ([.N190] + [.O190] + [.P190]) / (3 - [.Q190] - [.R190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1] + [.G191]) / (2 * ( ((([.H191] + [.I191]) / 2) + [.J191]) / 10 )) * [.L191]" office:value-type="float" office:value="26.775">
            <text:p>26.7750</text:p>
          </table:table-cell>
          <table:table-cell table:style-name="ce76" table:formula="of:=[.Z191]/[.D191]" office:value-type="float" office:value="0.371875">
            <text:p>0.3719</text:p>
          </table:table-cell>
          <table:table-cell table:style-name="ce81" table:formula="of:=-1*[.Z191]/[.E191]" office:value-type="float" office:value="0.582065217391304">
            <text:p>0.5821</text:p>
          </table:table-cell>
          <table:table-cell table:style-name="ce76" table:formula="of:=[.Z191] * ([.N191] + [.O191] + [.P191]) / (3 - [.Q191] - [.R191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2] + [.G192]) / (2 * ( ((([.H192] + [.I192]) / 2) + [.J192]) / 10 )) * [.L192]" office:value-type="float" office:value="50.7017543859649">
            <text:p>50.7018</text:p>
          </table:table-cell>
          <table:table-cell table:style-name="ce76" table:formula="of:=[.Z192]/[.D192]" office:value-type="float" office:value="0.352095516569201">
            <text:p>0.3521</text:p>
          </table:table-cell>
          <table:table-cell table:style-name="ce81" table:formula="of:=-1*[.Z192]/[.E192]" office:value-type="float" office:value="0.563352826510721">
            <text:p>0.5634</text:p>
          </table:table-cell>
          <table:table-cell table:style-name="ce76" table:formula="of:=[.Z192] * ([.N192] + [.O192] + [.P192]) / (3 - [.Q192] - [.R192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3] + [.G193]) / (2 * ( ((([.H193] + [.I193]) / 2) + [.J193]) / 10 )) * [.L193]" office:value-type="float" office:value="12.5">
            <text:p>12.5000</text:p>
          </table:table-cell>
          <table:table-cell table:style-name="ce76" table:formula="of:=[.Z193]/[.D193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193] * ([.N193] + [.O193] + [.P193]) / (3 - [.Q193] - [.R193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4] + [.G194]) / (2 * ( ((([.H194] + [.I194]) / 2) + [.J194]) / 10 )) * [.L194]" office:value-type="float" office:value="26.775">
            <text:p>26.7750</text:p>
          </table:table-cell>
          <table:table-cell table:style-name="ce76" table:formula="of:=[.Z194]/[.D194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194] * ([.N194] + [.O194] + [.P194]) / (3 - [.Q194] - [.R194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5] + [.G195]) / (2 * ( ((([.H195] + [.I195]) / 2) + [.J195]) / 10 )) * [.L195]" office:value-type="float" office:value="50.7017543859649">
            <text:p>50.7018</text:p>
          </table:table-cell>
          <table:table-cell table:style-name="ce76" table:formula="of:=[.Z195]/[.D195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195] * ([.N195] + [.O195] + [.P195]) / (3 - [.Q195] - [.R195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6] + [.G196]) / (2 * ( ((([.H196] + [.I196]) / 2) + [.J196]) / 10 )) * [.L196]" office:value-type="float" office:value="96.1842105263158">
            <text:p>96.1842</text:p>
          </table:table-cell>
          <table:table-cell table:style-name="ce76" table:formula="of:=[.Z196]/[.D196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196] * ([.N196] + [.O196] + [.P196]) / (3 - [.Q196] - [.R196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7] + [.G197]) / (2 * ( ((([.H197] + [.I197]) / 2) + [.J197]) / 10 )) * [.L197]" office:value-type="float" office:value="9.09090909090909">
            <text:p>9.0909</text:p>
          </table:table-cell>
          <table:table-cell table:style-name="ce76" table:formula="of:=[.Z197]/[.D197]" office:value-type="float" office:value="0.303030303030303">
            <text:p>0.3030</text:p>
          </table:table-cell>
          <table:table-cell table:style-name="ce81" table:formula="of:=-1*[.Z197]/[.E197]" office:value-type="float" office:value="0.454545454545455">
            <text:p>0.4545</text:p>
          </table:table-cell>
          <table:table-cell table:style-name="ce76" table:formula="of:=[.Z197] * ([.N197] + [.O197] + [.P197]) / (3 - [.Q197] - [.R197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8] + [.G198]) / (2 * ( ((([.H198] + [.I198]) / 2) + [.J198]) / 10 )) * [.L198]" office:value-type="float" office:value="15.0793650793651">
            <text:p>15.0794</text:p>
          </table:table-cell>
          <table:table-cell table:style-name="ce76" table:formula="of:=[.Z198]/[.D198]" office:value-type="float" office:value="0.251322751322751">
            <text:p>0.2513</text:p>
          </table:table-cell>
          <table:table-cell table:style-name="ce81" table:formula="of:=-1*[.Z198]/[.E198]" office:value-type="float" office:value="0.443510737628385">
            <text:p>0.4435</text:p>
          </table:table-cell>
          <table:table-cell table:style-name="ce76" table:formula="of:=[.Z198] * ([.N198] + [.O198] + [.P198]) / (3 - [.Q198] - [.R198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9] + [.G199]) / (2 * ( ((([.H199] + [.I199]) / 2) + [.J199]) / 10 )) * [.L199]" office:value-type="float" office:value="30.5555555555556">
            <text:p>30.5556</text:p>
          </table:table-cell>
          <table:table-cell table:style-name="ce76" table:formula="of:=[.Z199]/[.D199]" office:value-type="float" office:value="0.25462962962963">
            <text:p>0.2546</text:p>
          </table:table-cell>
          <table:table-cell table:style-name="ce81" table:formula="of:=-1*[.Z199]/[.E199]" office:value-type="float" office:value="0.477430555555556">
            <text:p>0.4774</text:p>
          </table:table-cell>
          <table:table-cell table:style-name="ce76" table:formula="of:=[.Z199] * ([.N199] + [.O199] + [.P199]) / (3 - [.Q199] - [.R199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0] + [.G200]) / (2 * ( ((([.H200] + [.I200]) / 2) + [.J200]) / 10 )) * [.L200]" office:value-type="float" office:value="9.09090909090909">
            <text:p>9.0909</text:p>
          </table:table-cell>
          <table:table-cell table:style-name="ce76" table:formula="of:=[.Z200]/[.D200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200] * ([.N200] + [.O200] + [.P200]) / (3 - [.Q200] - [.R200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1] + [.G201]) / (2 * ( ((([.H201] + [.I201]) / 2) + [.J201]) / 10 )) * [.L201]" office:value-type="float" office:value="15.0793650793651">
            <text:p>15.0794</text:p>
          </table:table-cell>
          <table:table-cell table:style-name="ce76" table:formula="of:=[.Z201]/[.D201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201] * ([.N201] + [.O201] + [.P201]) / (3 - [.Q201] - [.R201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2] + [.G202]) / (2 * ( ((([.H202] + [.I202]) / 2) + [.J202]) / 10 )) * [.L202]" office:value-type="float" office:value="30.5555555555556">
            <text:p>30.5556</text:p>
          </table:table-cell>
          <table:table-cell table:style-name="ce76" table:formula="of:=[.Z202]/[.D202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202] * ([.N202] + [.O202] + [.P202]) / (3 - [.Q202] - [.R202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3] + [.G203]) / (2 * ( ((([.H203] + [.I203]) / 2) + [.J203]) / 10 )) * [.L203]" office:value-type="float" office:value="61.1111111111111">
            <text:p>61.1111</text:p>
          </table:table-cell>
          <table:table-cell table:style-name="ce76" table:formula="of:=[.Z203]/[.D203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203] * ([.N203] + [.O203] + [.P203]) / (3 - [.Q203] - [.R203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4] + [.G204]) / (2 * ( ((([.H204] + [.I204]) / 2) + [.J204]) / 10 )) * [.L204]" office:value-type="float" office:value="12.7272727272727">
            <text:p>12.7273</text:p>
          </table:table-cell>
          <table:table-cell table:style-name="ce76" table:formula="of:=[.Z204]/[.D204]" office:value-type="float" office:value="0.353535353535353">
            <text:p>0.3535</text:p>
          </table:table-cell>
          <table:table-cell table:style-name="ce81" table:formula="of:=-1*[.Z204]/[.E204]" office:value-type="float" office:value="0.53030303030303">
            <text:p>0.5303</text:p>
          </table:table-cell>
          <table:table-cell table:style-name="ce76" table:formula="of:=[.Z204] * ([.N204] + [.O204] + [.P204]) / (3 - [.Q204] - [.R204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5] + [.G205]) / (2 * ( ((([.H205] + [.I205]) / 2) + [.J205]) / 10 )) * [.L205]" office:value-type="float" office:value="21.4285714285714">
            <text:p>21.4286</text:p>
          </table:table-cell>
          <table:table-cell table:style-name="ce76" table:formula="of:=[.Z205]/[.D205]" office:value-type="float" office:value="0.297619047619048">
            <text:p>0.2976</text:p>
          </table:table-cell>
          <table:table-cell table:style-name="ce81" table:formula="of:=-1*[.Z205]/[.E205]" office:value-type="float" office:value="0.46583850931677">
            <text:p>0.4658</text:p>
          </table:table-cell>
          <table:table-cell table:style-name="ce76" table:formula="of:=[.Z205] * ([.N205] + [.O205] + [.P205]) / (3 - [.Q205] - [.R205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6] + [.G206]) / (2 * ( ((([.H206] + [.I206]) / 2) + [.J206]) / 10 )) * [.L206]" office:value-type="float" office:value="41.6666666666667">
            <text:p>41.6667</text:p>
          </table:table-cell>
          <table:table-cell table:style-name="ce76" table:formula="of:=[.Z206]/[.D206]" office:value-type="float" office:value="0.289351851851852">
            <text:p>0.2894</text:p>
          </table:table-cell>
          <table:table-cell table:style-name="ce81" table:formula="of:=-1*[.Z206]/[.E206]" office:value-type="float" office:value="0.462962962962963">
            <text:p>0.4630</text:p>
          </table:table-cell>
          <table:table-cell table:style-name="ce76" table:formula="of:=[.Z206] * ([.N206] + [.O206] + [.P206]) / (3 - [.Q206] - [.R206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7] + [.G207]) / (2 * ( ((([.H207] + [.I207]) / 2) + [.J207]) / 10 )) * [.L207]" office:value-type="float" office:value="12.7272727272727">
            <text:p>12.7273</text:p>
          </table:table-cell>
          <table:table-cell table:style-name="ce76" table:formula="of:=[.Z207]/[.D207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207] * ([.N207] + [.O207] + [.P207]) / (3 - [.Q207] - [.R207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8] + [.G208]) / (2 * ( ((([.H208] + [.I208]) / 2) + [.J208]) / 10 )) * [.L208]" office:value-type="float" office:value="21.4285714285714">
            <text:p>21.4286</text:p>
          </table:table-cell>
          <table:table-cell table:style-name="ce76" table:formula="of:=[.Z208]/[.D208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208] * ([.N208] + [.O208] + [.P208]) / (3 - [.Q208] - [.R208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9] + [.G209]) / (2 * ( ((([.H209] + [.I209]) / 2) + [.J209]) / 10 )) * [.L209]" office:value-type="float" office:value="41.6666666666667">
            <text:p>41.6667</text:p>
          </table:table-cell>
          <table:table-cell table:style-name="ce76" table:formula="of:=[.Z209]/[.D209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209] * ([.N209] + [.O209] + [.P209]) / (3 - [.Q209] - [.R209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80.5555555555556">
            <text:p>80.5556</text:p>
          </table:table-cell>
          <table:table-cell table:style-name="ce76" table:formula="of:=[.Z210]/[.D210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210] * ([.N210] + [.O210] + [.P210]) / (3 - [.Q210] - [.R210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1] + [.G211]) / (2 * ( ((([.H211] + [.I211]) / 2) + [.J211]) / 10 )) * [.L211]" office:value-type="float" office:value="6.97674418604651">
            <text:p>6.9767</text:p>
          </table:table-cell>
          <table:table-cell table:style-name="ce76" table:formula="of:=[.Z211]/[.D211]" office:value-type="float" office:value="0.0697674418604651">
            <text:p>0.0698</text:p>
          </table:table-cell>
          <table:table-cell table:style-name="ce81" table:formula="of:=-1*[.Z211]/[.E211]" office:value-type="float" office:value="0.0996677740863787">
            <text:p>0.0997</text:p>
          </table:table-cell>
          <table:table-cell table:style-name="ce76" table:formula="of:=[.Z211] * ([.N211] + [.O211] + [.P211]) / (3 - [.Q211] - [.R211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2] + [.G212]) / (2 * ( ((([.H212] + [.I212]) / 2) + [.J212]) / 10 )) * [.L212]" office:value-type="float" office:value="3.48837209302326">
            <text:p>3.4884</text:p>
          </table:table-cell>
          <table:table-cell table:style-name="ce76" table:formula="of:=[.Z212]/[.D212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12] * ([.N212] + [.O212] + [.P212]) / (3 - [.Q212] - [.R212])" office:value-type="float" office:value="5.23255813953488">
            <text:p>5.2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3] + [.G213]) / (2 * ( ((([.H213] + [.I213]) / 2) + [.J213]) / 10 )) * [.L213]" office:value-type="float" office:value="6.97674418604651">
            <text:p>6.9767</text:p>
          </table:table-cell>
          <table:table-cell table:style-name="ce76" table:formula="of:=[.Z213]/[.D213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13] * ([.N213] + [.O213] + [.P213]) / (3 - [.Q213] - [.R213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4] + [.G214]) / (2 * ( ((([.H214] + [.I214]) / 2) + [.J214]) / 10 )) * [.L214]" office:value-type="float" office:value="13.953488372093">
            <text:p>13.9535</text:p>
          </table:table-cell>
          <table:table-cell table:style-name="ce76" table:formula="of:=[.Z214]/[.D214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14] * ([.N214] + [.O214] + [.P214]) / (3 - [.Q214] - [.R214])" office:value-type="float" office:value="20.9302325581395">
            <text:p>20.93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5] + [.G215]) / (2 * ( ((([.H215] + [.I215]) / 2) + [.J215]) / 10 )) * [.L215]" office:value-type="float" office:value="27.906976744186">
            <text:p>27.9070</text:p>
          </table:table-cell>
          <table:table-cell table:style-name="ce76" table:formula="of:=[.Z215]/[.D215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15] * ([.N215] + [.O215] + [.P215]) / (3 - [.Q215] - [.R215])" office:value-type="float" office:value="41.8604651162791">
            <text:p>41.86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6] + [.G216]) / (2 * ( ((([.H216] + [.I216]) / 2) + [.J216]) / 10 )) * [.L216]" office:value-type="float" office:value="8.83720930232558">
            <text:p>8.8372</text:p>
          </table:table-cell>
          <table:table-cell table:style-name="ce76" table:formula="of:=[.Z216]/[.D216]" office:value-type="float" office:value="0.0631229235880399">
            <text:p>0.0631</text:p>
          </table:table-cell>
          <table:table-cell table:style-name="ce81" table:formula="of:=-1*[.Z216]/[.E216]" office:value-type="float" office:value="0.11046511627907">
            <text:p>0.1105</text:p>
          </table:table-cell>
          <table:table-cell table:style-name="ce76" table:formula="of:=[.Z216] * ([.N216] + [.O216] + [.P216]) / (3 - [.Q216] - [.R216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">
            <text:p>33</text:p>
          </table:table-cell>
          <table:table-cell table:style-name="ce48" office:value-type="float" office:value="63">
            <text:p>63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7] + [.G217]) / (2 * ( ((([.H217] + [.I217]) / 2) + [.J217]) / 10 )) * [.L217]" office:value-type="float" office:value="4.46511627906977">
            <text:p>4.4651</text:p>
          </table:table-cell>
          <table:table-cell table:style-name="ce76" table:formula="of:=[.Z217]/[.D217]" office:value-type="float" office:value="0.0637873754152824">
            <text:p>0.0638</text:p>
          </table:table-cell>
          <table:table-cell table:style-name="ce81" office:value-type="string">
            <text:p>n/a</text:p>
          </table:table-cell>
          <table:table-cell table:style-name="ce76" table:formula="of:=[.Z217] * ([.N217] + [.O217] + [.P217]) / (3 - [.Q217] - [.R217])" office:value-type="float" office:value="6.69767441860465">
            <text:p>6.6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8] + [.G218]) / (2 * ( ((([.H218] + [.I218]) / 2) + [.J218]) / 10 )) * [.L218]" office:value-type="float" office:value="8.83720930232558">
            <text:p>8.8372</text:p>
          </table:table-cell>
          <table:table-cell table:style-name="ce76" table:formula="of:=[.Z218]/[.D218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18] * ([.N218] + [.O218] + [.P218]) / (3 - [.Q218] - [.R218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9] + [.G219]) / (2 * ( ((([.H219] + [.I219]) / 2) + [.J219]) / 10 )) * [.L219]" office:value-type="float" office:value="17.6744186046512">
            <text:p>17.6744</text:p>
          </table:table-cell>
          <table:table-cell table:style-name="ce76" table:formula="of:=[.Z219]/[.D219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19] * ([.N219] + [.O219] + [.P219]) / (3 - [.Q219] - [.R219])" office:value-type="float" office:value="26.5116279069767">
            <text:p>26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0] + [.G220]) / (2 * ( ((([.H220] + [.I220]) / 2) + [.J220]) / 10 )) * [.L220]" office:value-type="float" office:value="35.3488372093023">
            <text:p>35.3488</text:p>
          </table:table-cell>
          <table:table-cell table:style-name="ce76" table:formula="of:=[.Z220]/[.D220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20] * ([.N220] + [.O220] + [.P220]) / (3 - [.Q220] - [.R220])" office:value-type="float" office:value="53.0232558139535">
            <text:p>53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1] + [.G221]) / (2 * ( ((([.H221] + [.I221]) / 2) + [.J221]) / 10 )) * [.L221]" office:value-type="float" office:value="149.497487437186">
            <text:p>149.4975</text:p>
          </table:table-cell>
          <table:table-cell table:style-name="ce76" table:formula="of:=[.Z221]/[.D221]" office:value-type="float" office:value="0.398659966499162">
            <text:p>0.3987</text:p>
          </table:table-cell>
          <table:table-cell table:style-name="ce81" table:formula="of:=-1*[.Z221]/[.E221]" office:value-type="float" office:value="0.543627227044312">
            <text:p>0.5436</text:p>
          </table:table-cell>
          <table:table-cell table:style-name="ce76" table:formula="of:=[.Z221] * ([.N221] + [.O221] + [.P221]) / (3 - [.Q221] - [.R221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2] + [.G222]) / (2 * ( ((([.H222] + [.I222]) / 2) + [.J222]) / 10 )) * [.L222]" office:value-type="float" office:value="170.854271356784">
            <text:p>170.8543</text:p>
          </table:table-cell>
          <table:table-cell table:style-name="ce76" table:formula="of:=[.Z222]/[.D222]" office:value-type="float" office:value="0.402010050251256">
            <text:p>0.4020</text:p>
          </table:table-cell>
          <table:table-cell table:style-name="ce81" table:formula="of:=-1*[.Z222]/[.E222]" office:value-type="float" office:value="0.551142810828335">
            <text:p>0.5511</text:p>
          </table:table-cell>
          <table:table-cell table:style-name="ce76" table:formula="of:=[.Z222] * ([.N222] + [.O222] + [.P222]) / (3 - [.Q222] - [.R222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3] + [.G223]) / (2 * ( ((([.H223] + [.I223]) / 2) + [.J223]) / 10 )) * [.L223]" office:value-type="float" office:value="253.191489361702">
            <text:p>253.1915</text:p>
          </table:table-cell>
          <table:table-cell table:style-name="ce76" table:formula="of:=[.Z223]/[.D223]" office:value-type="float" office:value="0.506382978723404">
            <text:p>0.5064</text:p>
          </table:table-cell>
          <table:table-cell table:style-name="ce81" table:formula="of:=-1*[.Z223]/[.E223]" office:value-type="float" office:value="0.506382978723404">
            <text:p>0.5064</text:p>
          </table:table-cell>
          <table:table-cell table:style-name="ce76" table:formula="of:=[.Z223] * ([.N223] + [.O223] + [.P223]) / (3 - [.Q223] - [.R223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25] + [.G225]) / (2 * ( ((([.H225] + [.I225]) / 2) + [.J225]) / 10 )) * [.L225]" office:value-type="float" office:value="12.1764705882353">
            <text:p>12.1765</text:p>
          </table:table-cell>
          <table:table-cell table:style-name="ce76" table:formula="of:=[.Z225]/[.D225]" office:value-type="float" office:value="0.405882352941176">
            <text:p>0.4059</text:p>
          </table:table-cell>
          <table:table-cell table:style-name="ce81" table:formula="of:=-1*[.Z225]/[.E225]" office:value-type="float" office:value="0.608823529411765">
            <text:p>0.6088</text:p>
          </table:table-cell>
          <table:table-cell table:style-name="ce76" table:formula="of:=[.Z225] * ([.N225] + [.O225] + [.P225]) / (3 - [.Q225] - [.R225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26] + [.G226]) / (2 * ( ((([.H226] + [.I226]) / 2) + [.J226]) / 10 )) * [.L226]" office:value-type="float" office:value="20.7">
            <text:p>20.7000</text:p>
          </table:table-cell>
          <table:table-cell table:style-name="ce76" table:formula="of:=[.Z226]/[.D226]" office:value-type="float" office:value="0.345">
            <text:p>0.3450</text:p>
          </table:table-cell>
          <table:table-cell table:style-name="ce81" table:formula="of:=-1*[.Z226]/[.E226]" office:value-type="float" office:value="0.608823529411765">
            <text:p>0.6088</text:p>
          </table:table-cell>
          <table:table-cell table:style-name="ce76" table:formula="of:=[.Z226] * ([.N226] + [.O226] + [.P226]) / (3 - [.Q226] - [.R226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27] + [.G227]) / (2 * ( ((([.H227] + [.I227]) / 2) + [.J227]) / 10 )) * [.L227]" office:value-type="float" office:value="46.9736842105263">
            <text:p>46.9737</text:p>
          </table:table-cell>
          <table:table-cell table:style-name="ce76" table:formula="of:=[.Z227]/[.D227]" office:value-type="float" office:value="0.391447368421053">
            <text:p>0.3914</text:p>
          </table:table-cell>
          <table:table-cell table:style-name="ce81" table:formula="of:=-1*[.Z227]/[.E227]" office:value-type="float" office:value="0.733963815789474">
            <text:p>0.7340</text:p>
          </table:table-cell>
          <table:table-cell table:style-name="ce76" table:formula="of:=[.Z227] * ([.N227] + [.O227] + [.P227]) / (3 - [.Q227] - [.R227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28] + [.G228]) / (2 * ( ((([.H228] + [.I228]) / 2) + [.J228]) / 10 )) * [.L228]" office:value-type="float" office:value="16.4117647058824">
            <text:p>16.4118</text:p>
          </table:table-cell>
          <table:table-cell table:style-name="ce76" table:formula="of:=[.Z228]/[.D228]" office:value-type="float" office:value="0.455882352941176">
            <text:p>0.4559</text:p>
          </table:table-cell>
          <table:table-cell table:style-name="ce81" table:formula="of:=-1*[.Z228]/[.E228]" office:value-type="float" office:value="0.683823529411765">
            <text:p>0.6838</text:p>
          </table:table-cell>
          <table:table-cell table:style-name="ce76" table:formula="of:=[.Z228] * ([.N228] + [.O228] + [.P228]) / (3 - [.Q228] - [.R228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29] + [.G229]) / (2 * ( ((([.H229] + [.I229]) / 2) + [.J229]) / 10 )) * [.L229]" office:value-type="float" office:value="34.2">
            <text:p>34.2000</text:p>
          </table:table-cell>
          <table:table-cell table:style-name="ce76" table:formula="of:=[.Z229]/[.D229]" office:value-type="float" office:value="0.475">
            <text:p>0.4750</text:p>
          </table:table-cell>
          <table:table-cell table:style-name="ce81" table:formula="of:=-1*[.Z229]/[.E229]" office:value-type="float" office:value="0.743478260869565">
            <text:p>0.7435</text:p>
          </table:table-cell>
          <table:table-cell table:style-name="ce76" table:formula="of:=[.Z229] * ([.N229] + [.O229] + [.P229]) / (3 - [.Q229] - [.R229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30] + [.G230]) / (2 * ( ((([.H230] + [.I230]) / 2) + [.J230]) / 10 )) * [.L230]" office:value-type="float" office:value="62.3684210526316">
            <text:p>62.3684</text:p>
          </table:table-cell>
          <table:table-cell table:style-name="ce76" table:formula="of:=[.Z230]/[.D230]" office:value-type="float" office:value="0.433114035087719">
            <text:p>0.4331</text:p>
          </table:table-cell>
          <table:table-cell table:style-name="ce81" table:formula="of:=-1*[.Z230]/[.E230]" office:value-type="float" office:value="0.692982456140351">
            <text:p>0.6930</text:p>
          </table:table-cell>
          <table:table-cell table:style-name="ce76" table:formula="of:=[.Z230] * ([.N230] + [.O230] + [.P230]) / (3 - [.Q230] - [.R230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31] + [.G231]) / (2 * ( ((([.H231] + [.I231]) / 2) + [.J231]) / 10 )) * [.L231]" office:value-type="float" office:value="10.4651162790698">
            <text:p>10.4651</text:p>
          </table:table-cell>
          <table:table-cell table:style-name="ce76" table:formula="of:=[.Z231]/[.D231]" office:value-type="float" office:value="0.104651162790698">
            <text:p>0.1047</text:p>
          </table:table-cell>
          <table:table-cell table:style-name="ce81" table:formula="of:=-1*[.Z231]/[.E231]" office:value-type="float" office:value="0.149501661129568">
            <text:p>0.1495</text:p>
          </table:table-cell>
          <table:table-cell table:style-name="ce76" table:formula="of:=[.Z231] * ([.N231] + [.O231] + [.P231]) / (3 - [.Q231] - [.R231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32] + [.G232]) / (2 * ( ((([.H232] + [.I232]) / 2) + [.J232]) / 10 )) * [.L232]" office:value-type="float" office:value="12.7906976744186">
            <text:p>12.7907</text:p>
          </table:table-cell>
          <table:table-cell table:style-name="ce76" table:formula="of:=[.Z232]/[.D232]" office:value-type="float" office:value="0.0913621262458472">
            <text:p>0.0914</text:p>
          </table:table-cell>
          <table:table-cell table:style-name="ce81" table:formula="of:=-1*[.Z232]/[.E232]" office:value-type="float" office:value="0.159883720930233">
            <text:p>0.1599</text:p>
          </table:table-cell>
          <table:table-cell table:style-name="ce76" table:formula="of:=[.Z232] * ([.N232] + [.O232] + [.P232]) / (3 - [.Q232] - [.R232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33] + [.G233]) / (2 * ( ((([.H233] + [.I233]) / 2) + [.J233]) / 10 )) * [.L233]" office:value-type="float" office:value="192.211055276382">
            <text:p>192.2111</text:p>
          </table:table-cell>
          <table:table-cell table:style-name="ce76" table:formula="of:=[.Z233]/[.D233]" office:value-type="float" office:value="0.512562814070352">
            <text:p>0.5126</text:p>
          </table:table-cell>
          <table:table-cell table:style-name="ce81" table:formula="of:=-1*[.Z233]/[.E233]" office:value-type="float" office:value="0.698949291914116">
            <text:p>0.6989</text:p>
          </table:table-cell>
          <table:table-cell table:style-name="ce76" table:formula="of:=[.Z233] * ([.N233] + [.O233] + [.P233]) / (3 - [.Q233] - [.R233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224.246231155779">
            <text:p>224.2462</text:p>
          </table:table-cell>
          <table:table-cell table:style-name="ce76" table:formula="of:=[.Z234]/[.D234]" office:value-type="float" office:value="0.527638190954774">
            <text:p>0.5276</text:p>
          </table:table-cell>
          <table:table-cell table:style-name="ce81" table:formula="of:=-1*[.Z234]/[.E234]" office:value-type="float" office:value="0.72337493921219">
            <text:p>0.7234</text:p>
          </table:table-cell>
          <table:table-cell table:style-name="ce76" table:formula="of:=[.Z234] * ([.N234] + [.O234] + [.P234]) / (3 - [.Q234] - [.R234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277.173913043478">
            <text:p>277.1739</text:p>
          </table:table-cell>
          <table:table-cell table:style-name="ce76" table:formula="of:=[.Z235]/[.D235]" office:value-type="float" office:value="0.554347826086957">
            <text:p>0.5543</text:p>
          </table:table-cell>
          <table:table-cell table:style-name="ce81" table:formula="of:=-1*[.Z235]/[.E235]" office:value-type="float" office:value="0.554347826086957">
            <text:p>0.5543</text:p>
          </table:table-cell>
          <table:table-cell table:style-name="ce76" table:formula="of:=[.Z235] * ([.N235] + [.O235] + [.P235]) / (3 - [.Q235] - [.R235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37] + [.G237]) / (2 * ( ((([.H237] + [.I237]) / 2) + [.J237]) / 10 )) * [.L237]" office:value-type="float" office:value="12.0705882352941">
            <text:p>12.0706</text:p>
          </table:table-cell>
          <table:table-cell table:style-name="ce77" table:formula="of:=[.Z237]/[.D237]" office:value-type="float" office:value="0.335294117647059">
            <text:p>0.3353</text:p>
          </table:table-cell>
          <table:table-cell table:style-name="ce80" table:formula="of:=-1*[.Z237]/[.E237]" office:value-type="float" office:value="0.502941176470588">
            <text:p>0.5029</text:p>
          </table:table-cell>
          <table:table-cell table:style-name="ce77" table:formula="of:=[.Z237] * ([.N237] + [.O237] + [.P237]) / (3 - [.Q237] - [.R237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38] + [.G238]) / (2 * ( ((([.H238] + [.I238]) / 2) + [.J238]) / 10 )) * [.L238]" office:value-type="float" office:value="30.7058823529412">
            <text:p>30.7059</text:p>
          </table:table-cell>
          <table:table-cell table:style-name="ce77" table:formula="of:=[.Z238]/[.D238]" office:value-type="float" office:value="0.426470588235294">
            <text:p>0.4265</text:p>
          </table:table-cell>
          <table:table-cell table:style-name="ce80" table:formula="of:=-1*[.Z238]/[.E238]" office:value-type="float" office:value="0.667519181585678">
            <text:p>0.6675</text:p>
          </table:table-cell>
          <table:table-cell table:style-name="ce77" table:formula="of:=[.Z238] * ([.N238] + [.O238] + [.P238]) / (3 - [.Q238] - [.R238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39] + [.G239]) / (2 * ( ((([.H239] + [.I239]) / 2) + [.J239]) / 10 )) * [.L239]" office:value-type="float" office:value="65.8588235294118">
            <text:p>65.8588</text:p>
          </table:table-cell>
          <table:table-cell table:style-name="ce77" table:formula="of:=[.Z239]/[.D239]" office:value-type="float" office:value="0.457352941176471">
            <text:p>0.4574</text:p>
          </table:table-cell>
          <table:table-cell table:style-name="ce80" table:formula="of:=-1*[.Z239]/[.E239]" office:value-type="float" office:value="0.731764705882353">
            <text:p>0.7318</text:p>
          </table:table-cell>
          <table:table-cell table:style-name="ce77" table:formula="of:=[.Z239] * ([.N239] + [.O239] + [.P239]) / (3 - [.Q239] - [.R239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40] + [.G240]) / (2 * ( ((([.H240] + [.I240]) / 2) + [.J240]) / 10 )) * [.L240]" office:value-type="float" office:value="14.6117647058824">
            <text:p>14.6118</text:p>
          </table:table-cell>
          <table:table-cell table:style-name="ce78" table:formula="of:=[.Z240]/[.D240]" office:value-type="float" office:value="0.365294117647059">
            <text:p>0.3653</text:p>
          </table:table-cell>
          <table:table-cell table:style-name="ce82" table:formula="of:=-1*[.Z240]/[.E240]" office:value-type="float" office:value="0.521848739495798">
            <text:p>0.5218</text:p>
          </table:table-cell>
          <table:table-cell table:style-name="ce76" table:formula="of:=[.Z240] * ([.N240] + [.O240] + [.P240]) / (3 - [.Q240] - [.R240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41] + [.G241]) / (2 * ( ((([.H241] + [.I241]) / 2) + [.J241]) / 10 )) * [.L241]" office:value-type="float" office:value="35.1529411764706">
            <text:p>35.1529</text:p>
          </table:table-cell>
          <table:table-cell table:style-name="ce78" table:formula="of:=[.Z241]/[.D241]" office:value-type="float" office:value="0.439411764705882">
            <text:p>0.4394</text:p>
          </table:table-cell>
          <table:table-cell table:style-name="ce82" table:formula="of:=-1*[.Z241]/[.E241]" office:value-type="float" office:value="0.676018099547511">
            <text:p>0.6760</text:p>
          </table:table-cell>
          <table:table-cell table:style-name="ce76" table:formula="of:=[.Z241] * ([.N241] + [.O241] + [.P241]) / (3 - [.Q241] - [.R241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42] + [.G242]) / (2 * ( ((([.H242] + [.I242]) / 2) + [.J242]) / 10 )) * [.L242]" office:value-type="float" office:value="72.2117647058824">
            <text:p>72.2118</text:p>
          </table:table-cell>
          <table:table-cell table:style-name="ce78" table:formula="of:=[.Z242]/[.D242]" office:value-type="float" office:value="0.451323529411765">
            <text:p>0.4513</text:p>
          </table:table-cell>
          <table:table-cell table:style-name="ce82" table:formula="of:=-1*[.Z242]/[.E242]" office:value-type="float" office:value="0.722117647058824">
            <text:p>0.7221</text:p>
          </table:table-cell>
          <table:table-cell table:style-name="ce76" table:formula="of:=[.Z242] * ([.N242] + [.O242] + [.P242]) / (3 - [.Q242] - [.R242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43] + [.G243]) / (2 * ( ((([.H243] + [.I243]) / 2) + [.J243]) / 10 )) * [.L243]" office:value-type="float" office:value="174.146341463415">
            <text:p>174.1463</text:p>
          </table:table-cell>
          <table:table-cell table:style-name="ce78" table:formula="of:=[.Z243]/[.D243]" office:value-type="float" office:value="0.464390243902439">
            <text:p>0.4644</text:p>
          </table:table-cell>
          <table:table-cell table:style-name="ce82" table:formula="of:=-1*[.Z243]/[.E243]" office:value-type="float" office:value="0.621951219512195">
            <text:p>0.6220</text:p>
          </table:table-cell>
          <table:table-cell table:style-name="ce76" table:formula="of:=[.Z243] * ([.N243] + [.O243] + [.P243]) / (3 - [.Q243] - [.R243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44] + [.G244]) / (2 * ( ((([.H244] + [.I244]) / 2) + [.J244]) / 10 )) * [.L244]" office:value-type="float" office:value="289.772727272727">
            <text:p>289.7727</text:p>
          </table:table-cell>
          <table:table-cell table:style-name="ce78" table:formula="of:=[.Z244]/[.D244]" office:value-type="float" office:value="0.579545454545455">
            <text:p>0.5795</text:p>
          </table:table-cell>
          <table:table-cell table:style-name="ce82" table:formula="of:=-1*[.Z244]/[.E244]" office:value-type="float" office:value="0.579545454545455">
            <text:p>0.5795</text:p>
          </table:table-cell>
          <table:table-cell table:style-name="ce76" table:formula="of:=[.Z244] * ([.N244] + [.O244] + [.P244]) / (3 - [.Q244] - [.R244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45] + [.G245]) / (2 * ( ((([.H245] + [.I245]) / 2) + [.J245]) / 10 )) * [.L245]" office:value-type="float" office:value="16.9411764705882">
            <text:p>16.9412</text:p>
          </table:table-cell>
          <table:table-cell table:style-name="ce78" table:formula="of:=[.Z245]/[.D245]" office:value-type="float" office:value="0.338823529411765">
            <text:p>0.3388</text:p>
          </table:table-cell>
          <table:table-cell table:style-name="ce82" table:formula="of:=-1*[.Z245]/[.E245]" office:value-type="float" office:value="0.498269896193772">
            <text:p>0.4983</text:p>
          </table:table-cell>
          <table:table-cell table:style-name="ce76" table:formula="of:=[.Z245] * ([.N245] + [.O245] + [.P245]) / (3 - [.Q245] - [.R245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46] + [.G246]) / (2 * ( ((([.H246] + [.I246]) / 2) + [.J246]) / 10 )) * [.L246]" office:value-type="float" office:value="38.5411764705882">
            <text:p>38.5412</text:p>
          </table:table-cell>
          <table:table-cell table:style-name="ce78" table:formula="of:=[.Z246]/[.D246]" office:value-type="float" office:value="0.385411764705882">
            <text:p>0.3854</text:p>
          </table:table-cell>
          <table:table-cell table:style-name="ce82" table:formula="of:=-1*[.Z246]/[.E246]" office:value-type="float" office:value="0.642352941176471">
            <text:p>0.6424</text:p>
          </table:table-cell>
          <table:table-cell table:style-name="ce76" table:formula="of:=[.Z246] * ([.N246] + [.O246] + [.P246]) / (3 - [.Q246] - [.R246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47] + [.G247]) / (2 * ( ((([.H247] + [.I247]) / 2) + [.J247]) / 10 )) * [.L247]" office:value-type="float" office:value="74.5411764705882">
            <text:p>74.5412</text:p>
          </table:table-cell>
          <table:table-cell table:style-name="ce78" table:formula="of:=[.Z247]/[.D247]" office:value-type="float" office:value="0.372705882352941">
            <text:p>0.3727</text:p>
          </table:table-cell>
          <table:table-cell table:style-name="ce82" table:formula="of:=-1*[.Z247]/[.E247]" office:value-type="float" office:value="0.67764705882353">
            <text:p>0.6776</text:p>
          </table:table-cell>
          <table:table-cell table:style-name="ce76" table:formula="of:=[.Z247] * ([.N247] + [.O247] + [.P247]) / (3 - [.Q247] - [.R247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48] + [.G248]) / (2 * ( ((([.H248] + [.I248]) / 2) + [.J248]) / 10 )) * [.L248]" office:value-type="float" office:value="188.658536585366">
            <text:p>188.6585</text:p>
          </table:table-cell>
          <table:table-cell table:style-name="ce78" table:formula="of:=[.Z248]/[.D248]" office:value-type="float" office:value="0.44390243902439">
            <text:p>0.4439</text:p>
          </table:table-cell>
          <table:table-cell table:style-name="ce82" table:formula="of:=-1*[.Z248]/[.E248]" office:value-type="float" office:value="0.571692535107169">
            <text:p>0.5717</text:p>
          </table:table-cell>
          <table:table-cell table:style-name="ce76" table:formula="of:=[.Z248] * ([.N248] + [.O248] + [.P248]) / (3 - [.Q248] - [.R248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49] + [.G249]) / (2 * ( ((([.H249] + [.I249]) / 2) + [.J249]) / 10 )) * [.L249]" office:value-type="float" office:value="309.090909090909">
            <text:p>309.0909</text:p>
          </table:table-cell>
          <table:table-cell table:style-name="ce78" table:formula="of:=[.Z249]/[.D249]" office:value-type="float" office:value="0.515151515151515">
            <text:p>0.5152</text:p>
          </table:table-cell>
          <table:table-cell table:style-name="ce82" table:formula="of:=-1*[.Z249]/[.E249]" office:value-type="float" office:value="0.56198347107438">
            <text:p>0.5620</text:p>
          </table:table-cell>
          <table:table-cell table:style-name="ce76" table:formula="of:=[.Z249] * ([.N249] + [.O249] + [.P249]) / (3 - [.Q249] - [.R249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51] + [.G251]) / (2 * ( ((([.H251] + [.I251]) / 2) + [.J251]) / 10 )) * [.L251]" office:value-type="float" office:value="6.05">
            <text:p>6.0500</text:p>
          </table:table-cell>
          <table:table-cell table:style-name="ce77" table:formula="of:=[.Z251]/[.D251]" office:value-type="float" office:value="0.104310344827586">
            <text:p>0.1043</text:p>
          </table:table-cell>
          <table:table-cell table:style-name="ce80" table:formula="of:=-1*[.Z251]/[.E251]" office:value-type="float" office:value="0.232692307692308">
            <text:p>0.2327</text:p>
          </table:table-cell>
          <table:table-cell table:style-name="ce77" table:formula="of:=[.Z251] * ([.N251] + [.O251] + [.P251]) / (3 - [.Q251] - [.R251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2] + [.G252]) / (2 * ( ((([.H252] + [.I252]) / 2) + [.J252]) / 10 )) * [.L252]" office:value-type="float" office:value="7.6">
            <text:p>7.6000</text:p>
          </table:table-cell>
          <table:table-cell table:style-name="ce76" table:formula="of:=[.Z252]/[.D252]" office:value-type="float" office:value="0.105555555555556">
            <text:p>0.1056</text:p>
          </table:table-cell>
          <table:table-cell table:style-name="ce81" table:formula="of:=-1*[.Z252]/[.E252]" office:value-type="float" office:value="0.253333333333333">
            <text:p>0.2533</text:p>
          </table:table-cell>
          <table:table-cell table:style-name="ce76" table:formula="of:=[.Z252] * ([.N252] + [.O252] + [.P252]) / (3 - [.Q252] - [.R252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3] + [.G253]) / (2 * ( ((([.H253] + [.I253]) / 2) + [.J253]) / 10 )) * [.L253]" office:value-type="float" office:value="7.6">
            <text:p>7.6000</text:p>
          </table:table-cell>
          <table:table-cell table:style-name="ce76" table:formula="of:=[.Z253]/[.D253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53] * ([.N253] + [.O253] + [.P253]) / (3 - [.Q253] - [.R253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4] + [.G254]) / (2 * ( ((([.H254] + [.I254]) / 2) + [.J254]) / 10 )) * [.L254]" office:value-type="float" office:value="15.2">
            <text:p>15.2000</text:p>
          </table:table-cell>
          <table:table-cell table:style-name="ce76" table:formula="of:=[.Z254]/[.D254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54] * ([.N254] + [.O254] + [.P254]) / (3 - [.Q254] - [.R254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5] + [.G255]) / (2 * ( ((([.H255] + [.I255]) / 2) + [.J255]) / 10 )) * [.L255]" office:value-type="float" office:value="30.4">
            <text:p>30.4000</text:p>
          </table:table-cell>
          <table:table-cell table:style-name="ce76" table:formula="of:=[.Z255]/[.D255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55] * ([.N255] + [.O255] + [.P255]) / (3 - [.Q255] - [.R255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6] + [.G256]) / (2 * ( ((([.H256] + [.I256]) / 2) + [.J256]) / 10 )) * [.L256]" office:value-type="float" office:value="60.8">
            <text:p>60.8000</text:p>
          </table:table-cell>
          <table:table-cell table:style-name="ce76" table:formula="of:=[.Z256]/[.D256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7] + [.G257]) / (2 * ( ((([.H257] + [.I257]) / 2) + [.J257]) / 10 )) * [.L257]" office:value-type="float" office:value="9.75">
            <text:p>9.7500</text:p>
          </table:table-cell>
          <table:table-cell table:style-name="ce76" table:formula="of:=[.Z257]/[.D257]" office:value-type="float" office:value="0.113372093023256">
            <text:p>0.1134</text:p>
          </table:table-cell>
          <table:table-cell table:style-name="ce81" table:formula="of:=-1*[.Z257]/[.E257]" office:value-type="float" office:value="0.278571428571429">
            <text:p>0.2786</text:p>
          </table:table-cell>
          <table:table-cell table:style-name="ce76" table:formula="of:=[.Z257] * ([.N257] + [.O257] + [.P257]) / (3 - [.Q257] - [.R257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8] + [.G258]) / (2 * ( ((([.H258] + [.I258]) / 2) + [.J258]) / 10 )) * [.L258]" office:value-type="float" office:value="9.75">
            <text:p>9.7500</text:p>
          </table:table-cell>
          <table:table-cell table:style-name="ce76" table:formula="of:=[.Z258]/[.D258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9] + [.G259]) / (2 * ( ((([.H259] + [.I259]) / 2) + [.J259]) / 10 )) * [.L259]" office:value-type="float" office:value="19.5">
            <text:p>19.5000</text:p>
          </table:table-cell>
          <table:table-cell table:style-name="ce76" table:formula="of:=[.Z259]/[.D259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59] * ([.N259] + [.O259] + [.P259]) / (3 - [.Q259] - [.R259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0] + [.G260]) / (2 * ( ((([.H260] + [.I260]) / 2) + [.J260]) / 10 )) * [.L260]" office:value-type="float" office:value="39">
            <text:p>39.0000</text:p>
          </table:table-cell>
          <table:table-cell table:style-name="ce76" table:formula="of:=[.Z260]/[.D260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60] * ([.N260] + [.O260] + [.P260]) / (3 - [.Q260] - [.R260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1] + [.G261]) / (2 * ( ((([.H261] + [.I261]) / 2) + [.J261]) / 10 )) * [.L261]" office:value-type="float" office:value="78">
            <text:p>78.0000</text:p>
          </table:table-cell>
          <table:table-cell table:style-name="ce76" table:formula="of:=[.Z261]/[.D261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61] * ([.N261] + [.O261] + [.P261]) / (3 - [.Q261] - [.R261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62] + [.G262]) / (2 * ( ((([.H262] + [.I262]) / 2) + [.J262]) / 10 )) * [.L262]" office:value-type="float" office:value="14.6">
            <text:p>14.6000</text:p>
          </table:table-cell>
          <table:table-cell table:style-name="ce77" table:formula="of:=[.Z262]/[.D262]" office:value-type="float" office:value="0.224615384615385">
            <text:p>0.2246</text:p>
          </table:table-cell>
          <table:table-cell table:style-name="ce80" table:formula="of:=-1*[.Z262]/[.E262]" office:value-type="float" office:value="0.561538461538462">
            <text:p>0.5615</text:p>
          </table:table-cell>
          <table:table-cell table:style-name="ce77" table:formula="of:=[.Z262] * ([.N262] + [.O262] + [.P262]) / (3 - [.Q262] - [.R262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3] + [.G263]) / (2 * ( ((([.H263] + [.I263]) / 2) + [.J263]) / 10 )) * [.L263]" office:value-type="float" office:value="20.5">
            <text:p>20.5000</text:p>
          </table:table-cell>
          <table:table-cell table:style-name="ce76" table:formula="of:=[.Z263]/[.D263]" office:value-type="float" office:value="0.25625">
            <text:p>0.2563</text:p>
          </table:table-cell>
          <table:table-cell table:style-name="ce81" table:formula="of:=-1*[.Z263]/[.E263]" office:value-type="float" office:value="0.585714285714286">
            <text:p>0.5857</text:p>
          </table:table-cell>
          <table:table-cell table:style-name="ce76" table:formula="of:=[.Z263] * ([.N263] + [.O263] + [.P263]) / (3 - [.Q263] - [.R263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4] + [.G264]) / (2 * ( ((([.H264] + [.I264]) / 2) + [.J264]) / 10 )) * [.L264]" office:value-type="float" office:value="10.5">
            <text:p>10.5000</text:p>
          </table:table-cell>
          <table:table-cell table:style-name="ce76" table:formula="of:=[.Z264]/[.D264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264] * ([.N264] + [.O264] + [.P264]) / (3 - [.Q264] - [.R264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5] + [.G265]) / (2 * ( ((([.H265] + [.I265]) / 2) + [.J265]) / 10 )) * [.L265]" office:value-type="float" office:value="20.5">
            <text:p>20.5000</text:p>
          </table:table-cell>
          <table:table-cell table:style-name="ce76" table:formula="of:=[.Z265]/[.D265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265] * ([.N265] + [.O265] + [.P265]) / (3 - [.Q265] - [.R265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6] + [.G266]) / (2 * ( ((([.H266] + [.I266]) / 2) + [.J266]) / 10 )) * [.L266]" office:value-type="float" office:value="39">
            <text:p>39.0000</text:p>
          </table:table-cell>
          <table:table-cell table:style-name="ce76" table:formula="of:=[.Z266]/[.D266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66] * ([.N266] + [.O266] + [.P266]) / (3 - [.Q266] - [.R266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7] + [.G267]) / (2 * ( ((([.H267] + [.I267]) / 2) + [.J267]) / 10 )) * [.L267]" office:value-type="float" office:value="78">
            <text:p>78.0000</text:p>
          </table:table-cell>
          <table:table-cell table:style-name="ce76" table:formula="of:=[.Z267]/[.D267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67] * ([.N267] + [.O267] + [.P267]) / (3 - [.Q267] - [.R267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8] + [.G268]) / (2 * ( ((([.H268] + [.I268]) / 2) + [.J268]) / 10 )) * [.L268]" office:value-type="float" office:value="27">
            <text:p>27.0000</text:p>
          </table:table-cell>
          <table:table-cell table:style-name="ce76" table:formula="of:=[.Z268]/[.D268]" office:value-type="float" office:value="0.284210526315789">
            <text:p>0.2842</text:p>
          </table:table-cell>
          <table:table-cell table:style-name="ce81" table:formula="of:=-1*[.Z268]/[.E268]" office:value-type="float" office:value="0.551020408163265">
            <text:p>0.5510</text:p>
          </table:table-cell>
          <table:table-cell table:style-name="ce76" table:formula="of:=[.Z268] * ([.N268] + [.O268] + [.P268]) / (3 - [.Q268] - [.R268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69] + [.G269]) / (2 * ( ((([.H269] + [.I269]) / 2) + [.J269]) / 10 )) * [.L269]" office:value-type="float" office:value="13.5">
            <text:p>13.5000</text:p>
          </table:table-cell>
          <table:table-cell table:style-name="ce76" table:formula="of:=[.Z269]/[.D269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269] * ([.N269] + [.O269] + [.P269]) / (3 - [.Q269] - [.R269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70] + [.G270]) / (2 * ( ((([.H270] + [.I270]) / 2) + [.J270]) / 10 )) * [.L270]" office:value-type="float" office:value="27">
            <text:p>27.0000</text:p>
          </table:table-cell>
          <table:table-cell table:style-name="ce76" table:formula="of:=[.Z270]/[.D270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270] * ([.N270] + [.O270] + [.P270]) / (3 - [.Q270] - [.R270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71] + [.G271]) / (2 * ( ((([.H271] + [.I271]) / 2) + [.J271]) / 10 )) * [.L271]" office:value-type="float" office:value="52">
            <text:p>52.0000</text:p>
          </table:table-cell>
          <table:table-cell table:style-name="ce76" table:formula="of:=[.Z271]/[.D271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71] * ([.N271] + [.O271] + [.P271]) / (3 - [.Q271] - [.R271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72] + [.G272]) / (2 * ( ((([.H272] + [.I272]) / 2) + [.J272]) / 10 )) * [.L272]" office:value-type="float" office:value="104">
            <text:p>104.0000</text:p>
          </table:table-cell>
          <table:table-cell table:style-name="ce76" table:formula="of:=[.Z272]/[.D272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72] * ([.N272] + [.O272] + [.P272]) / (3 - [.Q272] - [.R272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273] + [.G273]) / (2 * ( ((([.H273] + [.I273]) / 2) + [.J273]) / 10 )) * [.L273]" office:value-type="float" office:value="10.1927710843374">
            <text:p>10.1928</text:p>
          </table:table-cell>
          <table:table-cell table:style-name="ce77" table:formula="of:=[.Z273]/[.D273]" office:value-type="float" office:value="0.149893692416726">
            <text:p>0.1499</text:p>
          </table:table-cell>
          <table:table-cell table:style-name="ce80" table:formula="of:=-1*[.Z273]/[.E273]" office:value-type="float" office:value="0.392029657089898">
            <text:p>0.3920</text:p>
          </table:table-cell>
          <table:table-cell table:style-name="ce77" table:formula="of:=[.Z273] * ([.N273] + [.O273] + [.P273]) / (3 - [.Q273] - [.R273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4] + [.G274]) / (2 * ( ((([.H274] + [.I274]) / 2) + [.J274]) / 10 )) * [.L274]" office:value-type="float" office:value="12.6506024096386">
            <text:p>12.6506</text:p>
          </table:table-cell>
          <table:table-cell table:style-name="ce76" table:formula="of:=[.Z274]/[.D274]" office:value-type="float" office:value="0.150602409638554">
            <text:p>0.1506</text:p>
          </table:table-cell>
          <table:table-cell table:style-name="ce81" table:formula="of:=-1*[.Z274]/[.E274]" office:value-type="float" office:value="0.383351588170865">
            <text:p>0.3834</text:p>
          </table:table-cell>
          <table:table-cell table:style-name="ce76" table:formula="of:=[.Z274] * ([.N274] + [.O274] + [.P274]) / (3 - [.Q274] - [.R274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5] + [.G275]) / (2 * ( ((([.H275] + [.I275]) / 2) + [.J275]) / 10 )) * [.L275]" office:value-type="float" office:value="6.3855421686747">
            <text:p>6.3855</text:p>
          </table:table-cell>
          <table:table-cell table:style-name="ce76" table:formula="of:=[.Z275]/[.D275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275] * ([.N275] + [.O275] + [.P275]) / (3 - [.Q275] - [.R275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6] + [.G276]) / (2 * ( ((([.H276] + [.I276]) / 2) + [.J276]) / 10 )) * [.L276]" office:value-type="float" office:value="12.6506024096386">
            <text:p>12.6506</text:p>
          </table:table-cell>
          <table:table-cell table:style-name="ce76" table:formula="of:=[.Z276]/[.D276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76] * ([.N276] + [.O276] + [.P276]) / (3 - [.Q276] - [.R276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7] + [.G277]) / (2 * ( ((([.H277] + [.I277]) / 2) + [.J277]) / 10 )) * [.L277]" office:value-type="float" office:value="25.3012048192771">
            <text:p>25.3012</text:p>
          </table:table-cell>
          <table:table-cell table:style-name="ce76" table:formula="of:=[.Z277]/[.D277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77] * ([.N277] + [.O277] + [.P277]) / (3 - [.Q277] - [.R277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8] + [.G278]) / (2 * ( ((([.H278] + [.I278]) / 2) + [.J278]) / 10 )) * [.L278]" office:value-type="float" office:value="50.6024096385542">
            <text:p>50.6024</text:p>
          </table:table-cell>
          <table:table-cell table:style-name="ce76" table:formula="of:=[.Z278]/[.D278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78] * ([.N278] + [.O278] + [.P278]) / (3 - [.Q278] - [.R278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9] + [.G279]) / (2 * ( ((([.H279] + [.I279]) / 2) + [.J279]) / 10 )) * [.L279]" office:value-type="float" office:value="14.4578313253012">
            <text:p>14.4578</text:p>
          </table:table-cell>
          <table:table-cell table:style-name="ce76" table:formula="of:=[.Z279]/[.D279]" office:value-type="float" office:value="0.144578313253012">
            <text:p>0.1446</text:p>
          </table:table-cell>
          <table:table-cell table:style-name="ce81" table:formula="of:=-1*[.Z279]/[.E279]" office:value-type="float" office:value="0.35263003232442">
            <text:p>0.3526</text:p>
          </table:table-cell>
          <table:table-cell table:style-name="ce76" table:formula="of:=[.Z279] * ([.N279] + [.O279] + [.P279]) / (3 - [.Q279] - [.R279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80] + [.G280]) / (2 * ( ((([.H280] + [.I280]) / 2) + [.J280]) / 10 )) * [.L280]" office:value-type="float" office:value="7.2289156626506">
            <text:p>7.2289</text:p>
          </table:table-cell>
          <table:table-cell table:style-name="ce76" table:formula="of:=[.Z280]/[.D280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80] * ([.N280] + [.O280] + [.P280]) / (3 - [.Q280] - [.R280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81] + [.G281]) / (2 * ( ((([.H281] + [.I281]) / 2) + [.J281]) / 10 )) * [.L281]" office:value-type="float" office:value="14.4578313253012">
            <text:p>14.4578</text:p>
          </table:table-cell>
          <table:table-cell table:style-name="ce76" table:formula="of:=[.Z281]/[.D281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81] * ([.N281] + [.O281] + [.P281]) / (3 - [.Q281] - [.R281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82] + [.G282]) / (2 * ( ((([.H282] + [.I282]) / 2) + [.J282]) / 10 )) * [.L282]" office:value-type="float" office:value="28.9156626506024">
            <text:p>28.9157</text:p>
          </table:table-cell>
          <table:table-cell table:style-name="ce76" table:formula="of:=[.Z282]/[.D282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82] * ([.N282] + [.O282] + [.P282]) / (3 - [.Q282] - [.R282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83] + [.G283]) / (2 * ( ((([.H283] + [.I283]) / 2) + [.J283]) / 10 )) * [.L283]" office:value-type="float" office:value="57.8313253012048">
            <text:p>57.8313</text:p>
          </table:table-cell>
          <table:table-cell table:style-name="ce76" table:formula="of:=[.Z283]/[.D283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83] * ([.N283] + [.O283] + [.P283]) / (3 - [.Q283] - [.R283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4] + [.G284]) / (2 * ( ((([.H284] + [.I284]) / 2) + [.J284]) / 10 )) * [.L284]" office:value-type="float" office:value="23.015873015873">
            <text:p>23.0159</text:p>
          </table:table-cell>
          <table:table-cell table:style-name="ce76" table:formula="of:=[.Z284]/[.D284]" office:value-type="float" office:value="0.153439153439153">
            <text:p>0.1534</text:p>
          </table:table-cell>
          <table:table-cell table:style-name="ce81" table:formula="of:=-1*[.Z284]/[.E284]" office:value-type="float" office:value="0.354090354090354">
            <text:p>0.3541</text:p>
          </table:table-cell>
          <table:table-cell table:style-name="ce76" table:formula="of:=[.Z284] * ([.N284] + [.O284] + [.P284]) / (3 - [.Q284] - [.R284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5] + [.G285]) / (2 * ( ((([.H285] + [.I285]) / 2) + [.J285]) / 10 )) * [.L285]" office:value-type="float" office:value="11.5873015873016">
            <text:p>11.5873</text:p>
          </table:table-cell>
          <table:table-cell table:style-name="ce76" table:formula="of:=[.Z285]/[.D285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285] * ([.N285] + [.O285] + [.P285]) / (3 - [.Q285] - [.R285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6] + [.G286]) / (2 * ( ((([.H286] + [.I286]) / 2) + [.J286]) / 10 )) * [.L286]" office:value-type="float" office:value="23.015873015873">
            <text:p>23.0159</text:p>
          </table:table-cell>
          <table:table-cell table:style-name="ce76" table:formula="of:=[.Z286]/[.D286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86] * ([.N286] + [.O286] + [.P286]) / (3 - [.Q286] - [.R286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7] + [.G287]) / (2 * ( ((([.H287] + [.I287]) / 2) + [.J287]) / 10 )) * [.L287]" office:value-type="float" office:value="46.031746031746">
            <text:p>46.0317</text:p>
          </table:table-cell>
          <table:table-cell table:style-name="ce76" table:formula="of:=[.Z287]/[.D287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87] * ([.N287] + [.O287] + [.P287]) / (3 - [.Q287] - [.R287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88] + [.G288]) / (2 * ( ((([.H288] + [.I288]) / 2) + [.J288]) / 10 )) * [.L288]" office:value-type="float" office:value="92.0634920634921">
            <text:p>92.0635</text:p>
          </table:table-cell>
          <table:table-cell table:style-name="ce76" table:formula="of:=[.Z288]/[.D288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88] * ([.N288] + [.O288] + [.P288]) / (3 - [.Q288] - [.R288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89] + [.G289]) / (2 * ( ((([.H289] + [.I289]) / 2) + [.J289]) / 10 )) * [.L289]" office:value-type="float" office:value="29.2307692307692">
            <text:p>29.2308</text:p>
          </table:table-cell>
          <table:table-cell table:style-name="ce76" table:formula="of:=[.Z289]/[.D289]" office:value-type="float" office:value="0.077948717948718">
            <text:p>0.0779</text:p>
          </table:table-cell>
          <table:table-cell table:style-name="ce81" table:formula="of:=-1*[.Z289]/[.E289]" office:value-type="float" office:value="0.0974358974358974">
            <text:p>0.0974</text:p>
          </table:table-cell>
          <table:table-cell table:style-name="ce76" table:formula="of:=[.Z289] * ([.N289] + [.O289] + [.P289]) / (3 - [.Q289] - [.R289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90] + [.G290]) / (2 * ( ((([.H290] + [.I290]) / 2) + [.J290]) / 10 )) * [.L290]" office:value-type="float" office:value="33.8461538461538">
            <text:p>33.8462</text:p>
          </table:table-cell>
          <table:table-cell table:style-name="ce76" table:formula="of:=[.Z290]/[.D290]" office:value-type="float" office:value="0.0815569972196478">
            <text:p>0.0816</text:p>
          </table:table-cell>
          <table:table-cell table:style-name="ce81" table:formula="of:=-1*[.Z290]/[.E290]" office:value-type="float" office:value="0.10414201183432">
            <text:p>0.1041</text:p>
          </table:table-cell>
          <table:table-cell table:style-name="ce76" table:formula="of:=[.Z290] * ([.N290] + [.O290] + [.P290]) / (3 - [.Q290] - [.R290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91] + [.G291]) / (2 * ( ((([.H291] + [.I291]) / 2) + [.J291]) / 10 )) * [.L291]" office:value-type="float" office:value="69.4444444444444">
            <text:p>69.4444</text:p>
          </table:table-cell>
          <table:table-cell table:style-name="ce76" table:formula="of:=[.Z291]/[.D291]" office:value-type="float" office:value="0.138888888888889">
            <text:p>0.1389</text:p>
          </table:table-cell>
          <table:table-cell table:style-name="ce81" table:formula="of:=-1*[.Z291]/[.E291]" office:value-type="float" office:value="0.138888888888889">
            <text:p>0.1389</text:p>
          </table:table-cell>
          <table:table-cell table:style-name="ce76" table:formula="of:=[.Z291] * ([.N291] + [.O291] + [.P291]) / (3 - [.Q291] - [.R291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2] + [.G292]) / (2 * ( ((([.H292] + [.I292]) / 2) + [.J292]) / 10 )) * [.L292]" office:value-type="float" office:value="15.4639175257732">
            <text:p>15.4639</text:p>
          </table:table-cell>
          <table:table-cell table:style-name="ce76" table:formula="of:=[.Z292]/[.D292]" office:value-type="float" office:value="0.343642611683849">
            <text:p>0.3436</text:p>
          </table:table-cell>
          <table:table-cell table:style-name="ce81" table:formula="of:=-1*[.Z292]/[.E292]" office:value-type="float" office:value="0.77319587628866">
            <text:p>0.7732</text:p>
          </table:table-cell>
          <table:table-cell table:style-name="ce76" table:formula="of:=[.Z292] * ([.N292] + [.O292] + [.P292]) / (3 - [.Q292] - [.R292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3] + [.G293]) / (2 * ( ((([.H293] + [.I293]) / 2) + [.J293]) / 10 )) * [.L293]" office:value-type="float" office:value="15.3846153846154">
            <text:p>15.3846</text:p>
          </table:table-cell>
          <table:table-cell table:style-name="ce76" table:formula="of:=[.Z293]/[.D293]" office:value-type="float" office:value="0.153846153846154">
            <text:p>0.1538</text:p>
          </table:table-cell>
          <table:table-cell table:style-name="ce81" table:formula="of:=-1*[.Z293]/[.E293]" office:value-type="float" office:value="0.307692307692308">
            <text:p>0.3077</text:p>
          </table:table-cell>
          <table:table-cell table:style-name="ce76" table:formula="of:=[.Z293] * ([.N293] + [.O293] + [.P293]) / (3 - [.Q293] - [.R293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4] + [.G294]) / (2 * ( ((([.H294] + [.I294]) / 2) + [.J294]) / 10 )) * [.L294]" office:value-type="float" office:value="9.61538461538462">
            <text:p>9.6154</text:p>
          </table:table-cell>
          <table:table-cell table:style-name="ce76" table:formula="of:=[.Z294]/[.D294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294] * ([.N294] + [.O294] + [.P294]) / (3 - [.Q294] - [.R294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5] + [.G295]) / (2 * ( ((([.H295] + [.I295]) / 2) + [.J295]) / 10 )) * [.L295]" office:value-type="float" office:value="15.3846153846154">
            <text:p>15.3846</text:p>
          </table:table-cell>
          <table:table-cell table:style-name="ce76" table:formula="of:=[.Z295]/[.D295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295] * ([.N295] + [.O295] + [.P295]) / (3 - [.Q295] - [.R295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6] + [.G296]) / (2 * ( ((([.H296] + [.I296]) / 2) + [.J296]) / 10 )) * [.L296]" office:value-type="float" office:value="27.4725274725275">
            <text:p>27.4725</text:p>
          </table:table-cell>
          <table:table-cell table:style-name="ce76" table:formula="of:=[.Z296]/[.D296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296] * ([.N296] + [.O296] + [.P296]) / (3 - [.Q296] - [.R296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7] + [.G297]) / (2 * ( ((([.H297] + [.I297]) / 2) + [.J297]) / 10 )) * [.L297]" office:value-type="float" office:value="47.2527472527473">
            <text:p>47.2527</text:p>
          </table:table-cell>
          <table:table-cell table:style-name="ce76" table:formula="of:=[.Z297]/[.D297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297] * ([.N297] + [.O297] + [.P297]) / (3 - [.Q297] - [.R297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98] + [.G298]) / (2 * ( ((([.H298] + [.I298]) / 2) + [.J298]) / 10 )) * [.L298]" office:value-type="float" office:value="49.4505494505495">
            <text:p>49.4505</text:p>
          </table:table-cell>
          <table:table-cell table:style-name="ce76" table:formula="of:=[.Z298]/[.D298]" office:value-type="float" office:value="0.117739403453689">
            <text:p>0.1177</text:p>
          </table:table-cell>
          <table:table-cell table:style-name="ce81" table:formula="of:=-1*[.Z298]/[.E298]" office:value-type="float" office:value="0.14985014985015">
            <text:p>0.1499</text:p>
          </table:table-cell>
          <table:table-cell table:style-name="ce76" table:formula="of:=[.Z298] * ([.N298] + [.O298] + [.P298]) / (3 - [.Q298] - [.R298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300] + [.G300]) / (2 * ( ((([.H300] + [.I300]) / 2) + [.J300]) / 10 )) * [.L300]" office:value-type="float" office:value="58.4">
            <text:p>58.4000</text:p>
          </table:table-cell>
          <table:table-cell table:style-name="ce77" table:formula="of:=[.Z300]/[.D300]" office:value-type="float" office:value="0.584">
            <text:p>0.5840</text:p>
          </table:table-cell>
          <table:table-cell table:style-name="ce80" table:formula="of:=-1*[.Z300]/[.E300]" office:value-type="float" office:value="1.29777777777778">
            <text:p>1.2978</text:p>
          </table:table-cell>
          <table:table-cell table:style-name="ce77" table:formula="of:=[.Z300] * ([.N300] + [.O300] + [.P300]) / (3 - [.Q300] - [.R300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2] + [.G302]) / (2 * ( ((([.H302] + [.I302]) / 2) + [.J302]) / 10 )) * [.L302]" office:value-type="float" office:value="14.948275862069">
            <text:p>14.9483</text:p>
          </table:table-cell>
          <table:table-cell table:style-name="ce76" table:formula="of:=[.Z302]/[.D302]" office:value-type="float" office:value="0.498275862068966">
            <text:p>0.4983</text:p>
          </table:table-cell>
          <table:table-cell table:style-name="ce81" table:formula="of:=-1*[.Z302]/[.E302]" office:value-type="float" office:value="0.747413793103448">
            <text:p>0.7474</text:p>
          </table:table-cell>
          <table:table-cell table:style-name="ce76" table:formula="of:=[.Z302] * ([.N302] + [.O302] + [.P302]) / (3 - [.Q302] - [.R302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3] + [.G303]) / (2 * ( ((([.H303] + [.I303]) / 2) + [.J303]) / 10 )) * [.L303]" office:value-type="float" office:value="24.3194444444444">
            <text:p>24.3194</text:p>
          </table:table-cell>
          <table:table-cell table:style-name="ce76" table:formula="of:=[.Z303]/[.D303]" office:value-type="float" office:value="0.405324074074074">
            <text:p>0.4053</text:p>
          </table:table-cell>
          <table:table-cell table:style-name="ce81" table:formula="of:=-1*[.Z303]/[.E303]" office:value-type="float" office:value="0.715277777777778">
            <text:p>0.7153</text:p>
          </table:table-cell>
          <table:table-cell table:style-name="ce76" table:formula="of:=[.Z303] * ([.N303] + [.O303] + [.P303]) / (3 - [.Q303] - [.R303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4] + [.G304]) / (2 * ( ((([.H304] + [.I304]) / 2) + [.J304]) / 10 )) * [.L304]" office:value-type="float" office:value="49.4">
            <text:p>49.4000</text:p>
          </table:table-cell>
          <table:table-cell table:style-name="ce76" table:formula="of:=[.Z304]/[.D304]" office:value-type="float" office:value="0.411666666666667">
            <text:p>0.4117</text:p>
          </table:table-cell>
          <table:table-cell table:style-name="ce81" table:formula="of:=-1*[.Z304]/[.E304]" office:value-type="float" office:value="0.771875">
            <text:p>0.7719</text:p>
          </table:table-cell>
          <table:table-cell table:style-name="ce76" table:formula="of:=[.Z304] * ([.N304] + [.O304] + [.P304]) / (3 - [.Q304] - [.R304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5] + [.G305]) / (2 * ( ((([.H305] + [.I305]) / 2) + [.J305]) / 10 )) * [.L305]" office:value-type="float" office:value="18.4655172413793">
            <text:p>18.4655</text:p>
          </table:table-cell>
          <table:table-cell table:style-name="ce76" table:formula="of:=[.Z305]/[.D305]" office:value-type="float" office:value="0.512931034482759">
            <text:p>0.5129</text:p>
          </table:table-cell>
          <table:table-cell table:style-name="ce81" table:formula="of:=-1*[.Z305]/[.E305]" office:value-type="float" office:value="0.769396551724138">
            <text:p>0.7694</text:p>
          </table:table-cell>
          <table:table-cell table:style-name="ce76" table:formula="of:=[.Z305] * ([.N305] + [.O305] + [.P305]) / (3 - [.Q305] - [.R305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6] + [.G306]) / (2 * ( ((([.H306] + [.I306]) / 2) + [.J306]) / 10 )) * [.L306]" office:value-type="float" office:value="38.9583333333333">
            <text:p>38.9583</text:p>
          </table:table-cell>
          <table:table-cell table:style-name="ce76" table:formula="of:=[.Z306]/[.D306]" office:value-type="float" office:value="0.541087962962963">
            <text:p>0.5411</text:p>
          </table:table-cell>
          <table:table-cell table:style-name="ce81" table:formula="of:=-1*[.Z306]/[.E306]" office:value-type="float" office:value="0.846920289855072">
            <text:p>0.8469</text:p>
          </table:table-cell>
          <table:table-cell table:style-name="ce76" table:formula="of:=[.Z306] * ([.N306] + [.O306] + [.P306]) / (3 - [.Q306] - [.R306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7] + [.G307]) / (2 * ( ((([.H307] + [.I307]) / 2) + [.J307]) / 10 )) * [.L307]" office:value-type="float" office:value="65">
            <text:p>65.0000</text:p>
          </table:table-cell>
          <table:table-cell table:style-name="ce76" table:formula="of:=[.Z307]/[.D307]" office:value-type="float" office:value="0.451388888888889">
            <text:p>0.4514</text:p>
          </table:table-cell>
          <table:table-cell table:style-name="ce81" table:formula="of:=-1*[.Z307]/[.E307]" office:value-type="float" office:value="0.722222222222222">
            <text:p>0.7222</text:p>
          </table:table-cell>
          <table:table-cell table:style-name="ce76" table:formula="of:=[.Z307] * ([.N307] + [.O307] + [.P307]) / (3 - [.Q307] - [.R307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08] + [.G308]) / (2 * ( ((([.H308] + [.I308]) / 2) + [.J308]) / 10 )) * [.L308]" office:value-type="float" office:value="10.4651162790698">
            <text:p>10.4651</text:p>
          </table:table-cell>
          <table:table-cell table:style-name="ce76" table:formula="of:=[.Z308]/[.D308]" office:value-type="float" office:value="0.104651162790698">
            <text:p>0.1047</text:p>
          </table:table-cell>
          <table:table-cell table:style-name="ce81" table:formula="of:=-1*[.Z308]/[.E308]" office:value-type="float" office:value="0.209302325581395">
            <text:p>0.2093</text:p>
          </table:table-cell>
          <table:table-cell table:style-name="ce76" table:formula="of:=[.Z308] * ([.N308] + [.O308] + [.P308]) / (3 - [.Q308] - [.R308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09] + [.G309]) / (2 * ( ((([.H309] + [.I309]) / 2) + [.J309]) / 10 )) * [.L309]" office:value-type="float" office:value="12.7906976744186">
            <text:p>12.7907</text:p>
          </table:table-cell>
          <table:table-cell table:style-name="ce76" table:formula="of:=[.Z309]/[.D309]" office:value-type="float" office:value="0.106589147286822">
            <text:p>0.1066</text:p>
          </table:table-cell>
          <table:table-cell table:style-name="ce81" table:formula="of:=-1*[.Z309]/[.E309]" office:value-type="float" office:value="0.213178294573643">
            <text:p>0.2132</text:p>
          </table:table-cell>
          <table:table-cell table:style-name="ce76" table:formula="of:=[.Z309] * ([.N309] + [.O309] + [.P309]) / (3 - [.Q309] - [.R309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10] + [.G310]) / (2 * ( ((([.H310] + [.I310]) / 2) + [.J310]) / 10 )) * [.L310]" office:value-type="float" office:value="21.4634146341463">
            <text:p>21.4634</text:p>
          </table:table-cell>
          <table:table-cell table:style-name="ce76" table:formula="of:=[.Z310]/[.D310]" office:value-type="float" office:value="0.0572357723577236">
            <text:p>0.0572</text:p>
          </table:table-cell>
          <table:table-cell table:style-name="ce81" table:formula="of:=-1*[.Z310]/[.E310]" office:value-type="float" office:value="0.0715447154471545">
            <text:p>0.0715</text:p>
          </table:table-cell>
          <table:table-cell table:style-name="ce76" table:formula="of:=[.Z310] * ([.N310] + [.O310] + [.P310]) / (3 - [.Q310] - [.R310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11] + [.G311]) / (2 * ( ((([.H311] + [.I311]) / 2) + [.J311]) / 10 )) * [.L311]" office:value-type="float" office:value="24.390243902439">
            <text:p>24.3902</text:p>
          </table:table-cell>
          <table:table-cell table:style-name="ce76" table:formula="of:=[.Z311]/[.D311]" office:value-type="float" office:value="0.0587716720540699">
            <text:p>0.0588</text:p>
          </table:table-cell>
          <table:table-cell table:style-name="ce81" table:formula="of:=-1*[.Z311]/[.E311]" office:value-type="float" office:value="0.075046904315197">
            <text:p>0.0750</text:p>
          </table:table-cell>
          <table:table-cell table:style-name="ce76" table:formula="of:=[.Z311] * ([.N311] + [.O311] + [.P311]) / (3 - [.Q311] - [.R311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12] + [.G312]) / (2 * ( ((([.H312] + [.I312]) / 2) + [.J312]) / 10 )) * [.L312]" office:value-type="float" office:value="41.6666666666667">
            <text:p>41.6667</text:p>
          </table:table-cell>
          <table:table-cell table:style-name="ce76" table:formula="of:=[.Z312]/[.D312]" office:value-type="float" office:value="0.0833333333333333">
            <text:p>0.0833</text:p>
          </table:table-cell>
          <table:table-cell table:style-name="ce81" table:formula="of:=-1*[.Z312]/[.E312]" office:value-type="float" office:value="0.0833333333333333">
            <text:p>0.0833</text:p>
          </table:table-cell>
          <table:table-cell table:style-name="ce76" table:formula="of:=[.Z312] * ([.N312] + [.O312] + [.P312]) / (3 - [.Q312] - [.R312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4] + [.G314]) / (2 * ( ((([.H314] + [.I314]) / 2) + [.J314]) / 10 )) * [.L314]" office:value-type="float" office:value="8.20689655172414">
            <text:p>8.2069</text:p>
          </table:table-cell>
          <table:table-cell table:style-name="ce76" table:formula="of:=[.Z314]/[.D314]" office:value-type="float" office:value="0.431941923774955">
            <text:p>0.4319</text:p>
          </table:table-cell>
          <table:table-cell table:style-name="ce81" table:formula="of:=-1*[.Z314]/[.E314]" office:value-type="float" office:value="0.746081504702194">
            <text:p>0.7461</text:p>
          </table:table-cell>
          <table:table-cell table:style-name="ce76" table:formula="of:=[.Z314] * ([.N314] + [.O314] + [.P314]) / (3 - [.Q314] - [.R314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5] + [.G315]) / (2 * ( ((([.H315] + [.I315]) / 2) + [.J315]) / 10 )) * [.L315]" office:value-type="float" office:value="15.8194444444444">
            <text:p>15.8194</text:p>
          </table:table-cell>
          <table:table-cell table:style-name="ce76" table:formula="of:=[.Z315]/[.D315]" office:value-type="float" office:value="0.405626780626781">
            <text:p>0.4056</text:p>
          </table:table-cell>
          <table:table-cell table:style-name="ce81" table:formula="of:=-1*[.Z315]/[.E315]" office:value-type="float" office:value="0.790972222222222">
            <text:p>0.7910</text:p>
          </table:table-cell>
          <table:table-cell table:style-name="ce76" table:formula="of:=[.Z315] * ([.N315] + [.O315] + [.P315]) / (3 - [.Q315] - [.R315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6] + [.G316]) / (2 * ( ((([.H316] + [.I316]) / 2) + [.J316]) / 10 )) * [.L316]" office:value-type="float" office:value="29">
            <text:p>29.0000</text:p>
          </table:table-cell>
          <table:table-cell table:style-name="ce76" table:formula="of:=[.Z316]/[.D316]" office:value-type="float" office:value="0.371794871794872">
            <text:p>0.3718</text:p>
          </table:table-cell>
          <table:table-cell table:style-name="ce81" table:formula="of:=-1*[.Z316]/[.E316]" office:value-type="float" office:value="0.725">
            <text:p>0.7250</text:p>
          </table:table-cell>
          <table:table-cell table:style-name="ce76" table:formula="of:=[.Z316] * ([.N316] + [.O316] + [.P316]) / (3 - [.Q316] - [.R316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7] + [.G317]) / (2 * ( ((([.H317] + [.I317]) / 2) + [.J317]) / 10 )) * [.L317]" office:value-type="float" office:value="8.20689655172414">
            <text:p>8.2069</text:p>
          </table:table-cell>
          <table:table-cell table:style-name="ce76" table:formula="of:=[.Z317]/[.D317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317] * ([.N317] + [.O317] + [.P317]) / (3 - [.Q317] - [.R317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8] + [.G318]) / (2 * ( ((([.H318] + [.I318]) / 2) + [.J318]) / 10 )) * [.L318]" office:value-type="float" office:value="15.8194444444444">
            <text:p>15.8194</text:p>
          </table:table-cell>
          <table:table-cell table:style-name="ce76" table:formula="of:=[.Z318]/[.D318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318] * ([.N318] + [.O318] + [.P318]) / (3 - [.Q318] - [.R318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9] + [.G319]) / (2 * ( ((([.H319] + [.I319]) / 2) + [.J319]) / 10 )) * [.L319]" office:value-type="float" office:value="29">
            <text:p>29.0000</text:p>
          </table:table-cell>
          <table:table-cell table:style-name="ce76" table:formula="of:=[.Z319]/[.D319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319] * ([.N319] + [.O319] + [.P319]) / (3 - [.Q319] - [.R319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0] + [.G320]) / (2 * ( ((([.H320] + [.I320]) / 2) + [.J320]) / 10 )) * [.L320]" office:value-type="float" office:value="57.4117647058824">
            <text:p>57.4118</text:p>
          </table:table-cell>
          <table:table-cell table:style-name="ce76" table:formula="of:=[.Z320]/[.D320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320] * ([.N320] + [.O320] + [.P320]) / (3 - [.Q320] - [.R320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1] + [.G321]) / (2 * ( ((([.H321] + [.I321]) / 2) + [.J321]) / 10 )) * [.L321]" office:value-type="float" office:value="10.8448275862069">
            <text:p>10.8448</text:p>
          </table:table-cell>
          <table:table-cell table:style-name="ce76" table:formula="of:=[.Z321]/[.D321]" office:value-type="float" office:value="0.387315270935961">
            <text:p>0.3873</text:p>
          </table:table-cell>
          <table:table-cell table:style-name="ce81" table:formula="of:=-1*[.Z321]/[.E321]" office:value-type="float" office:value="0.637931034482759">
            <text:p>0.6379</text:p>
          </table:table-cell>
          <table:table-cell table:style-name="ce76" table:formula="of:=[.Z321] * ([.N321] + [.O321] + [.P321]) / (3 - [.Q321] - [.R321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2] + [.G322]) / (2 * ( ((([.H322] + [.I322]) / 2) + [.J322]) / 10 )) * [.L322]" office:value-type="float" office:value="19.125">
            <text:p>19.1250</text:p>
          </table:table-cell>
          <table:table-cell table:style-name="ce76" table:formula="of:=[.Z322]/[.D322]" office:value-type="float" office:value="0.341517857142857">
            <text:p>0.3415</text:p>
          </table:table-cell>
          <table:table-cell table:style-name="ce81" table:formula="of:=-1*[.Z322]/[.E322]" office:value-type="float" office:value="0.6375">
            <text:p>0.6375</text:p>
          </table:table-cell>
          <table:table-cell table:style-name="ce76" table:formula="of:=[.Z322] * ([.N322] + [.O322] + [.P322]) / (3 - [.Q322] - [.R322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3] + [.G323]) / (2 * ( ((([.H323] + [.I323]) / 2) + [.J323]) / 10 )) * [.L323]" office:value-type="float" office:value="35.2">
            <text:p>35.2000</text:p>
          </table:table-cell>
          <table:table-cell table:style-name="ce76" table:formula="of:=[.Z323]/[.D323]" office:value-type="float" office:value="0.32">
            <text:p>0.3200</text:p>
          </table:table-cell>
          <table:table-cell table:style-name="ce81" table:formula="of:=-1*[.Z323]/[.E323]" office:value-type="float" office:value="0.606896551724138">
            <text:p>0.6069</text:p>
          </table:table-cell>
          <table:table-cell table:style-name="ce76" table:formula="of:=[.Z323] * ([.N323] + [.O323] + [.P323]) / (3 - [.Q323] - [.R323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4] + [.G324]) / (2 * ( ((([.H324] + [.I324]) / 2) + [.J324]) / 10 )) * [.L324]" office:value-type="float" office:value="10.8448275862069">
            <text:p>10.8448</text:p>
          </table:table-cell>
          <table:table-cell table:style-name="ce76" table:formula="of:=[.Z324]/[.D324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324] * ([.N324] + [.O324] + [.P324]) / (3 - [.Q324] - [.R324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5] + [.G325]) / (2 * ( ((([.H325] + [.I325]) / 2) + [.J325]) / 10 )) * [.L325]" office:value-type="float" office:value="19.125">
            <text:p>19.1250</text:p>
          </table:table-cell>
          <table:table-cell table:style-name="ce76" table:formula="of:=[.Z325]/[.D325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325] * ([.N325] + [.O325] + [.P325]) / (3 - [.Q325] - [.R325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6] + [.G326]) / (2 * ( ((([.H326] + [.I326]) / 2) + [.J326]) / 10 )) * [.L326]" office:value-type="float" office:value="35.2">
            <text:p>35.2000</text:p>
          </table:table-cell>
          <table:table-cell table:style-name="ce76" table:formula="of:=[.Z326]/[.D326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326] * ([.N326] + [.O326] + [.P326]) / (3 - [.Q326] - [.R326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7] + [.G327]) / (2 * ( ((([.H327] + [.I327]) / 2) + [.J327]) / 10 )) * [.L327]" office:value-type="float" office:value="67.2941176470588">
            <text:p>67.2941</text:p>
          </table:table-cell>
          <table:table-cell table:style-name="ce76" table:formula="of:=[.Z327]/[.D327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327] * ([.N327] + [.O327] + [.P327]) / (3 - [.Q327] - [.R327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8] + [.G328]) / (2 * ( ((([.H328] + [.I328]) / 2) + [.J328]) / 10 )) * [.L328]" office:value-type="float" office:value="15.2413793103448">
            <text:p>15.2414</text:p>
          </table:table-cell>
          <table:table-cell table:style-name="ce76" table:formula="of:=[.Z328]/[.D328]" office:value-type="float" office:value="0.508045977011494">
            <text:p>0.5080</text:p>
          </table:table-cell>
          <table:table-cell table:style-name="ce81" table:formula="of:=-1*[.Z328]/[.E328]" office:value-type="float" office:value="0.762068965517241">
            <text:p>0.7621</text:p>
          </table:table-cell>
          <table:table-cell table:style-name="ce76" table:formula="of:=[.Z328] * ([.N328] + [.O328] + [.P328]) / (3 - [.Q328] - [.R328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9] + [.G329]) / (2 * ( ((([.H329] + [.I329]) / 2) + [.J329]) / 10 )) * [.L329]" office:value-type="float" office:value="27.8611111111111">
            <text:p>27.8611</text:p>
          </table:table-cell>
          <table:table-cell table:style-name="ce76" table:formula="of:=[.Z329]/[.D329]" office:value-type="float" office:value="0.464351851851852">
            <text:p>0.4644</text:p>
          </table:table-cell>
          <table:table-cell table:style-name="ce81" table:formula="of:=-1*[.Z329]/[.E329]" office:value-type="float" office:value="0.819444444444444">
            <text:p>0.8194</text:p>
          </table:table-cell>
          <table:table-cell table:style-name="ce76" table:formula="of:=[.Z329] * ([.N329] + [.O329] + [.P329]) / (3 - [.Q329] - [.R329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0] + [.G330]) / (2 * ( ((([.H330] + [.I330]) / 2) + [.J330]) / 10 )) * [.L330]" office:value-type="float" office:value="50.2">
            <text:p>50.2000</text:p>
          </table:table-cell>
          <table:table-cell table:style-name="ce76" table:formula="of:=[.Z330]/[.D330]" office:value-type="float" office:value="0.418333333333333">
            <text:p>0.4183</text:p>
          </table:table-cell>
          <table:table-cell table:style-name="ce81" table:formula="of:=-1*[.Z330]/[.E330]" office:value-type="float" office:value="0.784375">
            <text:p>0.7844</text:p>
          </table:table-cell>
          <table:table-cell table:style-name="ce76" table:formula="of:=[.Z330] * ([.N330] + [.O330] + [.P330]) / (3 - [.Q330] - [.R330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1] + [.G331]) / (2 * ( ((([.H331] + [.I331]) / 2) + [.J331]) / 10 )) * [.L331]" office:value-type="float" office:value="15.2413793103448">
            <text:p>15.2414</text:p>
          </table:table-cell>
          <table:table-cell table:style-name="ce76" table:formula="of:=[.Z331]/[.D331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331] * ([.N331] + [.O331] + [.P331]) / (3 - [.Q331] - [.R331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2] + [.G332]) / (2 * ( ((([.H332] + [.I332]) / 2) + [.J332]) / 10 )) * [.L332]" office:value-type="float" office:value="27.8611111111111">
            <text:p>27.8611</text:p>
          </table:table-cell>
          <table:table-cell table:style-name="ce76" table:formula="of:=[.Z332]/[.D332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332] * ([.N332] + [.O332] + [.P332]) / (3 - [.Q332] - [.R332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3] + [.G333]) / (2 * ( ((([.H333] + [.I333]) / 2) + [.J333]) / 10 )) * [.L333]" office:value-type="float" office:value="50.2">
            <text:p>50.2000</text:p>
          </table:table-cell>
          <table:table-cell table:style-name="ce76" table:formula="of:=[.Z333]/[.D333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333] * ([.N333] + [.O333] + [.P333]) / (3 - [.Q333] - [.R333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4] + [.G334]) / (2 * ( ((([.H334] + [.I334]) / 2) + [.J334]) / 10 )) * [.L334]" office:value-type="float" office:value="94.5882352941177">
            <text:p>94.5882</text:p>
          </table:table-cell>
          <table:table-cell table:style-name="ce76" table:formula="of:=[.Z334]/[.D334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334] * ([.N334] + [.O334] + [.P334]) / (3 - [.Q334] - [.R334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5] + [.G335]) / (2 * ( ((([.H335] + [.I335]) / 2) + [.J335]) / 10 )) * [.L335]" office:value-type="float" office:value="20.8103448275862">
            <text:p>20.8103</text:p>
          </table:table-cell>
          <table:table-cell table:style-name="ce76" table:formula="of:=[.Z335]/[.D335]" office:value-type="float" office:value="0.578065134099617">
            <text:p>0.5781</text:p>
          </table:table-cell>
          <table:table-cell table:style-name="ce81" table:formula="of:=-1*[.Z335]/[.E335]" office:value-type="float" office:value="0.867097701149425">
            <text:p>0.8671</text:p>
          </table:table-cell>
          <table:table-cell table:style-name="ce76" table:formula="of:=[.Z335] * ([.N335] + [.O335] + [.P335]) / (3 - [.Q335] - [.R335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6] + [.G336]) / (2 * ( ((([.H336] + [.I336]) / 2) + [.J336]) / 10 )) * [.L336]" office:value-type="float" office:value="43.6805555555556">
            <text:p>43.6806</text:p>
          </table:table-cell>
          <table:table-cell table:style-name="ce76" table:formula="of:=[.Z336]/[.D336]" office:value-type="float" office:value="0.606674382716049">
            <text:p>0.6067</text:p>
          </table:table-cell>
          <table:table-cell table:style-name="ce81" table:formula="of:=-1*[.Z336]/[.E336]" office:value-type="float" office:value="0.94957729468599">
            <text:p>0.9496</text:p>
          </table:table-cell>
          <table:table-cell table:style-name="ce76" table:formula="of:=[.Z336] * ([.N336] + [.O336] + [.P336]) / (3 - [.Q336] - [.R336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7] + [.G337]) / (2 * ( ((([.H337] + [.I337]) / 2) + [.J337]) / 10 )) * [.L337]" office:value-type="float" office:value="70.6">
            <text:p>70.6000</text:p>
          </table:table-cell>
          <table:table-cell table:style-name="ce76" table:formula="of:=[.Z337]/[.D337]" office:value-type="float" office:value="0.490277777777778">
            <text:p>0.4903</text:p>
          </table:table-cell>
          <table:table-cell table:style-name="ce81" table:formula="of:=-1*[.Z337]/[.E337]" office:value-type="float" office:value="0.784444444444444">
            <text:p>0.7844</text:p>
          </table:table-cell>
          <table:table-cell table:style-name="ce76" table:formula="of:=[.Z337] * ([.N337] + [.O337] + [.P337]) / (3 - [.Q337] - [.R337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8] + [.G338]) / (2 * ( ((([.H338] + [.I338]) / 2) + [.J338]) / 10 )) * [.L338]" office:value-type="float" office:value="20.8103448275862">
            <text:p>20.8103</text:p>
          </table:table-cell>
          <table:table-cell table:style-name="ce76" table:formula="of:=[.Z338]/[.D338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338] * ([.N338] + [.O338] + [.P338]) / (3 - [.Q338] - [.R338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39] + [.G339]) / (2 * ( ((([.H339] + [.I339]) / 2) + [.J339]) / 10 )) * [.L339]" office:value-type="float" office:value="43.6805555555556">
            <text:p>43.6806</text:p>
          </table:table-cell>
          <table:table-cell table:style-name="ce76" table:formula="of:=[.Z339]/[.D339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339] * ([.N339] + [.O339] + [.P339]) / (3 - [.Q339] - [.R339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40] + [.G340]) / (2 * ( ((([.H340] + [.I340]) / 2) + [.J340]) / 10 )) * [.L340]" office:value-type="float" office:value="70.6">
            <text:p>70.6000</text:p>
          </table:table-cell>
          <table:table-cell table:style-name="ce76" table:formula="of:=[.Z340]/[.D340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340] * ([.N340] + [.O340] + [.P340]) / (3 - [.Q340] - [.R340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41] + [.G341]) / (2 * ( ((([.H341] + [.I341]) / 2) + [.J341]) / 10 )) * [.L341]" office:value-type="float" office:value="133.176470588235">
            <text:p>133.1765</text:p>
          </table:table-cell>
          <table:table-cell table:style-name="ce76" table:formula="of:=[.Z341]/[.D341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341] * ([.N341] + [.O341] + [.P341]) / (3 - [.Q341] - [.R341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2] + [.G342]) / (2 * ( ((([.H342] + [.I342]) / 2) + [.J342]) / 10 )) * [.L342]" office:value-type="float" office:value="7.90697674418605">
            <text:p>7.9070</text:p>
          </table:table-cell>
          <table:table-cell table:style-name="ce76" table:formula="of:=[.Z342]/[.D342]" office:value-type="float" office:value="0.109819121447028">
            <text:p>0.1098</text:p>
          </table:table-cell>
          <table:table-cell table:style-name="ce81" table:formula="of:=-1*[.Z342]/[.E342]" office:value-type="float" office:value="0.263565891472868">
            <text:p>0.2636</text:p>
          </table:table-cell>
          <table:table-cell table:style-name="ce76" table:formula="of:=[.Z342] * ([.N342] + [.O342] + [.P342]) / (3 - [.Q342] - [.R342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3] + [.G343]) / (2 * ( ((([.H343] + [.I343]) / 2) + [.J343]) / 10 )) * [.L343]" office:value-type="float" office:value="3.95348837209302">
            <text:p>3.9535</text:p>
          </table:table-cell>
          <table:table-cell table:style-name="ce76" table:formula="of:=[.Z343]/[.D343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343] * ([.N343] + [.O343] + [.P343]) / (3 - [.Q343] - [.R343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4] + [.G344]) / (2 * ( ((([.H344] + [.I344]) / 2) + [.J344]) / 10 )) * [.L344]" office:value-type="float" office:value="6.97674418604651">
            <text:p>6.9767</text:p>
          </table:table-cell>
          <table:table-cell table:style-name="ce76" table:formula="of:=[.Z344]/[.D344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344] * ([.N344] + [.O344] + [.P344]) / (3 - [.Q344] - [.R344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5] + [.G345]) / (2 * ( ((([.H345] + [.I345]) / 2) + [.J345]) / 10 )) * [.L345]" office:value-type="float" office:value="11.1627906976744">
            <text:p>11.1628</text:p>
          </table:table-cell>
          <table:table-cell table:style-name="ce76" table:formula="of:=[.Z345]/[.D345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345] * ([.N345] + [.O345] + [.P345]) / (3 - [.Q345] - [.R345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6] + [.G346]) / (2 * ( ((([.H346] + [.I346]) / 2) + [.J346]) / 10 )) * [.L346]" office:value-type="float" office:value="19.5348837209302">
            <text:p>19.5349</text:p>
          </table:table-cell>
          <table:table-cell table:style-name="ce76" table:formula="of:=[.Z346]/[.D346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346] * ([.N346] + [.O346] + [.P346]) / (3 - [.Q346] - [.R346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7] + [.G347]) / (2 * ( ((([.H347] + [.I347]) / 2) + [.J347]) / 10 )) * [.L347]" office:value-type="float" office:value="9.30232558139535">
            <text:p>9.3023</text:p>
          </table:table-cell>
          <table:table-cell table:style-name="ce76" table:formula="of:=[.Z347]/[.D347]" office:value-type="float" office:value="0.0930232558139535">
            <text:p>0.0930</text:p>
          </table:table-cell>
          <table:table-cell table:style-name="ce81" table:formula="of:=-1*[.Z347]/[.E347]" office:value-type="float" office:value="0.186046511627907">
            <text:p>0.1860</text:p>
          </table:table-cell>
          <table:table-cell table:style-name="ce76" table:formula="of:=[.Z347] * ([.N347] + [.O347] + [.P347]) / (3 - [.Q347] - [.R347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8] + [.G348]) / (2 * ( ((([.H348] + [.I348]) / 2) + [.J348]) / 10 )) * [.L348]" office:value-type="float" office:value="5.11627906976744">
            <text:p>5.1163</text:p>
          </table:table-cell>
          <table:table-cell table:style-name="ce76" table:formula="of:=[.Z348]/[.D348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348] * ([.N348] + [.O348] + [.P348]) / (3 - [.Q348] - [.R348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49] + [.G349]) / (2 * ( ((([.H349] + [.I349]) / 2) + [.J349]) / 10 )) * [.L349]" office:value-type="float" office:value="9.30232558139535">
            <text:p>9.3023</text:p>
          </table:table-cell>
          <table:table-cell table:style-name="ce76" table:formula="of:=[.Z349]/[.D349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349] * ([.N349] + [.O349] + [.P349]) / (3 - [.Q349] - [.R349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0] + [.G350]) / (2 * ( ((([.H350] + [.I350]) / 2) + [.J350]) / 10 )) * [.L350]" office:value-type="float" office:value="15.8139534883721">
            <text:p>15.8140</text:p>
          </table:table-cell>
          <table:table-cell table:style-name="ce76" table:formula="of:=[.Z350]/[.D350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350] * ([.N350] + [.O350] + [.P350]) / (3 - [.Q350] - [.R350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1] + [.G351]) / (2 * ( ((([.H351] + [.I351]) / 2) + [.J351]) / 10 )) * [.L351]" office:value-type="float" office:value="23.7209302325581">
            <text:p>23.7209</text:p>
          </table:table-cell>
          <table:table-cell table:style-name="ce76" table:formula="of:=[.Z351]/[.D351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351] * ([.N351] + [.O351] + [.P351]) / (3 - [.Q351] - [.R351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2] + [.G352]) / (2 * ( ((([.H352] + [.I352]) / 2) + [.J352]) / 10 )) * [.L352]" office:value-type="float" office:value="11.3953488372093">
            <text:p>11.3953</text:p>
          </table:table-cell>
          <table:table-cell table:style-name="ce76" table:formula="of:=[.Z352]/[.D352]" office:value-type="float" office:value="0.0949612403100775">
            <text:p>0.0950</text:p>
          </table:table-cell>
          <table:table-cell table:style-name="ce81" table:formula="of:=-1*[.Z352]/[.E352]" office:value-type="float" office:value="0.189922480620155">
            <text:p>0.1899</text:p>
          </table:table-cell>
          <table:table-cell table:style-name="ce76" table:formula="of:=[.Z352] * ([.N352] + [.O352] + [.P352]) / (3 - [.Q352] - [.R352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3] + [.G353]) / (2 * ( ((([.H353] + [.I353]) / 2) + [.J353]) / 10 )) * [.L353]" office:value-type="float" office:value="6.74418604651163">
            <text:p>6.7442</text:p>
          </table:table-cell>
          <table:table-cell table:style-name="ce76" table:formula="of:=[.Z353]/[.D353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353] * ([.N353] + [.O353] + [.P353]) / (3 - [.Q353] - [.R353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4] + [.G354]) / (2 * ( ((([.H354] + [.I354]) / 2) + [.J354]) / 10 )) * [.L354]" office:value-type="float" office:value="11.3953488372093">
            <text:p>11.3953</text:p>
          </table:table-cell>
          <table:table-cell table:style-name="ce76" table:formula="of:=[.Z354]/[.D354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354] * ([.N354] + [.O354] + [.P354]) / (3 - [.Q354] - [.R354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5] + [.G355]) / (2 * ( ((([.H355] + [.I355]) / 2) + [.J355]) / 10 )) * [.L355]" office:value-type="float" office:value="19.3023255813953">
            <text:p>19.3023</text:p>
          </table:table-cell>
          <table:table-cell table:style-name="ce76" table:formula="of:=[.Z355]/[.D355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355] * ([.N355] + [.O355] + [.P355]) / (3 - [.Q355] - [.R355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56] + [.G356]) / (2 * ( ((([.H356] + [.I356]) / 2) + [.J356]) / 10 )) * [.L356]" office:value-type="float" office:value="28.3720930232558">
            <text:p>28.3721</text:p>
          </table:table-cell>
          <table:table-cell table:style-name="ce76" table:formula="of:=[.Z356]/[.D356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356] * ([.N356] + [.O356] + [.P356]) / (3 - [.Q356] - [.R356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57] + [.G357]) / (2 * ( ((([.H357] + [.I357]) / 2) + [.J357]) / 10 )) * [.L357]" office:value-type="float" office:value="21.9512195121951">
            <text:p>21.9512</text:p>
          </table:table-cell>
          <table:table-cell table:style-name="ce76" table:formula="of:=[.Z357]/[.D357]" office:value-type="float" office:value="0.0585365853658537">
            <text:p>0.0585</text:p>
          </table:table-cell>
          <table:table-cell table:style-name="ce81" table:formula="of:=-1*[.Z357]/[.E357]" office:value-type="float" office:value="0.0731707317073171">
            <text:p>0.0732</text:p>
          </table:table-cell>
          <table:table-cell table:style-name="ce76" table:formula="of:=[.Z357] * ([.N357] + [.O357] + [.P357]) / (3 - [.Q357] - [.R357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58] + [.G358]) / (2 * ( ((([.H358] + [.I358]) / 2) + [.J358]) / 10 )) * [.L358]" office:value-type="float" office:value="24.390243902439">
            <text:p>24.3902</text:p>
          </table:table-cell>
          <table:table-cell table:style-name="ce76" table:formula="of:=[.Z358]/[.D358]" office:value-type="float" office:value="0.0587716720540699">
            <text:p>0.0588</text:p>
          </table:table-cell>
          <table:table-cell table:style-name="ce81" table:formula="of:=-1*[.Z358]/[.E358]" office:value-type="float" office:value="0.075046904315197">
            <text:p>0.0750</text:p>
          </table:table-cell>
          <table:table-cell table:style-name="ce76" table:formula="of:=[.Z358] * ([.N358] + [.O358] + [.P358]) / (3 - [.Q358] - [.R358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59] + [.G359]) / (2 * ( ((([.H359] + [.I359]) / 2) + [.J359]) / 10 )) * [.L359]" office:value-type="float" office:value="41.6666666666667">
            <text:p>41.6667</text:p>
          </table:table-cell>
          <table:table-cell table:style-name="ce76" table:formula="of:=[.Z359]/[.D359]" office:value-type="float" office:value="0.0833333333333333">
            <text:p>0.0833</text:p>
          </table:table-cell>
          <table:table-cell table:style-name="ce81" table:formula="of:=-1*[.Z359]/[.E359]" office:value-type="float" office:value="0.0833333333333333">
            <text:p>0.0833</text:p>
          </table:table-cell>
          <table:table-cell table:style-name="ce76" table:formula="of:=[.Z359] * ([.N359] + [.O359] + [.P359]) / (3 - [.Q359] - [.R359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2] + [.G362]) / (2 * ( ((([.H362] + [.I362]) / 2) + [.J362]) / 10 )) * [.L362]" office:value-type="float" office:value="4.10344827586207">
            <text:p>4.1034</text:p>
          </table:table-cell>
          <table:table-cell table:style-name="ce78" table:formula="of:=[.Z362]/[.D362]" office:value-type="float" office:value="0.341954022988506">
            <text:p>0.3420</text:p>
          </table:table-cell>
          <table:table-cell table:style-name="ce82" table:formula="of:=-1*[.Z362]/[.E362]" office:value-type="float" office:value="0.586206896551724">
            <text:p>0.5862</text:p>
          </table:table-cell>
          <table:table-cell table:style-name="ce76" table:formula="of:=[.Z362] * ([.N362] + [.O362] + [.P362]) / (3 - [.Q362] - [.R362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3] + [.G363]) / (2 * ( ((([.H363] + [.I363]) / 2) + [.J363]) / 10 )) * [.L363]" office:value-type="float" office:value="8.26388888888889">
            <text:p>8.2639</text:p>
          </table:table-cell>
          <table:table-cell table:style-name="ce78" table:formula="of:=[.Z363]/[.D363]" office:value-type="float" office:value="0.344328703703704">
            <text:p>0.3443</text:p>
          </table:table-cell>
          <table:table-cell table:style-name="ce82" table:formula="of:=-1*[.Z363]/[.E363]" office:value-type="float" office:value="0.635683760683761">
            <text:p>0.6357</text:p>
          </table:table-cell>
          <table:table-cell table:style-name="ce76" table:formula="of:=[.Z363] * ([.N363] + [.O363] + [.P363]) / (3 - [.Q363] - [.R363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4] + [.G364]) / (2 * ( ((([.H364] + [.I364]) / 2) + [.J364]) / 10 )) * [.L364]" office:value-type="float" office:value="17">
            <text:p>17.0000</text:p>
          </table:table-cell>
          <table:table-cell table:style-name="ce78" table:formula="of:=[.Z364]/[.D364]" office:value-type="float" office:value="0.354166666666667">
            <text:p>0.3542</text:p>
          </table:table-cell>
          <table:table-cell table:style-name="ce82" table:formula="of:=-1*[.Z364]/[.E364]" office:value-type="float" office:value="0.68">
            <text:p>0.6800</text:p>
          </table:table-cell>
          <table:table-cell table:style-name="ce76" table:formula="of:=[.Z364] * ([.N364] + [.O364] + [.P364]) / (3 - [.Q364] - [.R364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5] + [.G365]) / (2 * ( ((([.H365] + [.I365]) / 2) + [.J365]) / 10 )) * [.L365]" office:value-type="float" office:value="4.10344827586207">
            <text:p>4.1034</text:p>
          </table:table-cell>
          <table:table-cell table:style-name="ce78" table:formula="of:=[.Z365]/[.D365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365] * ([.N365] + [.O365] + [.P365]) / (3 - [.Q365] - [.R365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6] + [.G366]) / (2 * ( ((([.H366] + [.I366]) / 2) + [.J366]) / 10 )) * [.L366]" office:value-type="float" office:value="8.26388888888889">
            <text:p>8.2639</text:p>
          </table:table-cell>
          <table:table-cell table:style-name="ce78" table:formula="of:=[.Z366]/[.D366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366] * ([.N366] + [.O366] + [.P366]) / (3 - [.Q366] - [.R366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7] + [.G367]) / (2 * ( ((([.H367] + [.I367]) / 2) + [.J367]) / 10 )) * [.L367]" office:value-type="float" office:value="17">
            <text:p>17.0000</text:p>
          </table:table-cell>
          <table:table-cell table:style-name="ce78" table:formula="of:=[.Z367]/[.D367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367] * ([.N367] + [.O367] + [.P367]) / (3 - [.Q367] - [.R367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8] + [.G368]) / (2 * ( ((([.H368] + [.I368]) / 2) + [.J368]) / 10 )) * [.L368]" office:value-type="float" office:value="31.8117647058824">
            <text:p>31.8118</text:p>
          </table:table-cell>
          <table:table-cell table:style-name="ce78" table:formula="of:=[.Z368]/[.D368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368] * ([.N368] + [.O368] + [.P368]) / (3 - [.Q368] - [.R368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9] + [.G369]) / (2 * ( ((([.H369] + [.I369]) / 2) + [.J369]) / 10 )) * [.L369]" office:value-type="float" office:value="6.1551724137931">
            <text:p>6.1552</text:p>
          </table:table-cell>
          <table:table-cell table:style-name="ce78" table:formula="of:=[.Z369]/[.D369]" office:value-type="float" office:value="0.323956442831216">
            <text:p>0.3240</text:p>
          </table:table-cell>
          <table:table-cell table:style-name="ce82" table:formula="of:=-1*[.Z369]/[.E369]" office:value-type="float" office:value="0.559561128526646">
            <text:p>0.5596</text:p>
          </table:table-cell>
          <table:table-cell table:style-name="ce76" table:formula="of:=[.Z369] * ([.N369] + [.O369] + [.P369]) / (3 - [.Q369] - [.R369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0] + [.G370]) / (2 * ( ((([.H370] + [.I370]) / 2) + [.J370]) / 10 )) * [.L370]" office:value-type="float" office:value="12.3958333333333">
            <text:p>12.3958</text:p>
          </table:table-cell>
          <table:table-cell table:style-name="ce78" table:formula="of:=[.Z370]/[.D370]" office:value-type="float" office:value="0.31784188034188">
            <text:p>0.3178</text:p>
          </table:table-cell>
          <table:table-cell table:style-name="ce82" table:formula="of:=-1*[.Z370]/[.E370]" office:value-type="float" office:value="0.619791666666667">
            <text:p>0.6198</text:p>
          </table:table-cell>
          <table:table-cell table:style-name="ce76" table:formula="of:=[.Z370] * ([.N370] + [.O370] + [.P370]) / (3 - [.Q370] - [.R370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1] + [.G371]) / (2 * ( ((([.H371] + [.I371]) / 2) + [.J371]) / 10 )) * [.L371]" office:value-type="float" office:value="24.8">
            <text:p>24.8000</text:p>
          </table:table-cell>
          <table:table-cell table:style-name="ce78" table:formula="of:=[.Z371]/[.D371]" office:value-type="float" office:value="0.317948717948718">
            <text:p>0.3179</text:p>
          </table:table-cell>
          <table:table-cell table:style-name="ce82" table:formula="of:=-1*[.Z371]/[.E371]" office:value-type="float" office:value="0.62">
            <text:p>0.6200</text:p>
          </table:table-cell>
          <table:table-cell table:style-name="ce76" table:formula="of:=[.Z371] * ([.N371] + [.O371] + [.P371]) / (3 - [.Q371] - [.R371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2] + [.G372]) / (2 * ( ((([.H372] + [.I372]) / 2) + [.J372]) / 10 )) * [.L372]" office:value-type="float" office:value="6.1551724137931">
            <text:p>6.1552</text:p>
          </table:table-cell>
          <table:table-cell table:style-name="ce78" table:formula="of:=[.Z372]/[.D372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372] * ([.N372] + [.O372] + [.P372]) / (3 - [.Q372] - [.R372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3] + [.G373]) / (2 * ( ((([.H373] + [.I373]) / 2) + [.J373]) / 10 )) * [.L373]" office:value-type="float" office:value="12.3958333333333">
            <text:p>12.3958</text:p>
          </table:table-cell>
          <table:table-cell table:style-name="ce78" table:formula="of:=[.Z373]/[.D373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373] * ([.N373] + [.O373] + [.P373]) / (3 - [.Q373] - [.R373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4] + [.G374]) / (2 * ( ((([.H374] + [.I374]) / 2) + [.J374]) / 10 )) * [.L374]" office:value-type="float" office:value="24.8">
            <text:p>24.8000</text:p>
          </table:table-cell>
          <table:table-cell table:style-name="ce78" table:formula="of:=[.Z374]/[.D374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374] * ([.N374] + [.O374] + [.P374]) / (3 - [.Q374] - [.R374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5] + [.G375]) / (2 * ( ((([.H375] + [.I375]) / 2) + [.J375]) / 10 )) * [.L375]" office:value-type="float" office:value="44.6117647058824">
            <text:p>44.6118</text:p>
          </table:table-cell>
          <table:table-cell table:style-name="ce78" table:formula="of:=[.Z375]/[.D375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375] * ([.N375] + [.O375] + [.P375]) / (3 - [.Q375] - [.R375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6] + [.G376]) / (2 * ( ((([.H376] + [.I376]) / 2) + [.J376]) / 10 )) * [.L376]" office:value-type="float" office:value="8.5">
            <text:p>8.5000</text:p>
          </table:table-cell>
          <table:table-cell table:style-name="ce78" table:formula="of:=[.Z376]/[.D376]" office:value-type="float" office:value="0.303571428571429">
            <text:p>0.3036</text:p>
          </table:table-cell>
          <table:table-cell table:style-name="ce82" table:formula="of:=-1*[.Z376]/[.E376]" office:value-type="float" office:value="0.5">
            <text:p>0.5000</text:p>
          </table:table-cell>
          <table:table-cell table:style-name="ce76" table:formula="of:=[.Z376] * ([.N376] + [.O376] + [.P376]) / (3 - [.Q376] - [.R376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7] + [.G377]) / (2 * ( ((([.H377] + [.I377]) / 2) + [.J377]) / 10 )) * [.L377]" office:value-type="float" office:value="15.1111111111111">
            <text:p>15.1111</text:p>
          </table:table-cell>
          <table:table-cell table:style-name="ce78" table:formula="of:=[.Z377]/[.D377]" office:value-type="float" office:value="0.26984126984127">
            <text:p>0.2698</text:p>
          </table:table-cell>
          <table:table-cell table:style-name="ce82" table:formula="of:=-1*[.Z377]/[.E377]" office:value-type="float" office:value="0.503703703703704">
            <text:p>0.5037</text:p>
          </table:table-cell>
          <table:table-cell table:style-name="ce76" table:formula="of:=[.Z377] * ([.N377] + [.O377] + [.P377]) / (3 - [.Q377] - [.R377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8] + [.G378]) / (2 * ( ((([.H378] + [.I378]) / 2) + [.J378]) / 10 )) * [.L378]" office:value-type="float" office:value="30.8">
            <text:p>30.8000</text:p>
          </table:table-cell>
          <table:table-cell table:style-name="ce78" table:formula="of:=[.Z378]/[.D378]" office:value-type="float" office:value="0.28">
            <text:p>0.2800</text:p>
          </table:table-cell>
          <table:table-cell table:style-name="ce82" table:formula="of:=-1*[.Z378]/[.E378]" office:value-type="float" office:value="0.531034482758621">
            <text:p>0.5310</text:p>
          </table:table-cell>
          <table:table-cell table:style-name="ce76" table:formula="of:=[.Z378] * ([.N378] + [.O378] + [.P378]) / (3 - [.Q378] - [.R378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9] + [.G379]) / (2 * ( ((([.H379] + [.I379]) / 2) + [.J379]) / 10 )) * [.L379]" office:value-type="float" office:value="8.5">
            <text:p>8.5000</text:p>
          </table:table-cell>
          <table:table-cell table:style-name="ce78" table:formula="of:=[.Z379]/[.D379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379] * ([.N379] + [.O379] + [.P379]) / (3 - [.Q379] - [.R379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0] + [.G380]) / (2 * ( ((([.H380] + [.I380]) / 2) + [.J380]) / 10 )) * [.L380]" office:value-type="float" office:value="15.1111111111111">
            <text:p>15.1111</text:p>
          </table:table-cell>
          <table:table-cell table:style-name="ce78" table:formula="of:=[.Z380]/[.D380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380] * ([.N380] + [.O380] + [.P380]) / (3 - [.Q380] - [.R380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1] + [.G381]) / (2 * ( ((([.H381] + [.I381]) / 2) + [.J381]) / 10 )) * [.L381]" office:value-type="float" office:value="30.8">
            <text:p>30.8000</text:p>
          </table:table-cell>
          <table:table-cell table:style-name="ce78" table:formula="of:=[.Z381]/[.D381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381] * ([.N381] + [.O381] + [.P381]) / (3 - [.Q381] - [.R381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2] + [.G382]) / (2 * ( ((([.H382] + [.I382]) / 2) + [.J382]) / 10 )) * [.L382]" office:value-type="float" office:value="56.6588235294118">
            <text:p>56.6588</text:p>
          </table:table-cell>
          <table:table-cell table:style-name="ce78" table:formula="of:=[.Z382]/[.D382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382] * ([.N382] + [.O382] + [.P382]) / (3 - [.Q382] - [.R382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3] + [.G383]) / (2 * ( ((([.H383] + [.I383]) / 2) + [.J383]) / 10 )) * [.L383]" office:value-type="float" office:value="9.52586206896552">
            <text:p>9.5259</text:p>
          </table:table-cell>
          <table:table-cell table:style-name="ce78" table:formula="of:=[.Z383]/[.D383]" office:value-type="float" office:value="0.317528735632184">
            <text:p>0.3175</text:p>
          </table:table-cell>
          <table:table-cell table:style-name="ce82" table:formula="of:=-1*[.Z383]/[.E383]" office:value-type="float" office:value="0.476293103448276">
            <text:p>0.4763</text:p>
          </table:table-cell>
          <table:table-cell table:style-name="ce76" table:formula="of:=[.Z383] * ([.N383] + [.O383] + [.P383]) / (3 - [.Q383] - [.R383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4] + [.G384]) / (2 * ( ((([.H384] + [.I384]) / 2) + [.J384]) / 10 )) * [.L384]" office:value-type="float" office:value="18.8888888888889">
            <text:p>18.8889</text:p>
          </table:table-cell>
          <table:table-cell table:style-name="ce78" table:formula="of:=[.Z384]/[.D384]" office:value-type="float" office:value="0.314814814814815">
            <text:p>0.3148</text:p>
          </table:table-cell>
          <table:table-cell table:style-name="ce82" table:formula="of:=-1*[.Z384]/[.E384]" office:value-type="float" office:value="0.555555555555556">
            <text:p>0.5556</text:p>
          </table:table-cell>
          <table:table-cell table:style-name="ce76" table:formula="of:=[.Z384] * ([.N384] + [.O384] + [.P384]) / (3 - [.Q384] - [.R384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5] + [.G385]) / (2 * ( ((([.H385] + [.I385]) / 2) + [.J385]) / 10 )) * [.L385]" office:value-type="float" office:value="35.6">
            <text:p>35.6000</text:p>
          </table:table-cell>
          <table:table-cell table:style-name="ce78" table:formula="of:=[.Z385]/[.D385]" office:value-type="float" office:value="0.296666666666667">
            <text:p>0.2967</text:p>
          </table:table-cell>
          <table:table-cell table:style-name="ce82" table:formula="of:=-1*[.Z385]/[.E385]" office:value-type="float" office:value="0.55625">
            <text:p>0.5563</text:p>
          </table:table-cell>
          <table:table-cell table:style-name="ce76" table:formula="of:=[.Z385] * ([.N385] + [.O385] + [.P385]) / (3 - [.Q385] - [.R385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6] + [.G386]) / (2 * ( ((([.H386] + [.I386]) / 2) + [.J386]) / 10 )) * [.L386]" office:value-type="float" office:value="9.52586206896552">
            <text:p>9.5259</text:p>
          </table:table-cell>
          <table:table-cell table:style-name="ce78" table:formula="of:=[.Z386]/[.D386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386] * ([.N386] + [.O386] + [.P386]) / (3 - [.Q386] - [.R386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7] + [.G387]) / (2 * ( ((([.H387] + [.I387]) / 2) + [.J387]) / 10 )) * [.L387]" office:value-type="float" office:value="18.8888888888889">
            <text:p>18.8889</text:p>
          </table:table-cell>
          <table:table-cell table:style-name="ce78" table:formula="of:=[.Z387]/[.D387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387] * ([.N387] + [.O387] + [.P387]) / (3 - [.Q387] - [.R387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8] + [.G388]) / (2 * ( ((([.H388] + [.I388]) / 2) + [.J388]) / 10 )) * [.L388]" office:value-type="float" office:value="35.6">
            <text:p>35.6000</text:p>
          </table:table-cell>
          <table:table-cell table:style-name="ce78" table:formula="of:=[.Z388]/[.D388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388] * ([.N388] + [.O388] + [.P388]) / (3 - [.Q388] - [.R388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9] + [.G389]) / (2 * ( ((([.H389] + [.I389]) / 2) + [.J389]) / 10 )) * [.L389]" office:value-type="float" office:value="65.6941176470588">
            <text:p>65.6941</text:p>
          </table:table-cell>
          <table:table-cell table:style-name="ce78" table:formula="of:=[.Z389]/[.D389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389] * ([.N389] + [.O389] + [.P389]) / (3 - [.Q389] - [.R389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0] + [.G390]) / (2 * ( ((([.H390] + [.I390]) / 2) + [.J390]) / 10 )) * [.L390]" office:value-type="float" office:value="11.7241379310345">
            <text:p>11.7241</text:p>
          </table:table-cell>
          <table:table-cell table:style-name="ce78" table:formula="of:=[.Z390]/[.D390]" office:value-type="float" office:value="0.325670498084291">
            <text:p>0.3257</text:p>
          </table:table-cell>
          <table:table-cell table:style-name="ce82" table:formula="of:=-1*[.Z390]/[.E390]" office:value-type="float" office:value="0.488505747126437">
            <text:p>0.4885</text:p>
          </table:table-cell>
          <table:table-cell table:style-name="ce76" table:formula="of:=[.Z390] * ([.N390] + [.O390] + [.P390]) / (3 - [.Q390] - [.R390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1] + [.G391]) / (2 * ( ((([.H391] + [.I391]) / 2) + [.J391]) / 10 )) * [.L391]" office:value-type="float" office:value="27.625">
            <text:p>27.6250</text:p>
          </table:table-cell>
          <table:table-cell table:style-name="ce78" table:formula="of:=[.Z391]/[.D391]" office:value-type="float" office:value="0.383680555555556">
            <text:p>0.3837</text:p>
          </table:table-cell>
          <table:table-cell table:style-name="ce82" table:formula="of:=-1*[.Z391]/[.E391]" office:value-type="float" office:value="0.600543478260869">
            <text:p>0.6005</text:p>
          </table:table-cell>
          <table:table-cell table:style-name="ce76" table:formula="of:=[.Z391] * ([.N391] + [.O391] + [.P391]) / (3 - [.Q391] - [.R391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2] + [.G392]) / (2 * ( ((([.H392] + [.I392]) / 2) + [.J392]) / 10 )) * [.L392]" office:value-type="float" office:value="48">
            <text:p>48.0000</text:p>
          </table:table-cell>
          <table:table-cell table:style-name="ce78" table:formula="of:=[.Z392]/[.D392]" office:value-type="float" office:value="0.333333333333333">
            <text:p>0.3333</text:p>
          </table:table-cell>
          <table:table-cell table:style-name="ce82" table:formula="of:=-1*[.Z392]/[.E392]" office:value-type="float" office:value="0.533333333333333">
            <text:p>0.5333</text:p>
          </table:table-cell>
          <table:table-cell table:style-name="ce76" table:formula="of:=[.Z392] * ([.N392] + [.O392] + [.P392]) / (3 - [.Q392] - [.R392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3] + [.G393]) / (2 * ( ((([.H393] + [.I393]) / 2) + [.J393]) / 10 )) * [.L393]" office:value-type="float" office:value="11.7241379310345">
            <text:p>11.7241</text:p>
          </table:table-cell>
          <table:table-cell table:style-name="ce78" table:formula="of:=[.Z393]/[.D393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393] * ([.N393] + [.O393] + [.P393]) / (3 - [.Q393] - [.R393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4] + [.G394]) / (2 * ( ((([.H394] + [.I394]) / 2) + [.J394]) / 10 )) * [.L394]" office:value-type="float" office:value="27.625">
            <text:p>27.6250</text:p>
          </table:table-cell>
          <table:table-cell table:style-name="ce78" table:formula="of:=[.Z394]/[.D394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394] * ([.N394] + [.O394] + [.P394]) / (3 - [.Q394] - [.R394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5] + [.G395]) / (2 * ( ((([.H395] + [.I395]) / 2) + [.J395]) / 10 )) * [.L395]" office:value-type="float" office:value="48">
            <text:p>48.0000</text:p>
          </table:table-cell>
          <table:table-cell table:style-name="ce78" table:formula="of:=[.Z395]/[.D395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395] * ([.N395] + [.O395] + [.P395]) / (3 - [.Q395] - [.R395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6] + [.G396]) / (2 * ( ((([.H396] + [.I396]) / 2) + [.J396]) / 10 )) * [.L396]" office:value-type="float" office:value="92.6117647058824">
            <text:p>92.6118</text:p>
          </table:table-cell>
          <table:table-cell table:style-name="ce78" table:formula="of:=[.Z396]/[.D396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396] * ([.N396] + [.O396] + [.P396]) / (3 - [.Q396] - [.R396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7] + [.G397]) / (2 * ( ((([.H397] + [.I397]) / 2) + [.J397]) / 10 )) * [.L397]" office:value-type="float" office:value="115.104166666667">
            <text:p>115.1042</text:p>
          </table:table-cell>
          <table:table-cell table:style-name="ce78" table:formula="of:=[.Z397]/[.D397]" office:value-type="float" office:value="0.418560606060606">
            <text:p>0.4186</text:p>
          </table:table-cell>
          <table:table-cell table:style-name="ce82" table:formula="of:=-1*[.Z397]/[.E397]" office:value-type="float" office:value="0.657738095238095">
            <text:p>0.6577</text:p>
          </table:table-cell>
          <table:table-cell table:style-name="ce76" table:formula="of:=[.Z397] * ([.N397] + [.O397] + [.P397]) / (3 - [.Q397] - [.R397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8] + [.G398]) / (2 * ( ((([.H398] + [.I398]) / 2) + [.J398]) / 10 )) * [.L398]" office:value-type="float" office:value="168.229166666667">
            <text:p>168.2292</text:p>
          </table:table-cell>
          <table:table-cell table:style-name="ce78" table:formula="of:=[.Z398]/[.D398]" office:value-type="float" office:value="0.560763888888889">
            <text:p>0.5608</text:p>
          </table:table-cell>
          <table:table-cell table:style-name="ce82" table:formula="of:=-1*[.Z398]/[.E398]" office:value-type="float" office:value="0.747685185185185">
            <text:p>0.7477</text:p>
          </table:table-cell>
          <table:table-cell table:style-name="ce76" table:formula="of:=[.Z398] * ([.N398] + [.O398] + [.P398]) / (3 - [.Q398] - [.R398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9] + [.G399]) / (2 * ( ((([.H399] + [.I399]) / 2) + [.J399]) / 10 )) * [.L399]" office:value-type="float" office:value="194.791666666667">
            <text:p>194.7917</text:p>
          </table:table-cell>
          <table:table-cell table:style-name="ce78" table:formula="of:=[.Z399]/[.D399]" office:value-type="float" office:value="0.556547619047619">
            <text:p>0.5565</text:p>
          </table:table-cell>
          <table:table-cell table:style-name="ce82" table:formula="of:=-1*[.Z399]/[.E399]" office:value-type="float" office:value="0.708333333333333">
            <text:p>0.7083</text:p>
          </table:table-cell>
          <table:table-cell table:style-name="ce76" table:formula="of:=[.Z399] * ([.N399] + [.O399] + [.P399]) / (3 - [.Q399] - [.R399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00] + [.G400]) / (2 * ( ((([.H400] + [.I400]) / 2) + [.J400]) / 10 )) * [.L400]" office:value-type="float" office:value="283.333333333333">
            <text:p>283.3333</text:p>
          </table:table-cell>
          <table:table-cell table:style-name="ce78" table:formula="of:=[.Z400]/[.D400]" office:value-type="float" office:value="0.62962962962963">
            <text:p>0.6296</text:p>
          </table:table-cell>
          <table:table-cell table:style-name="ce82" table:formula="of:=-1*[.Z400]/[.E400]" office:value-type="float" office:value="0.566666666666667">
            <text:p>0.5667</text:p>
          </table:table-cell>
          <table:table-cell table:style-name="ce76" table:formula="of:=[.Z400] * ([.N400] + [.O400] + [.P400]) / (3 - [.Q400] - [.R400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2] + [.G402]) / (2 * ( ((([.H402] + [.I402]) / 2) + [.J402]) / 10 )) * [.L402]" office:value-type="float" office:value="7.75862068965517">
            <text:p>7.7586</text:p>
          </table:table-cell>
          <table:table-cell table:style-name="ce77" table:formula="of:=[.Z402]/[.D402]" office:value-type="float" office:value="0.277093596059113">
            <text:p>0.2771</text:p>
          </table:table-cell>
          <table:table-cell table:style-name="ce80" table:formula="of:=-1*[.Z402]/[.E402]" office:value-type="float" office:value="0.456389452332657">
            <text:p>0.4564</text:p>
          </table:table-cell>
          <table:table-cell table:style-name="ce77" table:formula="of:=[.Z402] * ([.N402] + [.O402] + [.P402]) / (3 - [.Q402] - [.R402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3] + [.G403]) / (2 * ( ((([.H403] + [.I403]) / 2) + [.J403]) / 10 )) * [.L403]" office:value-type="float" office:value="16.1458333333333">
            <text:p>16.1458</text:p>
          </table:table-cell>
          <table:table-cell table:style-name="ce77" table:formula="of:=[.Z403]/[.D403]" office:value-type="float" office:value="0.288318452380952">
            <text:p>0.2883</text:p>
          </table:table-cell>
          <table:table-cell table:style-name="ce80" table:formula="of:=-1*[.Z403]/[.E403]" office:value-type="float" office:value="0.538194444444444">
            <text:p>0.5382</text:p>
          </table:table-cell>
          <table:table-cell table:style-name="ce77" table:formula="of:=[.Z403] * ([.N403] + [.O403] + [.P403]) / (3 - [.Q403] - [.R403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4] + [.G404]) / (2 * ( ((([.H404] + [.I404]) / 2) + [.J404]) / 10 )) * [.L404]" office:value-type="float" office:value="32.8235294117647">
            <text:p>32.8235</text:p>
          </table:table-cell>
          <table:table-cell table:style-name="ce77" table:formula="of:=[.Z404]/[.D404]" office:value-type="float" office:value="0.293067226890756">
            <text:p>0.2931</text:p>
          </table:table-cell>
          <table:table-cell table:style-name="ce80" table:formula="of:=-1*[.Z404]/[.E404]" office:value-type="float" office:value="0.556331006979063">
            <text:p>0.5563</text:p>
          </table:table-cell>
          <table:table-cell table:style-name="ce77" table:formula="of:=[.Z404] * ([.N404] + [.O404] + [.P404]) / (3 - [.Q404] - [.R404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5] + [.G405]) / (2 * ( ((([.H405] + [.I405]) / 2) + [.J405]) / 10 )) * [.L405]" office:value-type="float" office:value="9.69827586206897">
            <text:p>9.6983</text:p>
          </table:table-cell>
          <table:table-cell table:style-name="ce76" table:formula="of:=[.Z405]/[.D405]" office:value-type="float" office:value="0.323275862068966">
            <text:p>0.3233</text:p>
          </table:table-cell>
          <table:table-cell table:style-name="ce81" table:formula="of:=-1*[.Z405]/[.E405]" office:value-type="float" office:value="0.484913793103448">
            <text:p>0.4849</text:p>
          </table:table-cell>
          <table:table-cell table:style-name="ce76" table:formula="of:=[.Z405] * ([.N405] + [.O405] + [.P405]) / (3 - [.Q405] - [.R405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6] + [.G406]) / (2 * ( ((([.H406] + [.I406]) / 2) + [.J406]) / 10 )) * [.L406]" office:value-type="float" office:value="20.625">
            <text:p>20.6250</text:p>
          </table:table-cell>
          <table:table-cell table:style-name="ce76" table:formula="of:=[.Z406]/[.D406]" office:value-type="float" office:value="0.34375">
            <text:p>0.3438</text:p>
          </table:table-cell>
          <table:table-cell table:style-name="ce81" table:formula="of:=-1*[.Z406]/[.E406]" office:value-type="float" office:value="0.606617647058823">
            <text:p>0.6066</text:p>
          </table:table-cell>
          <table:table-cell table:style-name="ce76" table:formula="of:=[.Z406] * ([.N406] + [.O406] + [.P406]) / (3 - [.Q406] - [.R406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7] + [.G407]) / (2 * ( ((([.H407] + [.I407]) / 2) + [.J407]) / 10 )) * [.L407]" office:value-type="float" office:value="38.1176470588235">
            <text:p>38.1176</text:p>
          </table:table-cell>
          <table:table-cell table:style-name="ce76" table:formula="of:=[.Z407]/[.D407]" office:value-type="float" office:value="0.317647058823529">
            <text:p>0.3176</text:p>
          </table:table-cell>
          <table:table-cell table:style-name="ce81" table:formula="of:=-1*[.Z407]/[.E407]" office:value-type="float" office:value="0.595588235294118">
            <text:p>0.5956</text:p>
          </table:table-cell>
          <table:table-cell table:style-name="ce76" table:formula="of:=[.Z407] * ([.N407] + [.O407] + [.P407]) / (3 - [.Q407] - [.R407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8] + [.G408]) / (2 * ( ((([.H408] + [.I408]) / 2) + [.J408]) / 10 )) * [.L408]" office:value-type="float" office:value="9.69827586206897">
            <text:p>9.6983</text:p>
          </table:table-cell>
          <table:table-cell table:style-name="ce76" table:formula="of:=[.Z408]/[.D408]" office:value-type="float" office:value="0.323275862068966">
            <text:p>0.3233</text:p>
          </table:table-cell>
          <table:table-cell table:style-name="ce81" office:value-type="string">
            <text:p>n/a</text:p>
          </table:table-cell>
          <table:table-cell table:style-name="ce76" table:formula="of:=[.Z408] * ([.N408] + [.O408] + [.P408]) / (3 - [.Q408] - [.R408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9] + [.G409]) / (2 * ( ((([.H409] + [.I409]) / 2) + [.J409]) / 10 )) * [.L409]" office:value-type="float" office:value="20.625">
            <text:p>20.6250</text:p>
          </table:table-cell>
          <table:table-cell table:style-name="ce76" table:formula="of:=[.Z409]/[.D409]" office:value-type="float" office:value="0.34375">
            <text:p>0.3438</text:p>
          </table:table-cell>
          <table:table-cell table:style-name="ce81" office:value-type="string">
            <text:p>n/a</text:p>
          </table:table-cell>
          <table:table-cell table:style-name="ce76" table:formula="of:=[.Z409] * ([.N409] + [.O409] + [.P409]) / (3 - [.Q409] - [.R409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0] + [.G410]) / (2 * ( ((([.H410] + [.I410]) / 2) + [.J410]) / 10 )) * [.L410]" office:value-type="float" office:value="38.1176470588235">
            <text:p>38.1176</text:p>
          </table:table-cell>
          <table:table-cell table:style-name="ce76" table:formula="of:=[.Z410]/[.D410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10] * ([.N410] + [.O410] + [.P410]) / (3 - [.Q410] - [.R410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636">
            <text:p>6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1] + [.G411]) / (2 * ( ((([.H411] + [.I411]) / 2) + [.J411]) / 10 )) * [.L411]" office:value-type="float" office:value="76.2352941176471">
            <text:p>76.2353</text:p>
          </table:table-cell>
          <table:table-cell table:style-name="ce76" table:formula="of:=[.Z411]/[.D411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11] * ([.N411] + [.O411] + [.P411]) / (3 - [.Q411] - [.R411])" office:value-type="float" office:value="76.2352941176471">
            <text:p>76.235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2] + [.G412]) / (2 * ( ((([.H412] + [.I412]) / 2) + [.J412]) / 10 )) * [.L412]" office:value-type="float" office:value="12.6724137931034">
            <text:p>12.6724</text:p>
          </table:table-cell>
          <table:table-cell table:style-name="ce76" table:formula="of:=[.Z412]/[.D412]" office:value-type="float" office:value="0.352011494252874">
            <text:p>0.3520</text:p>
          </table:table-cell>
          <table:table-cell table:style-name="ce81" table:formula="of:=-1*[.Z412]/[.E412]" office:value-type="float" office:value="0.52801724137931">
            <text:p>0.5280</text:p>
          </table:table-cell>
          <table:table-cell table:style-name="ce76" table:formula="of:=[.Z412] * ([.N412] + [.O412] + [.P412]) / (3 - [.Q412] - [.R412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3] + [.G413]) / (2 * ( ((([.H413] + [.I413]) / 2) + [.J413]) / 10 )) * [.L413]" office:value-type="float" office:value="26.9791666666667">
            <text:p>26.9792</text:p>
          </table:table-cell>
          <table:table-cell table:style-name="ce76" table:formula="of:=[.Z413]/[.D413]" office:value-type="float" office:value="0.374710648148148">
            <text:p>0.3747</text:p>
          </table:table-cell>
          <table:table-cell table:style-name="ce81" table:formula="of:=-1*[.Z413]/[.E413]" office:value-type="float" office:value="0.586503623188406">
            <text:p>0.5865</text:p>
          </table:table-cell>
          <table:table-cell table:style-name="ce76" table:formula="of:=[.Z413] * ([.N413] + [.O413] + [.P413]) / (3 - [.Q413] - [.R413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4] + [.G414]) / (2 * ( ((([.H414] + [.I414]) / 2) + [.J414]) / 10 )) * [.L414]" office:value-type="float" office:value="47.2941176470588">
            <text:p>47.2941</text:p>
          </table:table-cell>
          <table:table-cell table:style-name="ce76" table:formula="of:=[.Z414]/[.D414]" office:value-type="float" office:value="0.32843137254902">
            <text:p>0.3284</text:p>
          </table:table-cell>
          <table:table-cell table:style-name="ce81" table:formula="of:=-1*[.Z414]/[.E414]" office:value-type="float" office:value="0.525490196078431">
            <text:p>0.5255</text:p>
          </table:table-cell>
          <table:table-cell table:style-name="ce76" table:formula="of:=[.Z414] * ([.N414] + [.O414] + [.P414]) / (3 - [.Q414] - [.R414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5] + [.G415]) / (2 * ( ((([.H415] + [.I415]) / 2) + [.J415]) / 10 )) * [.L415]" office:value-type="float" office:value="12.6724137931034">
            <text:p>12.6724</text:p>
          </table:table-cell>
          <table:table-cell table:style-name="ce76" table:formula="of:=[.Z415]/[.D415]" office:value-type="float" office:value="0.352011494252874">
            <text:p>0.3520</text:p>
          </table:table-cell>
          <table:table-cell table:style-name="ce81" office:value-type="string">
            <text:p>n/a</text:p>
          </table:table-cell>
          <table:table-cell table:style-name="ce76" table:formula="of:=[.Z415] * ([.N415] + [.O415] + [.P415]) / (3 - [.Q415] - [.R415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6] + [.G416]) / (2 * ( ((([.H416] + [.I416]) / 2) + [.J416]) / 10 )) * [.L416]" office:value-type="float" office:value="26.9791666666667">
            <text:p>26.9792</text:p>
          </table:table-cell>
          <table:table-cell table:style-name="ce76" table:formula="of:=[.Z416]/[.D416]" office:value-type="float" office:value="0.374710648148148">
            <text:p>0.3747</text:p>
          </table:table-cell>
          <table:table-cell table:style-name="ce81" office:value-type="string">
            <text:p>n/a</text:p>
          </table:table-cell>
          <table:table-cell table:style-name="ce76" table:formula="of:=[.Z416] * ([.N416] + [.O416] + [.P416]) / (3 - [.Q416] - [.R416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7] + [.G417]) / (2 * ( ((([.H417] + [.I417]) / 2) + [.J417]) / 10 )) * [.L417]" office:value-type="float" office:value="47.2941176470588">
            <text:p>47.2941</text:p>
          </table:table-cell>
          <table:table-cell table:style-name="ce76" table:formula="of:=[.Z417]/[.D417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17] * ([.N417] + [.O417] + [.P417]) / (3 - [.Q417] - [.R417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6">
            <text:p>316</text:p>
          </table:table-cell>
          <table:table-cell table:style-name="ce48" office:value-type="float" office:value="756">
            <text:p>7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8] + [.G418]) / (2 * ( ((([.H418] + [.I418]) / 2) + [.J418]) / 10 )) * [.L418]" office:value-type="float" office:value="94.5882352941177">
            <text:p>94.5882</text:p>
          </table:table-cell>
          <table:table-cell table:style-name="ce76" table:formula="of:=[.Z418]/[.D418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18] * ([.N418] + [.O418] + [.P418]) / (3 - [.Q418] - [.R418])" office:value-type="float" office:value="94.5882352941176">
            <text:p>94.5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19] + [.G419]) / (2 * ( ((([.H419] + [.I419]) / 2) + [.J419]) / 10 )) * [.L419]" office:value-type="float" office:value="20">
            <text:p>20.0000</text:p>
          </table:table-cell>
          <table:table-cell table:style-name="ce77" table:formula="of:=[.Z419]/[.D419]" office:value-type="float" office:value="0.8">
            <text:p>0.8000</text:p>
          </table:table-cell>
          <table:table-cell table:style-name="ce80" table:formula="of:=-1*[.Z419]/[.E419]" office:value-type="float" office:value="1.17647058823529">
            <text:p>1.1765</text:p>
          </table:table-cell>
          <table:table-cell table:style-name="ce77" table:formula="of:=[.Z419] * ([.N419] + [.O419] + [.P419]) / (3 - [.Q419] - [.R419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0] + [.G420]) / (2 * ( ((([.H420] + [.I420]) / 2) + [.J420]) / 10 )) * [.L420]" office:value-type="float" office:value="33.0192307692308">
            <text:p>33.0192</text:p>
          </table:table-cell>
          <table:table-cell table:style-name="ce77" table:formula="of:=[.Z420]/[.D420]" office:value-type="float" office:value="1.32076923076923">
            <text:p>1.3208</text:p>
          </table:table-cell>
          <table:table-cell table:style-name="ce80" table:formula="of:=-1*[.Z420]/[.E420]" office:value-type="float" office:value="1.94230769230769">
            <text:p>1.9423</text:p>
          </table:table-cell>
          <table:table-cell table:style-name="ce77" table:formula="of:=[.Z420] * ([.N420] + [.O420] + [.P420]) / (3 - [.Q420] - [.R420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1] + [.G421]) / (2 * ( ((([.H421] + [.I421]) / 2) + [.J421]) / 10 )) * [.L421]" office:value-type="float" office:value="60">
            <text:p>60.0000</text:p>
          </table:table-cell>
          <table:table-cell table:style-name="ce77" table:formula="of:=[.Z421]/[.D421]" office:value-type="float" office:value="2.4">
            <text:p>2.4000</text:p>
          </table:table-cell>
          <table:table-cell table:style-name="ce80" table:formula="of:=-1*[.Z421]/[.E421]" office:value-type="float" office:value="3.52941176470588">
            <text:p>3.5294</text:p>
          </table:table-cell>
          <table:table-cell table:style-name="ce77" table:formula="of:=[.Z421] * ([.N421] + [.O421] + [.P421]) / (3 - [.Q421] - [.R421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2] + [.G422]) / (2 * ( ((([.H422] + [.I422]) / 2) + [.J422]) / 10 )) * [.L422]" office:value-type="float" office:value="26">
            <text:p>26.0000</text:p>
          </table:table-cell>
          <table:table-cell table:style-name="ce76" table:formula="of:=[.Z422]/[.D422]" office:value-type="float" office:value="0.866666666666667">
            <text:p>0.8667</text:p>
          </table:table-cell>
          <table:table-cell table:style-name="ce81" table:formula="of:=-1*[.Z422]/[.E422]" office:value-type="float" office:value="1.3">
            <text:p>1.3000</text:p>
          </table:table-cell>
          <table:table-cell table:style-name="ce76" table:formula="of:=[.Z422] * ([.N422] + [.O422] + [.P422]) / (3 - [.Q422] - [.R422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3] + [.G423]) / (2 * ( ((([.H423] + [.I423]) / 2) + [.J423]) / 10 )) * [.L423]" office:value-type="float" office:value="42.8269230769231">
            <text:p>42.8269</text:p>
          </table:table-cell>
          <table:table-cell table:style-name="ce78" table:formula="of:=[.Z423]/[.D423]" office:value-type="float" office:value="0.713782051282051">
            <text:p>0.7138</text:p>
          </table:table-cell>
          <table:table-cell table:style-name="ce82" table:formula="of:=-1*[.Z423]/[.E423]" office:value-type="float" office:value="1.25961538461538">
            <text:p>1.2596</text:p>
          </table:table-cell>
          <table:table-cell table:style-name="ce76" table:formula="of:=[.Z423] * ([.N423] + [.O423] + [.P423]) / (3 - [.Q423] - [.R423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4] + [.G424]) / (2 * ( ((([.H424] + [.I424]) / 2) + [.J424]) / 10 )) * [.L424]" office:value-type="float" office:value="78">
            <text:p>78.0000</text:p>
          </table:table-cell>
          <table:table-cell table:style-name="ce78" table:formula="of:=[.Z424]/[.D424]" office:value-type="float" office:value="0.65">
            <text:p>0.6500</text:p>
          </table:table-cell>
          <table:table-cell table:style-name="ce82" table:formula="of:=-1*[.Z424]/[.E424]" office:value-type="float" office:value="1.21875">
            <text:p>1.2188</text:p>
          </table:table-cell>
          <table:table-cell table:style-name="ce76" table:formula="of:=[.Z424] * ([.N424] + [.O424] + [.P424]) / (3 - [.Q424] - [.R424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5] + [.G425]) / (2 * ( ((([.H425] + [.I425]) / 2) + [.J425]) / 10 )) * [.L425]" office:value-type="float" office:value="26">
            <text:p>26.0000</text:p>
          </table:table-cell>
          <table:table-cell table:style-name="ce76" table:formula="of:=[.Z425]/[.D425]" office:value-type="float" office:value="0.866666666666667">
            <text:p>0.8667</text:p>
          </table:table-cell>
          <table:table-cell table:style-name="ce81" office:value-type="string">
            <text:p>n/a</text:p>
          </table:table-cell>
          <table:table-cell table:style-name="ce76" table:formula="of:=[.Z425] * ([.N425] + [.O425] + [.P425]) / (3 - [.Q425] - [.R425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6] + [.G426]) / (2 * ( ((([.H426] + [.I426]) / 2) + [.J426]) / 10 )) * [.L426]" office:value-type="float" office:value="42.8269230769231">
            <text:p>42.8269</text:p>
          </table:table-cell>
          <table:table-cell table:style-name="ce78" table:formula="of:=[.Z426]/[.D426]" office:value-type="float" office:value="0.713782051282051">
            <text:p>0.7138</text:p>
          </table:table-cell>
          <table:table-cell table:style-name="ce82" office:value-type="string">
            <text:p>n/a</text:p>
          </table:table-cell>
          <table:table-cell table:style-name="ce76" table:formula="of:=[.Z426] * ([.N426] + [.O426] + [.P426]) / (3 - [.Q426] - [.R426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7] + [.G427]) / (2 * ( ((([.H427] + [.I427]) / 2) + [.J427]) / 10 )) * [.L427]" office:value-type="float" office:value="78">
            <text:p>78.0000</text:p>
          </table:table-cell>
          <table:table-cell table:style-name="ce78" table:formula="of:=[.Z427]/[.D427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27] * ([.N427] + [.O427] + [.P427]) / (3 - [.Q427] - [.R427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4">
            <text:p>204</text:p>
          </table:table-cell>
          <table:table-cell table:style-name="ce48" office:value-type="float" office:value="420">
            <text:p>4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8] + [.G428]) / (2 * ( ((([.H428] + [.I428]) / 2) + [.J428]) / 10 )) * [.L428]" office:value-type="float" office:value="156">
            <text:p>156.0000</text:p>
          </table:table-cell>
          <table:table-cell table:style-name="ce78" table:formula="of:=[.Z428]/[.D428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28] * ([.N428] + [.O428] + [.P428]) / (3 - [.Q428] - [.R428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9] + [.G429]) / (2 * ( ((([.H429] + [.I429]) / 2) + [.J429]) / 10 )) * [.L429]" office:value-type="float" office:value="33">
            <text:p>33.0000</text:p>
          </table:table-cell>
          <table:table-cell table:style-name="ce78" table:formula="of:=[.Z429]/[.D429]" office:value-type="float" office:value="0.916666666666667">
            <text:p>0.9167</text:p>
          </table:table-cell>
          <table:table-cell table:style-name="ce82" table:formula="of:=-1*[.Z429]/[.E429]" office:value-type="float" office:value="1.375">
            <text:p>1.3750</text:p>
          </table:table-cell>
          <table:table-cell table:style-name="ce76" table:formula="of:=[.Z429] * ([.N429] + [.O429] + [.P429]) / (3 - [.Q429] - [.R429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0] + [.G430]) / (2 * ( ((([.H430] + [.I430]) / 2) + [.J430]) / 10 )) * [.L430]" office:value-type="float" office:value="53.6153846153846">
            <text:p>53.6154</text:p>
          </table:table-cell>
          <table:table-cell table:style-name="ce78" table:formula="of:=[.Z430]/[.D430]" office:value-type="float" office:value="0.74465811965812">
            <text:p>0.7447</text:p>
          </table:table-cell>
          <table:table-cell table:style-name="ce82" table:formula="of:=-1*[.Z430]/[.E430]" office:value-type="float" office:value="1.16555183946488">
            <text:p>1.1656</text:p>
          </table:table-cell>
          <table:table-cell table:style-name="ce76" table:formula="of:=[.Z430] * ([.N430] + [.O430] + [.P430]) / (3 - [.Q430] - [.R430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1] + [.G431]) / (2 * ( ((([.H431] + [.I431]) / 2) + [.J431]) / 10 )) * [.L431]" office:value-type="float" office:value="94.5">
            <text:p>94.5000</text:p>
          </table:table-cell>
          <table:table-cell table:style-name="ce78" table:formula="of:=[.Z431]/[.D431]" office:value-type="float" office:value="0.65625">
            <text:p>0.6563</text:p>
          </table:table-cell>
          <table:table-cell table:style-name="ce82" table:formula="of:=-1*[.Z431]/[.E431]" office:value-type="float" office:value="1.05">
            <text:p>1.0500</text:p>
          </table:table-cell>
          <table:table-cell table:style-name="ce76" table:formula="of:=[.Z431] * ([.N431] + [.O431] + [.P431]) / (3 - [.Q431] - [.R431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2] + [.G432]) / (2 * ( ((([.H432] + [.I432]) / 2) + [.J432]) / 10 )) * [.L432]" office:value-type="float" office:value="33">
            <text:p>33.0000</text:p>
          </table:table-cell>
          <table:table-cell table:style-name="ce78" table:formula="of:=[.Z432]/[.D432]" office:value-type="float" office:value="0.916666666666667">
            <text:p>0.9167</text:p>
          </table:table-cell>
          <table:table-cell table:style-name="ce82" office:value-type="string">
            <text:p>n/a</text:p>
          </table:table-cell>
          <table:table-cell table:style-name="ce76" table:formula="of:=[.Z432] * ([.N432] + [.O432] + [.P432]) / (3 - [.Q432] - [.R432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3] + [.G433]) / (2 * ( ((([.H433] + [.I433]) / 2) + [.J433]) / 10 )) * [.L433]" office:value-type="float" office:value="53.6153846153846">
            <text:p>53.6154</text:p>
          </table:table-cell>
          <table:table-cell table:style-name="ce78" table:formula="of:=[.Z433]/[.D433]" office:value-type="float" office:value="0.74465811965812">
            <text:p>0.7447</text:p>
          </table:table-cell>
          <table:table-cell table:style-name="ce82" office:value-type="string">
            <text:p>n/a</text:p>
          </table:table-cell>
          <table:table-cell table:style-name="ce76" table:formula="of:=[.Z433] * ([.N433] + [.O433] + [.P433]) / (3 - [.Q433] - [.R433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4] + [.G434]) / (2 * ( ((([.H434] + [.I434]) / 2) + [.J434]) / 10 )) * [.L434]" office:value-type="float" office:value="94.5">
            <text:p>94.5000</text:p>
          </table:table-cell>
          <table:table-cell table:style-name="ce78" table:formula="of:=[.Z434]/[.D434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34] * ([.N434] + [.O434] + [.P434]) / (3 - [.Q434] - [.R434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492">
            <text:p>492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5] + [.G435]) / (2 * ( ((([.H435] + [.I435]) / 2) + [.J435]) / 10 )) * [.L435]" office:value-type="float" office:value="189">
            <text:p>189.0000</text:p>
          </table:table-cell>
          <table:table-cell table:style-name="ce78" table:formula="of:=[.Z435]/[.D435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35] * ([.N435] + [.O435] + [.P435]) / (3 - [.Q435] - [.R435])" office:value-type="float" office:value="189">
            <text:p>18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6] + [.G436]) / (2 * ( ((([.H436] + [.I436]) / 2) + [.J436]) / 10 )) * [.L436]" office:value-type="float" office:value="165.677966101695">
            <text:p>165.6780</text:p>
          </table:table-cell>
          <table:table-cell table:style-name="ce78" table:formula="of:=[.Z436]/[.D436]" office:value-type="float" office:value="0.44180790960452">
            <text:p>0.4418</text:p>
          </table:table-cell>
          <table:table-cell table:style-name="ce82" table:formula="of:=-1*[.Z436]/[.E436]" office:value-type="float" office:value="0.602465331278891">
            <text:p>0.6025</text:p>
          </table:table-cell>
          <table:table-cell table:style-name="ce76" table:formula="of:=[.Z436] * ([.N436] + [.O436] + [.P436]) / (3 - [.Q436] - [.R436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7] + [.G437]) / (2 * ( ((([.H437] + [.I437]) / 2) + [.J437]) / 10 )) * [.L437]" office:value-type="float" office:value="194.491525423729">
            <text:p>194.4915</text:p>
          </table:table-cell>
          <table:table-cell table:style-name="ce78" table:formula="of:=[.Z437]/[.D437]" office:value-type="float" office:value="0.457627118644068">
            <text:p>0.4576</text:p>
          </table:table-cell>
          <table:table-cell table:style-name="ce82" table:formula="of:=-1*[.Z437]/[.E437]" office:value-type="float" office:value="0.648305084745763">
            <text:p>0.6483</text:p>
          </table:table-cell>
          <table:table-cell table:style-name="ce76" table:formula="of:=[.Z437] * ([.N437] + [.O437] + [.P437]) / (3 - [.Q437] - [.R437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8] + [.G438]) / (2 * ( ((([.H438] + [.I438]) / 2) + [.J438]) / 10 )) * [.L438]" office:value-type="float" office:value="288.135593220339">
            <text:p>288.1356</text:p>
          </table:table-cell>
          <table:table-cell table:style-name="ce78" table:formula="of:=[.Z438]/[.D438]" office:value-type="float" office:value="0.576271186440678">
            <text:p>0.5763</text:p>
          </table:table-cell>
          <table:table-cell table:style-name="ce82" table:formula="of:=-1*[.Z438]/[.E438]" office:value-type="float" office:value="0.576271186440678">
            <text:p>0.5763</text:p>
          </table:table-cell>
          <table:table-cell table:style-name="ce76" table:formula="of:=[.Z438] * ([.N438] + [.O438] + [.P438]) / (3 - [.Q438] - [.R438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39] + [.G439]) / (2 * ( ((([.H439] + [.I439]) / 2) + [.J439]) / 10 )) * [.L439]" office:value-type="float" office:value="40.9090909090909">
            <text:p>40.9091</text:p>
          </table:table-cell>
          <table:table-cell table:style-name="ce77" table:formula="of:=[.Z439]/[.D439]" office:value-type="float" office:value="0.263929618768328">
            <text:p>0.2639</text:p>
          </table:table-cell>
          <table:table-cell table:style-name="ce80" table:formula="of:=-1*[.Z439]/[.E439]" office:value-type="float" office:value="0.454545454545455">
            <text:p>0.4545</text:p>
          </table:table-cell>
          <table:table-cell table:style-name="ce77" table:formula="of:=[.Z439] * ([.N439] + [.O439] + [.P439]) / (3 - [.Q439] - [.R439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0] + [.G440]) / (2 * ( ((([.H440] + [.I440]) / 2) + [.J440]) / 10 )) * [.L440]" office:value-type="float" office:value="50.6118881118881">
            <text:p>50.6119</text:p>
          </table:table-cell>
          <table:table-cell table:style-name="ce76" table:formula="of:=[.Z440]/[.D440]" office:value-type="float" office:value="0.281177156177156">
            <text:p>0.2812</text:p>
          </table:table-cell>
          <table:table-cell table:style-name="ce81" table:formula="of:=-1*[.Z440]/[.E440]" office:value-type="float" office:value="0.460108073744437">
            <text:p>0.4601</text:p>
          </table:table-cell>
          <table:table-cell table:style-name="ce76" table:formula="of:=[.Z440] * ([.N440] + [.O440] + [.P440]) / (3 - [.Q440] - [.R440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80">
            <text:p>18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1] + [.G441]) / (2 * ( ((([.H441] + [.I441]) / 2) + [.J441]) / 10 )) * [.L441]" office:value-type="float" office:value="12.8496503496504">
            <text:p>12.8497</text:p>
          </table:table-cell>
          <table:table-cell table:style-name="ce76" table:formula="of:=[.Z441]/[.D441]" office:value-type="float" office:value="0.285547785547786">
            <text:p>0.2855</text:p>
          </table:table-cell>
          <table:table-cell table:style-name="ce81" office:value-type="string">
            <text:p>n/a</text:p>
          </table:table-cell>
          <table:table-cell table:style-name="ce76" table:formula="of:=[.Z441] * ([.N441] + [.O441] + [.P441]) / (3 - [.Q441] - [.R441])" office:value-type="float" office:value="16.0620629370629">
            <text:p>16.0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360">
            <text:p>3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2] + [.G442]) / (2 * ( ((([.H442] + [.I442]) / 2) + [.J442]) / 10 )) * [.L442]" office:value-type="float" office:value="25.4370629370629">
            <text:p>25.4371</text:p>
          </table:table-cell>
          <table:table-cell table:style-name="ce76" table:formula="of:=[.Z442]/[.D442]" office:value-type="float" office:value="0.282634032634033">
            <text:p>0.2826</text:p>
          </table:table-cell>
          <table:table-cell table:style-name="ce81" office:value-type="string">
            <text:p>n/a</text:p>
          </table:table-cell>
          <table:table-cell table:style-name="ce76" table:formula="of:=[.Z442] * ([.N442] + [.O442] + [.P442]) / (3 - [.Q442] - [.R442])" office:value-type="float" office:value="31.7963286713287">
            <text:p>31.79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3] + [.G443]) / (2 * ( ((([.H443] + [.I443]) / 2) + [.J443]) / 10 )) * [.L443]" office:value-type="float" office:value="50.6118881118881">
            <text:p>50.6119</text:p>
          </table:table-cell>
          <table:table-cell table:style-name="ce76" table:formula="of:=[.Z443]/[.D443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443] * ([.N443] + [.O443] + [.P443]) / (3 - [.Q443] - [.R443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490">
            <text:p>490</text:p>
          </table:table-cell>
          <table:table-cell table:style-name="ce44" office:value-type="float" office:value="1440">
            <text:p>14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4] + [.G444]) / (2 * ( ((([.H444] + [.I444]) / 2) + [.J444]) / 10 )) * [.L444]" office:value-type="float" office:value="101.223776223776">
            <text:p>101.2238</text:p>
          </table:table-cell>
          <table:table-cell table:style-name="ce76" table:formula="of:=[.Z444]/[.D444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444] * ([.N444] + [.O444] + [.P444]) / (3 - [.Q444] - [.R444])" office:value-type="float" office:value="126.52972027972">
            <text:p>126.52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5] + [.G445]) / (2 * ( ((([.H445] + [.I445]) / 2) + [.J445]) / 10 )) * [.L445]" office:value-type="float" office:value="61.3636363636364">
            <text:p>61.3636</text:p>
          </table:table-cell>
          <table:table-cell table:style-name="ce76" table:formula="of:=[.Z445]/[.D445]" office:value-type="float" office:value="0.299334811529933">
            <text:p>0.2993</text:p>
          </table:table-cell>
          <table:table-cell table:style-name="ce81" table:formula="of:=-1*[.Z445]/[.E445]" office:value-type="float" office:value="0.472027972027972">
            <text:p>0.4720</text:p>
          </table:table-cell>
          <table:table-cell table:style-name="ce76" table:formula="of:=[.Z445] * ([.N445] + [.O445] + [.P445]) / (3 - [.Q445] - [.R445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220">
            <text:p>2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6] + [.G446]) / (2 * ( ((([.H446] + [.I446]) / 2) + [.J446]) / 10 )) * [.L446]" office:value-type="float" office:value="15.472027972028">
            <text:p>15.4720</text:p>
          </table:table-cell>
          <table:table-cell table:style-name="ce76" table:formula="of:=[.Z446]/[.D446]" office:value-type="float" office:value="0.281309599491418">
            <text:p>0.2813</text:p>
          </table:table-cell>
          <table:table-cell table:style-name="ce81" office:value-type="string">
            <text:p>n/a</text:p>
          </table:table-cell>
          <table:table-cell table:style-name="ce76" table:formula="of:=[.Z446] * ([.N446] + [.O446] + [.P446]) / (3 - [.Q446] - [.R446])" office:value-type="float" office:value="19.340034965035">
            <text:p>19.3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5">
            <text:p>1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435">
            <text:p>43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7] + [.G447]) / (2 * ( ((([.H447] + [.I447]) / 2) + [.J447]) / 10 )) * [.L447]" office:value-type="float" office:value="30.6818181818182">
            <text:p>30.6818</text:p>
          </table:table-cell>
          <table:table-cell table:style-name="ce76" table:formula="of:=[.Z447]/[.D447]" office:value-type="float" office:value="0.292207792207792">
            <text:p>0.2922</text:p>
          </table:table-cell>
          <table:table-cell table:style-name="ce81" office:value-type="string">
            <text:p>n/a</text:p>
          </table:table-cell>
          <table:table-cell table:style-name="ce76" table:formula="of:=[.Z447] * ([.N447] + [.O447] + [.P447]) / (3 - [.Q447] - [.R447])" office:value-type="float" office:value="38.3522727272727">
            <text:p>38.352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8] + [.G448]) / (2 * ( ((([.H448] + [.I448]) / 2) + [.J448]) / 10 )) * [.L448]" office:value-type="float" office:value="61.3636363636364">
            <text:p>61.3636</text:p>
          </table:table-cell>
          <table:table-cell table:style-name="ce76" table:formula="of:=[.Z448]/[.D448]" office:value-type="float" office:value="0.299334811529933">
            <text:p>0.2993</text:p>
          </table:table-cell>
          <table:table-cell table:style-name="ce81" office:value-type="string">
            <text:p>n/a</text:p>
          </table:table-cell>
          <table:table-cell table:style-name="ce76" table:formula="of:=[.Z448] * ([.N448] + [.O448] + [.P448]) / (3 - [.Q448] - [.R448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1740">
            <text:p>17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49] + [.G449]) / (2 * ( ((([.H449] + [.I449]) / 2) + [.J449]) / 10 )) * [.L449]" office:value-type="float" office:value="117.482517482517">
            <text:p>117.4825</text:p>
          </table:table-cell>
          <table:table-cell table:style-name="ce76" table:formula="of:=[.Z449]/[.D449]" office:value-type="float" office:value="0.286542725567116">
            <text:p>0.2865</text:p>
          </table:table-cell>
          <table:table-cell table:style-name="ce81" office:value-type="string">
            <text:p>n/a</text:p>
          </table:table-cell>
          <table:table-cell table:style-name="ce76" table:formula="of:=[.Z449] * ([.N449] + [.O449] + [.P449]) / (3 - [.Q449] - [.R449])" office:value-type="float" office:value="146.853146853147">
            <text:p>146.85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0] + [.G450]) / (2 * ( ((([.H450] + [.I450]) / 2) + [.J450]) / 10 )) * [.L450]" office:value-type="float" office:value="115.460526315789">
            <text:p>115.4605</text:p>
          </table:table-cell>
          <table:table-cell table:style-name="ce77" table:formula="of:=[.Z450]/[.D450]" office:value-type="float" office:value="0.355263157894737">
            <text:p>0.3553</text:p>
          </table:table-cell>
          <table:table-cell table:style-name="ce80" table:formula="of:=-1*[.Z450]/[.E450]" office:value-type="float" office:value="0.461842105263158">
            <text:p>0.4618</text:p>
          </table:table-cell>
          <table:table-cell table:style-name="ce77" table:formula="of:=[.Z450] * ([.N450] + [.O450] + [.P450]) / (3 - [.Q450] - [.R450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1] + [.G451]) / (2 * ( ((([.H451] + [.I451]) / 2) + [.J451]) / 10 )) * [.L451]" office:value-type="float" office:value="144.736842105263">
            <text:p>144.7368</text:p>
          </table:table-cell>
          <table:table-cell table:style-name="ce76" table:formula="of:=[.Z451]/[.D451]" office:value-type="float" office:value="0.385964912280702">
            <text:p>0.3860</text:p>
          </table:table-cell>
          <table:table-cell table:style-name="ce81" table:formula="of:=-1*[.Z451]/[.E451]" office:value-type="float" office:value="0.516917293233083">
            <text:p>0.5169</text:p>
          </table:table-cell>
          <table:table-cell table:style-name="ce76" table:formula="of:=[.Z451] * ([.N451] + [.O451] + [.P451]) / (3 - [.Q451] - [.R451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2] + [.G452]) / (2 * ( ((([.H452] + [.I452]) / 2) + [.J452]) / 10 )) * [.L452]" office:value-type="float" office:value="18.0921052631579">
            <text:p>18.0921</text:p>
          </table:table-cell>
          <table:table-cell table:style-name="ce76" table:formula="of:=[.Z452]/[.D452]" office:value-type="float" office:value="0.402046783625731">
            <text:p>0.4020</text:p>
          </table:table-cell>
          <table:table-cell table:style-name="ce81" office:value-type="string">
            <text:p>n/a</text:p>
          </table:table-cell>
          <table:table-cell table:style-name="ce76" table:formula="of:=[.Z452] * ([.N452] + [.O452] + [.P452]) / (3 - [.Q452] - [.R452])" office:value-type="float" office:value="21.1074561403509">
            <text:p>21.10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3] + [.G453]) / (2 * ( ((([.H453] + [.I453]) / 2) + [.J453]) / 10 )) * [.L453]" office:value-type="float" office:value="36.1842105263158">
            <text:p>36.1842</text:p>
          </table:table-cell>
          <table:table-cell table:style-name="ce76" table:formula="of:=[.Z453]/[.D453]" office:value-type="float" office:value="0.380886426592798">
            <text:p>0.3809</text:p>
          </table:table-cell>
          <table:table-cell table:style-name="ce81" office:value-type="string">
            <text:p>n/a</text:p>
          </table:table-cell>
          <table:table-cell table:style-name="ce76" table:formula="of:=[.Z453] * ([.N453] + [.O453] + [.P453]) / (3 - [.Q453] - [.R453])" office:value-type="float" office:value="42.2149122807018">
            <text:p>42.21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1600">
            <text:p>16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4] + [.G454]) / (2 * ( ((([.H454] + [.I454]) / 2) + [.J454]) / 10 )) * [.L454]" office:value-type="float" office:value="72.3684210526316">
            <text:p>72.3684</text:p>
          </table:table-cell>
          <table:table-cell table:style-name="ce76" table:formula="of:=[.Z454]/[.D454]" office:value-type="float" office:value="0.391180654338549">
            <text:p>0.3912</text:p>
          </table:table-cell>
          <table:table-cell table:style-name="ce81" office:value-type="string">
            <text:p>n/a</text:p>
          </table:table-cell>
          <table:table-cell table:style-name="ce76" table:formula="of:=[.Z454] * ([.N454] + [.O454] + [.P454]) / (3 - [.Q454] - [.R454])" office:value-type="float" office:value="84.4298245614035">
            <text:p>84.4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5] + [.G455]) / (2 * ( ((([.H455] + [.I455]) / 2) + [.J455]) / 10 )) * [.L455]" office:value-type="float" office:value="144.736842105263">
            <text:p>144.7368</text:p>
          </table:table-cell>
          <table:table-cell table:style-name="ce76" table:formula="of:=[.Z455]/[.D455]" office:value-type="float" office:value="0.385964912280702">
            <text:p>0.3860</text:p>
          </table:table-cell>
          <table:table-cell table:style-name="ce81" office:value-type="string">
            <text:p>n/a</text:p>
          </table:table-cell>
          <table:table-cell table:style-name="ce76" table:formula="of:=[.Z455] * ([.N455] + [.O455] + [.P455]) / (3 - [.Q455] - [.R455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6] + [.G456]) / (2 * ( ((([.H456] + [.I456]) / 2) + [.J456]) / 10 )) * [.L456]" office:value-type="float" office:value="171.052631578947">
            <text:p>171.0526</text:p>
          </table:table-cell>
          <table:table-cell table:style-name="ce76" table:formula="of:=[.Z456]/[.D456]" office:value-type="float" office:value="0.402476780185758">
            <text:p>0.4025</text:p>
          </table:table-cell>
          <table:table-cell table:style-name="ce81" table:formula="of:=-1*[.Z456]/[.E456]" office:value-type="float" office:value="0.551782682512733">
            <text:p>0.5518</text:p>
          </table:table-cell>
          <table:table-cell table:style-name="ce76" table:formula="of:=[.Z456] * ([.N456] + [.O456] + [.P456]) / (3 - [.Q456] - [.R456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65">
            <text:p>46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7] + [.G457]) / (2 * ( ((([.H457] + [.I457]) / 2) + [.J457]) / 10 )) * [.L457]" office:value-type="float" office:value="21.3815789473684">
            <text:p>21.3816</text:p>
          </table:table-cell>
          <table:table-cell table:style-name="ce76" table:formula="of:=[.Z457]/[.D457]" office:value-type="float" office:value="0.388755980861244">
            <text:p>0.3888</text:p>
          </table:table-cell>
          <table:table-cell table:style-name="ce81" office:value-type="string">
            <text:p>n/a</text:p>
          </table:table-cell>
          <table:table-cell table:style-name="ce76" table:formula="of:=[.Z457] * ([.N457] + [.O457] + [.P457]) / (3 - [.Q457] - [.R457])" office:value-type="float" office:value="24.9451754385965">
            <text:p>24.94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925">
            <text:p>9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8] + [.G458]) / (2 * ( ((([.H458] + [.I458]) / 2) + [.J458]) / 10 )) * [.L458]" office:value-type="float" office:value="42.7631578947368">
            <text:p>42.7632</text:p>
          </table:table-cell>
          <table:table-cell table:style-name="ce76" table:formula="of:=[.Z458]/[.D458]" office:value-type="float" office:value="0.407268170426065">
            <text:p>0.4073</text:p>
          </table:table-cell>
          <table:table-cell table:style-name="ce81" office:value-type="string">
            <text:p>n/a</text:p>
          </table:table-cell>
          <table:table-cell table:style-name="ce76" table:formula="of:=[.Z458] * ([.N458] + [.O458] + [.P458]) / (3 - [.Q458] - [.R458])" office:value-type="float" office:value="49.890350877193">
            <text:p>49.89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850">
            <text:p>18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9] + [.G459]) / (2 * ( ((([.H459] + [.I459]) / 2) + [.J459]) / 10 )) * [.L459]" office:value-type="float" office:value="85.5263157894737">
            <text:p>85.5263</text:p>
          </table:table-cell>
          <table:table-cell table:style-name="ce76" table:formula="of:=[.Z459]/[.D459]" office:value-type="float" office:value="0.397796817625459">
            <text:p>0.3978</text:p>
          </table:table-cell>
          <table:table-cell table:style-name="ce81" office:value-type="string">
            <text:p>n/a</text:p>
          </table:table-cell>
          <table:table-cell table:style-name="ce76" table:formula="of:=[.Z459] * ([.N459] + [.O459] + [.P459]) / (3 - [.Q459] - [.R459])" office:value-type="float" office:value="99.780701754386">
            <text:p>99.780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0] + [.G460]) / (2 * ( ((([.H460] + [.I460]) / 2) + [.J460]) / 10 )) * [.L460]" office:value-type="float" office:value="171.052631578947">
            <text:p>171.0526</text:p>
          </table:table-cell>
          <table:table-cell table:style-name="ce76" table:formula="of:=[.Z460]/[.D460]" office:value-type="float" office:value="0.402476780185758">
            <text:p>0.4025</text:p>
          </table:table-cell>
          <table:table-cell table:style-name="ce81" office:value-type="string">
            <text:p>n/a</text:p>
          </table:table-cell>
          <table:table-cell table:style-name="ce76" table:formula="of:=[.Z460] * ([.N460] + [.O460] + [.P460]) / (3 - [.Q460] - [.R460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1] + [.G461]) / (2 * ( ((([.H461] + [.I461]) / 2) + [.J461]) / 10 )) * [.L461]" office:value-type="float" office:value="275.555555555556">
            <text:p>275.5556</text:p>
          </table:table-cell>
          <table:table-cell table:style-name="ce76" table:formula="of:=[.Z461]/[.D461]" office:value-type="float" office:value="0.551111111111111">
            <text:p>0.5511</text:p>
          </table:table-cell>
          <table:table-cell table:style-name="ce81" table:formula="of:=-1*[.Z461]/[.E461]" office:value-type="float" office:value="0.551111111111111">
            <text:p>0.5511</text:p>
          </table:table-cell>
          <table:table-cell table:style-name="ce76" table:formula="of:=[.Z461] * ([.N461] + [.O461] + [.P461]) / (3 - [.Q461] - [.R461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2] + [.G462]) / (2 * ( ((([.H462] + [.I462]) / 2) + [.J462]) / 10 )) * [.L462]" office:value-type="float" office:value="139.802631578947">
            <text:p>139.8026</text:p>
          </table:table-cell>
          <table:table-cell table:style-name="ce76" table:formula="of:=[.Z462]/[.D462]" office:value-type="float" office:value="0.37280701754386">
            <text:p>0.3728</text:p>
          </table:table-cell>
          <table:table-cell table:style-name="ce81" table:formula="of:=-1*[.Z462]/[.E462]" office:value-type="float" office:value="0.499295112781955">
            <text:p>0.4993</text:p>
          </table:table-cell>
          <table:table-cell table:style-name="ce76" table:formula="of:=[.Z462] * ([.N462] + [.O462] + [.P462]) / (3 - [.Q462] - [.R462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3] + [.G463]) / (2 * ( ((([.H463] + [.I463]) / 2) + [.J463]) / 10 )) * [.L463]" office:value-type="float" office:value="18.0811403508772">
            <text:p>18.0811</text:p>
          </table:table-cell>
          <table:table-cell table:style-name="ce76" table:formula="of:=[.Z463]/[.D463]" office:value-type="float" office:value="0.401803118908382">
            <text:p>0.4018</text:p>
          </table:table-cell>
          <table:table-cell table:style-name="ce81" office:value-type="string">
            <text:p>n/a</text:p>
          </table:table-cell>
          <table:table-cell table:style-name="ce76" table:formula="of:=[.Z463] * ([.N463] + [.O463] + [.P463]) / (3 - [.Q463] - [.R463])" office:value-type="float" office:value="25.3135964912281">
            <text:p>25.3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4] + [.G464]) / (2 * ( ((([.H464] + [.I464]) / 2) + [.J464]) / 10 )) * [.L464]" office:value-type="float" office:value="35.0438596491228">
            <text:p>35.0439</text:p>
          </table:table-cell>
          <table:table-cell table:style-name="ce76" table:formula="of:=[.Z464]/[.D464]" office:value-type="float" office:value="0.368882733148661">
            <text:p>0.3689</text:p>
          </table:table-cell>
          <table:table-cell table:style-name="ce81" office:value-type="string">
            <text:p>n/a</text:p>
          </table:table-cell>
          <table:table-cell table:style-name="ce76" table:formula="of:=[.Z464] * ([.N464] + [.O464] + [.P464]) / (3 - [.Q464] - [.R464])" office:value-type="float" office:value="49.0614035087719">
            <text:p>49.0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5] + [.G465]) / (2 * ( ((([.H465] + [.I465]) / 2) + [.J465]) / 10 )) * [.L465]" office:value-type="float" office:value="69.9013157894737">
            <text:p>69.9013</text:p>
          </table:table-cell>
          <table:table-cell table:style-name="ce76" table:formula="of:=[.Z465]/[.D465]" office:value-type="float" office:value="0.377844950213371">
            <text:p>0.3778</text:p>
          </table:table-cell>
          <table:table-cell table:style-name="ce81" office:value-type="string">
            <text:p>n/a</text:p>
          </table:table-cell>
          <table:table-cell table:style-name="ce76" table:formula="of:=[.Z465] * ([.N465] + [.O465] + [.P465]) / (3 - [.Q465] - [.R465])" office:value-type="float" office:value="97.8618421052632">
            <text:p>97.86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6] + [.G466]) / (2 * ( ((([.H466] + [.I466]) / 2) + [.J466]) / 10 )) * [.L466]" office:value-type="float" office:value="139.802631578947">
            <text:p>139.8026</text:p>
          </table:table-cell>
          <table:table-cell table:style-name="ce76" table:formula="of:=[.Z466]/[.D466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466] * ([.N466] + [.O466] + [.P466]) / (3 - [.Q466] - [.R466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7] + [.G467]) / (2 * ( ((([.H467] + [.I467]) / 2) + [.J467]) / 10 )) * [.L467]" office:value-type="float" office:value="158.44298245614">
            <text:p>158.4430</text:p>
          </table:table-cell>
          <table:table-cell table:style-name="ce76" table:formula="of:=[.Z467]/[.D467]" office:value-type="float" office:value="0.37280701754386">
            <text:p>0.3728</text:p>
          </table:table-cell>
          <table:table-cell table:style-name="ce81" table:formula="of:=-1*[.Z467]/[.E467]" office:value-type="float" office:value="0.511106395019807">
            <text:p>0.5111</text:p>
          </table:table-cell>
          <table:table-cell table:style-name="ce76" table:formula="of:=[.Z467] * ([.N467] + [.O467] + [.P467]) / (3 - [.Q467] - [.R467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0">
            <text:p>34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8] + [.G468]) / (2 * ( ((([.H468] + [.I468]) / 2) + [.J468]) / 10 )) * [.L468]" office:value-type="float" office:value="19.5723684210526">
            <text:p>19.5724</text:p>
          </table:table-cell>
          <table:table-cell table:style-name="ce76" table:formula="of:=[.Z468]/[.D468]" office:value-type="float" office:value="0.355861244019139">
            <text:p>0.3559</text:p>
          </table:table-cell>
          <table:table-cell table:style-name="ce81" office:value-type="string">
            <text:p>n/a</text:p>
          </table:table-cell>
          <table:table-cell table:style-name="ce76" table:formula="of:=[.Z468] * ([.N468] + [.O468] + [.P468]) / (3 - [.Q468] - [.R468])" office:value-type="float" office:value="27.4013157894737">
            <text:p>27.40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75">
            <text:p>6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9] + [.G469]) / (2 * ( ((([.H469] + [.I469]) / 2) + [.J469]) / 10 )) * [.L469]" office:value-type="float" office:value="39.1447368421053">
            <text:p>39.1447</text:p>
          </table:table-cell>
          <table:table-cell table:style-name="ce76" table:formula="of:=[.Z469]/[.D469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469] * ([.N469] + [.O469] + [.P469]) / (3 - [.Q469] - [.R469])" office:value-type="float" office:value="54.8026315789474">
            <text:p>54.80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0] + [.G470]) / (2 * ( ((([.H470] + [.I470]) / 2) + [.J470]) / 10 )) * [.L470]" office:value-type="float" office:value="79.2214912280702">
            <text:p>79.2215</text:p>
          </table:table-cell>
          <table:table-cell table:style-name="ce76" table:formula="of:=[.Z470]/[.D470]" office:value-type="float" office:value="0.368472052223582">
            <text:p>0.3685</text:p>
          </table:table-cell>
          <table:table-cell table:style-name="ce81" office:value-type="string">
            <text:p>n/a</text:p>
          </table:table-cell>
          <table:table-cell table:style-name="ce76" table:formula="of:=[.Z470] * ([.N470] + [.O470] + [.P470]) / (3 - [.Q470] - [.R470])" office:value-type="float" office:value="110.910087719298">
            <text:p>110.91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1] + [.G471]) / (2 * ( ((([.H471] + [.I471]) / 2) + [.J471]) / 10 )) * [.L471]" office:value-type="float" office:value="158.44298245614">
            <text:p>158.4430</text:p>
          </table:table-cell>
          <table:table-cell table:style-name="ce76" table:formula="of:=[.Z471]/[.D471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471] * ([.N471] + [.O471] + [.P471]) / (3 - [.Q471] - [.R471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2] + [.G472]) / (2 * ( ((([.H472] + [.I472]) / 2) + [.J472]) / 10 )) * [.L472]" office:value-type="float" office:value="240.217391304348">
            <text:p>240.2174</text:p>
          </table:table-cell>
          <table:table-cell table:style-name="ce76" table:formula="of:=[.Z472]/[.D472]" office:value-type="float" office:value="0.480434782608696">
            <text:p>0.4804</text:p>
          </table:table-cell>
          <table:table-cell table:style-name="ce81" table:formula="of:=-1*[.Z472]/[.E472]" office:value-type="float" office:value="0.480434782608696">
            <text:p>0.4804</text:p>
          </table:table-cell>
          <table:table-cell table:style-name="ce76" table:formula="of:=[.Z472] * ([.N472] + [.O472] + [.P472]) / (3 - [.Q472] - [.R472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73] + [.G473]) / (2 * ( ((([.H473] + [.I473]) / 2) + [.J473]) / 10 )) * [.L473]" office:value-type="float" office:value="9">
            <text:p>9.0000</text:p>
          </table:table-cell>
          <table:table-cell table:style-name="ce77" table:formula="of:=[.Z473]/[.D473]" office:value-type="float" office:value="0.692307692307692">
            <text:p>0.6923</text:p>
          </table:table-cell>
          <table:table-cell table:style-name="ce80" table:formula="of:=-1*[.Z473]/[.E473]" office:value-type="float" office:value="0.9">
            <text:p>0.9000</text:p>
          </table:table-cell>
          <table:table-cell table:style-name="ce77" table:formula="of:=[.Z473] * ([.N473] + [.O473] + [.P473]) / (3 - [.Q473] - [.R473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4] + [.G474]) / (2 * ( ((([.H474] + [.I474]) / 2) + [.J474]) / 10 )) * [.L474]" office:value-type="float" office:value="12.75">
            <text:p>12.7500</text:p>
          </table:table-cell>
          <table:table-cell table:style-name="ce76" table:formula="of:=[.Z474]/[.D474]" office:value-type="float" office:value="0.796875">
            <text:p>0.7969</text:p>
          </table:table-cell>
          <table:table-cell table:style-name="ce81" table:formula="of:=-1*[.Z474]/[.E474]" office:value-type="float" office:value="1.0625">
            <text:p>1.0625</text:p>
          </table:table-cell>
          <table:table-cell table:style-name="ce76" table:formula="of:=[.Z474] * ([.N474] + [.O474] + [.P474]) / (3 - [.Q474] - [.R474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5] + [.G475]) / (2 * ( ((([.H475] + [.I475]) / 2) + [.J475]) / 10 )) * [.L475]" office:value-type="float" office:value="12.75">
            <text:p>12.7500</text:p>
          </table:table-cell>
          <table:table-cell table:style-name="ce76" table:formula="of:=[.Z475]/[.D475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475] * ([.N475] + [.O475] + [.P475]) / (3 - [.Q475] - [.R475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6] + [.G476]) / (2 * ( ((([.H476] + [.I476]) / 2) + [.J476]) / 10 )) * [.L476]" office:value-type="float" office:value="20.25">
            <text:p>20.2500</text:p>
          </table:table-cell>
          <table:table-cell table:style-name="ce76" table:formula="of:=[.Z476]/[.D476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76] * ([.N476] + [.O476] + [.P476]) / (3 - [.Q476] - [.R476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7] + [.G477]) / (2 * ( ((([.H477] + [.I477]) / 2) + [.J477]) / 10 )) * [.L477]" office:value-type="float" office:value="27">
            <text:p>27.0000</text:p>
          </table:table-cell>
          <table:table-cell table:style-name="ce76" table:formula="of:=[.Z477]/[.D477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77] * ([.N477] + [.O477] + [.P477]) / (3 - [.Q477] - [.R477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8] + [.G478]) / (2 * ( ((([.H478] + [.I478]) / 2) + [.J478]) / 10 )) * [.L478]" office:value-type="float" office:value="40.5">
            <text:p>40.5000</text:p>
          </table:table-cell>
          <table:table-cell table:style-name="ce76" table:formula="of:=[.Z478]/[.D478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78] * ([.N478] + [.O478] + [.P478]) / (3 - [.Q478] - [.R478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9] + [.G479]) / (2 * ( ((([.H479] + [.I479]) / 2) + [.J479]) / 10 )) * [.L479]" office:value-type="float" office:value="16.5">
            <text:p>16.5000</text:p>
          </table:table-cell>
          <table:table-cell table:style-name="ce76" table:formula="of:=[.Z479]/[.D479]" office:value-type="float" office:value="0.825">
            <text:p>0.8250</text:p>
          </table:table-cell>
          <table:table-cell table:style-name="ce81" table:formula="of:=-1*[.Z479]/[.E479]" office:value-type="float" office:value="1.1">
            <text:p>1.1000</text:p>
          </table:table-cell>
          <table:table-cell table:style-name="ce76" table:formula="of:=[.Z479] * ([.N479] + [.O479] + [.P479]) / (3 - [.Q479] - [.R479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0] + [.G480]) / (2 * ( ((([.H480] + [.I480]) / 2) + [.J480]) / 10 )) * [.L480]" office:value-type="float" office:value="16.5">
            <text:p>16.5000</text:p>
          </table:table-cell>
          <table:table-cell table:style-name="ce76" table:formula="of:=[.Z480]/[.D480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80] * ([.N480] + [.O480] + [.P480]) / (3 - [.Q480] - [.R480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1] + [.G481]) / (2 * ( ((([.H481] + [.I481]) / 2) + [.J481]) / 10 )) * [.L481]" office:value-type="float" office:value="24.75">
            <text:p>24.7500</text:p>
          </table:table-cell>
          <table:table-cell table:style-name="ce76" table:formula="of:=[.Z481]/[.D481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81] * ([.N481] + [.O481] + [.P481]) / (3 - [.Q481] - [.R481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2] + [.G482]) / (2 * ( ((([.H482] + [.I482]) / 2) + [.J482]) / 10 )) * [.L482]" office:value-type="float" office:value="33">
            <text:p>33.0000</text:p>
          </table:table-cell>
          <table:table-cell table:style-name="ce76" table:formula="of:=[.Z482]/[.D482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82] * ([.N482] + [.O482] + [.P482]) / (3 - [.Q482] - [.R482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3] + [.G483]) / (2 * ( ((([.H483] + [.I483]) / 2) + [.J483]) / 10 )) * [.L483]" office:value-type="float" office:value="49.5">
            <text:p>49.5000</text:p>
          </table:table-cell>
          <table:table-cell table:style-name="ce76" table:formula="of:=[.Z483]/[.D483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83] * ([.N483] + [.O483] + [.P483]) / (3 - [.Q483] - [.R483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4] + [.G484]) / (2 * ( ((([.H484] + [.I484]) / 2) + [.J484]) / 10 )) * [.L484]" office:value-type="float" office:value="9">
            <text:p>9.0000</text:p>
          </table:table-cell>
          <table:table-cell table:style-name="ce77" table:formula="of:=[.Z484]/[.D484]" office:value-type="float" office:value="0.692307692307692">
            <text:p>0.6923</text:p>
          </table:table-cell>
          <table:table-cell table:style-name="ce80" table:formula="of:=-1*[.Z484]/[.E484]" office:value-type="float" office:value="0.9">
            <text:p>0.9000</text:p>
          </table:table-cell>
          <table:table-cell table:style-name="ce77" table:formula="of:=[.Z484] * ([.N484] + [.O484] + [.P484]) / (3 - [.Q484] - [.R484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5] + [.G485]) / (2 * ( ((([.H485] + [.I485]) / 2) + [.J485]) / 10 )) * [.L485]" office:value-type="float" office:value="12.75">
            <text:p>12.7500</text:p>
          </table:table-cell>
          <table:table-cell table:style-name="ce76" table:formula="of:=[.Z485]/[.D485]" office:value-type="float" office:value="0.796875">
            <text:p>0.7969</text:p>
          </table:table-cell>
          <table:table-cell table:style-name="ce81" table:formula="of:=-1*[.Z485]/[.E485]" office:value-type="float" office:value="1.0625">
            <text:p>1.0625</text:p>
          </table:table-cell>
          <table:table-cell table:style-name="ce76" table:formula="of:=[.Z485] * ([.N485] + [.O485] + [.P485]) / (3 - [.Q485] - [.R485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6] + [.G486]) / (2 * ( ((([.H486] + [.I486]) / 2) + [.J486]) / 10 )) * [.L486]" office:value-type="float" office:value="12.75">
            <text:p>12.7500</text:p>
          </table:table-cell>
          <table:table-cell table:style-name="ce76" table:formula="of:=[.Z486]/[.D486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486] * ([.N486] + [.O486] + [.P486]) / (3 - [.Q486] - [.R486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7] + [.G487]) / (2 * ( ((([.H487] + [.I487]) / 2) + [.J487]) / 10 )) * [.L487]" office:value-type="float" office:value="20.25">
            <text:p>20.2500</text:p>
          </table:table-cell>
          <table:table-cell table:style-name="ce76" table:formula="of:=[.Z487]/[.D487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87] * ([.N487] + [.O487] + [.P487]) / (3 - [.Q487] - [.R487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8] + [.G488]) / (2 * ( ((([.H488] + [.I488]) / 2) + [.J488]) / 10 )) * [.L488]" office:value-type="float" office:value="27">
            <text:p>27.0000</text:p>
          </table:table-cell>
          <table:table-cell table:style-name="ce76" table:formula="of:=[.Z488]/[.D488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88] * ([.N488] + [.O488] + [.P488]) / (3 - [.Q488] - [.R488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9] + [.G489]) / (2 * ( ((([.H489] + [.I489]) / 2) + [.J489]) / 10 )) * [.L489]" office:value-type="float" office:value="40.5">
            <text:p>40.5000</text:p>
          </table:table-cell>
          <table:table-cell table:style-name="ce76" table:formula="of:=[.Z489]/[.D489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89] * ([.N489] + [.O489] + [.P489]) / (3 - [.Q489] - [.R489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0] + [.G490]) / (2 * ( ((([.H490] + [.I490]) / 2) + [.J490]) / 10 )) * [.L490]" office:value-type="float" office:value="16.5">
            <text:p>16.5000</text:p>
          </table:table-cell>
          <table:table-cell table:style-name="ce76" table:formula="of:=[.Z490]/[.D490]" office:value-type="float" office:value="0.825">
            <text:p>0.8250</text:p>
          </table:table-cell>
          <table:table-cell table:style-name="ce81" table:formula="of:=-1*[.Z490]/[.E490]" office:value-type="float" office:value="1.1">
            <text:p>1.1000</text:p>
          </table:table-cell>
          <table:table-cell table:style-name="ce76" table:formula="of:=[.Z490] * ([.N490] + [.O490] + [.P490]) / (3 - [.Q490] - [.R490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1] + [.G491]) / (2 * ( ((([.H491] + [.I491]) / 2) + [.J491]) / 10 )) * [.L491]" office:value-type="float" office:value="16.5">
            <text:p>16.5000</text:p>
          </table:table-cell>
          <table:table-cell table:style-name="ce76" table:formula="of:=[.Z491]/[.D491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91] * ([.N491] + [.O491] + [.P491]) / (3 - [.Q491] - [.R491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2] + [.G492]) / (2 * ( ((([.H492] + [.I492]) / 2) + [.J492]) / 10 )) * [.L492]" office:value-type="float" office:value="24.75">
            <text:p>24.7500</text:p>
          </table:table-cell>
          <table:table-cell table:style-name="ce76" table:formula="of:=[.Z492]/[.D492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92] * ([.N492] + [.O492] + [.P492]) / (3 - [.Q492] - [.R492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3] + [.G493]) / (2 * ( ((([.H493] + [.I493]) / 2) + [.J493]) / 10 )) * [.L493]" office:value-type="float" office:value="33">
            <text:p>33.0000</text:p>
          </table:table-cell>
          <table:table-cell table:style-name="ce76" table:formula="of:=[.Z493]/[.D493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93] * ([.N493] + [.O493] + [.P493]) / (3 - [.Q493] - [.R493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4] + [.G494]) / (2 * ( ((([.H494] + [.I494]) / 2) + [.J494]) / 10 )) * [.L494]" office:value-type="float" office:value="49.5">
            <text:p>49.5000</text:p>
          </table:table-cell>
          <table:table-cell table:style-name="ce76" table:formula="of:=[.Z494]/[.D494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94] * ([.N494] + [.O494] + [.P494]) / (3 - [.Q494] - [.R494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5] + [.G495]) / (2 * ( ((([.H495] + [.I495]) / 2) + [.J495]) / 10 )) * [.L495]" office:value-type="float" office:value="48.6713286713287">
            <text:p>48.6713</text:p>
          </table:table-cell>
          <table:table-cell table:style-name="ce76" table:formula="of:=[.Z495]/[.D495]" office:value-type="float" office:value="0.27039627039627">
            <text:p>0.2704</text:p>
          </table:table-cell>
          <table:table-cell table:style-name="ce81" table:formula="of:=-1*[.Z495]/[.E495]" office:value-type="float" office:value="0.442466624284806">
            <text:p>0.4425</text:p>
          </table:table-cell>
          <table:table-cell table:style-name="ce76" table:formula="of:=[.Z495] * ([.N495] + [.O495] + [.P495]) / (3 - [.Q495] - [.R495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6] + [.G496]) / (2 * ( ((([.H496] + [.I496]) / 2) + [.J496]) / 10 )) * [.L496]" office:value-type="float" office:value="58.1818181818182">
            <text:p>58.1818</text:p>
          </table:table-cell>
          <table:table-cell table:style-name="ce76" table:formula="of:=[.Z496]/[.D496]" office:value-type="float" office:value="0.283813747228381">
            <text:p>0.2838</text:p>
          </table:table-cell>
          <table:table-cell table:style-name="ce81" table:formula="of:=-1*[.Z496]/[.E496]" office:value-type="float" office:value="0.447552447552448">
            <text:p>0.4476</text:p>
          </table:table-cell>
          <table:table-cell table:style-name="ce76" table:formula="of:=[.Z496] * ([.N496] + [.O496] + [.P496]) / (3 - [.Q496] - [.R496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7] + [.G497]) / (2 * ( ((([.H497] + [.I497]) / 2) + [.J497]) / 10 )) * [.L497]" office:value-type="float" office:value="20">
            <text:p>20.0000</text:p>
          </table:table-cell>
          <table:table-cell table:style-name="ce76" table:formula="of:=[.Z497]/[.D497]" office:value-type="float" office:value="0.666666666666667">
            <text:p>0.6667</text:p>
          </table:table-cell>
          <table:table-cell table:style-name="ce81" table:formula="of:=-1*[.Z497]/[.E497]" office:value-type="float" office:value="0.833333333333333">
            <text:p>0.8333</text:p>
          </table:table-cell>
          <table:table-cell table:style-name="ce76" table:formula="of:=[.Z497] * ([.N497] + [.O497] + [.P497]) / (3 - [.Q497] - [.R49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8] + [.G498]) / (2 * ( ((([.H498] + [.I498]) / 2) + [.J498]) / 10 )) * [.L498]" office:value-type="float" office:value="24">
            <text:p>24.0000</text:p>
          </table:table-cell>
          <table:table-cell table:style-name="ce76" table:formula="of:=[.Z498]/[.D498]" office:value-type="float" office:value="0.666666666666667">
            <text:p>0.6667</text:p>
          </table:table-cell>
          <table:table-cell table:style-name="ce81" table:formula="of:=-1*[.Z498]/[.E498]" office:value-type="float" office:value="0.8">
            <text:p>0.8000</text:p>
          </table:table-cell>
          <table:table-cell table:style-name="ce76" table:formula="of:=[.Z498] * ([.N498] + [.O498] + [.P498]) / (3 - [.Q498] - [.R498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9] + [.G499]) / (2 * ( ((([.H499] + [.I499]) / 2) + [.J499]) / 10 )) * [.L499]" office:value-type="float" office:value="303.571428571429">
            <text:p>303.5714</text:p>
          </table:table-cell>
          <table:table-cell table:style-name="ce76" table:formula="of:=[.Z499]/[.D499]" office:value-type="float" office:value="0.607142857142857">
            <text:p>0.6071</text:p>
          </table:table-cell>
          <table:table-cell table:style-name="ce81" table:formula="of:=-1*[.Z499]/[.E499]" office:value-type="float" office:value="0.607142857142857">
            <text:p>0.6071</text:p>
          </table:table-cell>
          <table:table-cell table:style-name="ce76" table:formula="of:=[.Z499] * ([.N499] + [.O499] + [.P499]) / (3 - [.Q499] - [.R499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01] + [.G501]) / (2 * ( ((([.H501] + [.I501]) / 2) + [.J501]) / 10 )) * [.L501]" office:value-type="float" office:value="5.56034482758621">
            <text:p>5.5603</text:p>
          </table:table-cell>
          <table:table-cell table:style-name="ce77" table:formula="of:=[.Z501]/[.D501]" office:value-type="float" office:value="0.327079107505071">
            <text:p>0.3271</text:p>
          </table:table-cell>
          <table:table-cell table:style-name="ce80" table:formula="of:=-1*[.Z501]/[.E501]" office:value-type="float" office:value="0.556034482758621">
            <text:p>0.5560</text:p>
          </table:table-cell>
          <table:table-cell table:style-name="ce77" table:formula="of:=[.Z501] * ([.N501] + [.O501] + [.P501]) / (3 - [.Q501] - [.R501])" office:value-type="float" office:value="5.56034482758621">
            <text:p>5.5603</text:p>
          </table:table-cell>
          <table:table-cell table:style-name="ce77" table:formula="of:=[.Z501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02] + [.G502]) / (2 * ( ((([.H502] + [.I502]) / 2) + [.J502]) / 10 )) * [.L502]" office:value-type="float" office:value="10.8333333333333">
            <text:p>10.8333</text:p>
          </table:table-cell>
          <table:table-cell table:style-name="ce77" table:formula="of:=[.Z502]/[.D502]" office:value-type="float" office:value="0.318627450980392">
            <text:p>0.3186</text:p>
          </table:table-cell>
          <table:table-cell table:style-name="ce80" table:formula="of:=-1*[.Z502]/[.E502]" office:value-type="float" office:value="0.471014492753623">
            <text:p>0.4710</text:p>
          </table:table-cell>
          <table:table-cell table:style-name="ce77" table:formula="of:=[.Z502] * ([.N502] + [.O502] + [.P502]) / (3 - [.Q502] - [.R502])" office:value-type="float" office:value="10.8333333333333">
            <text:p>10.8333</text:p>
          </table:table-cell>
          <table:table-cell table:style-name="ce77" table:formula="of:=[.Z502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03] + [.G503]) / (2 * ( ((([.H503] + [.I503]) / 2) + [.J503]) / 10 )) * [.L503]" office:value-type="float" office:value="21.8823529411765">
            <text:p>21.8824</text:p>
          </table:table-cell>
          <table:table-cell table:style-name="ce77" table:formula="of:=[.Z503]/[.D503]" office:value-type="float" office:value="0.321799307958477">
            <text:p>0.3218</text:p>
          </table:table-cell>
          <table:table-cell table:style-name="ce80" table:formula="of:=-1*[.Z503]/[.E503]" office:value-type="float" office:value="0.429065743944637">
            <text:p>0.4291</text:p>
          </table:table-cell>
          <table:table-cell table:style-name="ce77" table:formula="of:=[.Z503] * ([.N503] + [.O503] + [.P503]) / (3 - [.Q503] - [.R503])" office:value-type="float" office:value="21.8823529411765">
            <text:p>21.8824</text:p>
          </table:table-cell>
          <table:table-cell table:style-name="ce77" table:formula="of:=[.Z503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4] + [.G504]) / (2 * ( ((([.H504] + [.I504]) / 2) + [.J504]) / 10 )) * [.L504]" office:value-type="float" office:value="8.66379310344828">
            <text:p>8.6638</text:p>
          </table:table-cell>
          <table:table-cell table:style-name="ce78" table:formula="of:=[.Z504]/[.D504]" office:value-type="float" office:value="0.360991379310345">
            <text:p>0.3610</text:p>
          </table:table-cell>
          <table:table-cell table:style-name="ce82" table:formula="of:=-1*[.Z504]/[.E504]" office:value-type="float" office:value="0.541487068965517">
            <text:p>0.5415</text:p>
          </table:table-cell>
          <table:table-cell table:style-name="ce78" table:formula="of:=[.Z504] * ([.N504] + [.O504] + [.P504]) / (3 - [.Q504] - [.R504])" office:value-type="float" office:value="8.66379310344828">
            <text:p>8.6638</text:p>
          </table:table-cell>
          <table:table-cell table:style-name="ce78" table:formula="of:=[.Z504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5] + [.G505]) / (2 * ( ((([.H505] + [.I505]) / 2) + [.J505]) / 10 )) * [.L505]" office:value-type="float" office:value="18.8541666666667">
            <text:p>18.8542</text:p>
          </table:table-cell>
          <table:table-cell table:style-name="ce78" table:formula="of:=[.Z505]/[.D505]" office:value-type="float" office:value="0.392795138888889">
            <text:p>0.3928</text:p>
          </table:table-cell>
          <table:table-cell table:style-name="ce82" table:formula="of:=-1*[.Z505]/[.E505]" office:value-type="float" office:value="0.589192708333333">
            <text:p>0.5892</text:p>
          </table:table-cell>
          <table:table-cell table:style-name="ce78" table:formula="of:=[.Z505] * ([.N505] + [.O505] + [.P505]) / (3 - [.Q505] - [.R505])" office:value-type="float" office:value="18.8541666666667">
            <text:p>18.8542</text:p>
          </table:table-cell>
          <table:table-cell table:style-name="ce78" table:formula="of:=[.Z505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6] + [.G506]) / (2 * ( ((([.H506] + [.I506]) / 2) + [.J506]) / 10 )) * [.L506]" office:value-type="float" office:value="34.5882352941176">
            <text:p>34.5882</text:p>
          </table:table-cell>
          <table:table-cell table:style-name="ce78" table:formula="of:=[.Z506]/[.D506]" office:value-type="float" office:value="0.360294117647059">
            <text:p>0.3603</text:p>
          </table:table-cell>
          <table:table-cell table:style-name="ce82" table:formula="of:=-1*[.Z506]/[.E506]" office:value-type="float" office:value="0.540441176470588">
            <text:p>0.5404</text:p>
          </table:table-cell>
          <table:table-cell table:style-name="ce78" table:formula="of:=[.Z506] * ([.N506] + [.O506] + [.P506]) / (3 - [.Q506] - [.R506])" office:value-type="float" office:value="34.5882352941176">
            <text:p>34.5882</text:p>
          </table:table-cell>
          <table:table-cell table:style-name="ce78" table:formula="of:=[.Z506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7] + [.G507]) / (2 * ( ((([.H507] + [.I507]) / 2) + [.J507]) / 10 )) * [.L507]" office:value-type="float" office:value="8.66379310344828">
            <text:p>8.6638</text:p>
          </table:table-cell>
          <table:table-cell table:style-name="ce78" table:formula="of:=[.Z507]/[.D507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507] * ([.N507] + [.O507] + [.P507]) / (3 - [.Q507] - [.R507])" office:value-type="float" office:value="8.66379310344828">
            <text:p>8.6638</text:p>
          </table:table-cell>
          <table:table-cell table:style-name="ce78" table:formula="of:=[.Z507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8] + [.G508]) / (2 * ( ((([.H508] + [.I508]) / 2) + [.J508]) / 10 )) * [.L508]" office:value-type="float" office:value="18.8541666666667">
            <text:p>18.8542</text:p>
          </table:table-cell>
          <table:table-cell table:style-name="ce78" table:formula="of:=[.Z508]/[.D508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508] * ([.N508] + [.O508] + [.P508]) / (3 - [.Q508] - [.R508])" office:value-type="float" office:value="18.8541666666667">
            <text:p>18.8542</text:p>
          </table:table-cell>
          <table:table-cell table:style-name="ce78" table:formula="of:=[.Z508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9] + [.G509]) / (2 * ( ((([.H509] + [.I509]) / 2) + [.J509]) / 10 )) * [.L509]" office:value-type="float" office:value="34.5882352941176">
            <text:p>34.5882</text:p>
          </table:table-cell>
          <table:table-cell table:style-name="ce78" table:formula="of:=[.Z509]/[.D509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509] * ([.N509] + [.O509] + [.P509]) / (3 - [.Q509] - [.R509])" office:value-type="float" office:value="34.5882352941176">
            <text:p>34.5882</text:p>
          </table:table-cell>
          <table:table-cell table:style-name="ce78" table:formula="of:=[.Z509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0] + [.G510]) / (2 * ( ((([.H510] + [.I510]) / 2) + [.J510]) / 10 )) * [.L510]" office:value-type="float" office:value="68.2941176470588">
            <text:p>68.2941</text:p>
          </table:table-cell>
          <table:table-cell table:style-name="ce78" table:formula="of:=[.Z510]/[.D510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510] * ([.N510] + [.O510] + [.P510]) / (3 - [.Q510] - [.R510])" office:value-type="float" office:value="68.2941176470588">
            <text:p>68.2941</text:p>
          </table:table-cell>
          <table:table-cell table:style-name="ce78" table:formula="of:=[.Z510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1] + [.G511]) / (2 * ( ((([.H511] + [.I511]) / 2) + [.J511]) / 10 )) * [.L511]" office:value-type="float" office:value="11.8965517241379">
            <text:p>11.8966</text:p>
          </table:table-cell>
          <table:table-cell table:style-name="ce78" table:formula="of:=[.Z511]/[.D511]" office:value-type="float" office:value="0.396551724137931">
            <text:p>0.3966</text:p>
          </table:table-cell>
          <table:table-cell table:style-name="ce82" table:formula="of:=-1*[.Z511]/[.E511]" office:value-type="float" office:value="0.594827586206897">
            <text:p>0.5948</text:p>
          </table:table-cell>
          <table:table-cell table:style-name="ce78" table:formula="of:=[.Z511] * ([.N511] + [.O511] + [.P511]) / (3 - [.Q511] - [.R511])" office:value-type="float" office:value="11.8965517241379">
            <text:p>11.8966</text:p>
          </table:table-cell>
          <table:table-cell table:style-name="ce78" table:formula="of:=[.Z51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2] + [.G512]) / (2 * ( ((([.H512] + [.I512]) / 2) + [.J512]) / 10 )) * [.L512]" office:value-type="float" office:value="24.2708333333333">
            <text:p>24.2708</text:p>
          </table:table-cell>
          <table:table-cell table:style-name="ce78" table:formula="of:=[.Z512]/[.D512]" office:value-type="float" office:value="0.404513888888889">
            <text:p>0.4045</text:p>
          </table:table-cell>
          <table:table-cell table:style-name="ce82" table:formula="of:=-1*[.Z512]/[.E512]" office:value-type="float" office:value="0.606770833333333">
            <text:p>0.6068</text:p>
          </table:table-cell>
          <table:table-cell table:style-name="ce78" table:formula="of:=[.Z512] * ([.N512] + [.O512] + [.P512]) / (3 - [.Q512] - [.R512])" office:value-type="float" office:value="24.2708333333333">
            <text:p>24.2708</text:p>
          </table:table-cell>
          <table:table-cell table:style-name="ce78" table:formula="of:=[.Z51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3] + [.G513]) / (2 * ( ((([.H513] + [.I513]) / 2) + [.J513]) / 10 )) * [.L513]" office:value-type="float" office:value="45.7058823529412">
            <text:p>45.7059</text:p>
          </table:table-cell>
          <table:table-cell table:style-name="ce78" table:formula="of:=[.Z513]/[.D513]" office:value-type="float" office:value="0.380882352941176">
            <text:p>0.3809</text:p>
          </table:table-cell>
          <table:table-cell table:style-name="ce82" table:formula="of:=-1*[.Z513]/[.E513]" office:value-type="float" office:value="0.571323529411765">
            <text:p>0.5713</text:p>
          </table:table-cell>
          <table:table-cell table:style-name="ce78" table:formula="of:=[.Z513] * ([.N513] + [.O513] + [.P513]) / (3 - [.Q513] - [.R513])" office:value-type="float" office:value="45.7058823529412">
            <text:p>45.7059</text:p>
          </table:table-cell>
          <table:table-cell table:style-name="ce78" table:formula="of:=[.Z51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4] + [.G514]) / (2 * ( ((([.H514] + [.I514]) / 2) + [.J514]) / 10 )) * [.L514]" office:value-type="float" office:value="11.8965517241379">
            <text:p>11.8966</text:p>
          </table:table-cell>
          <table:table-cell table:style-name="ce78" table:formula="of:=[.Z514]/[.D514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514] * ([.N514] + [.O514] + [.P514]) / (3 - [.Q514] - [.R514])" office:value-type="float" office:value="11.8965517241379">
            <text:p>11.8966</text:p>
          </table:table-cell>
          <table:table-cell table:style-name="ce78" table:formula="of:=[.Z51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5] + [.G515]) / (2 * ( ((([.H515] + [.I515]) / 2) + [.J515]) / 10 )) * [.L515]" office:value-type="float" office:value="24.2708333333333">
            <text:p>24.2708</text:p>
          </table:table-cell>
          <table:table-cell table:style-name="ce78" table:formula="of:=[.Z515]/[.D515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515] * ([.N515] + [.O515] + [.P515]) / (3 - [.Q515] - [.R515])" office:value-type="float" office:value="24.2708333333333">
            <text:p>24.2708</text:p>
          </table:table-cell>
          <table:table-cell table:style-name="ce78" table:formula="of:=[.Z51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6] + [.G516]) / (2 * ( ((([.H516] + [.I516]) / 2) + [.J516]) / 10 )) * [.L516]" office:value-type="float" office:value="45.7058823529412">
            <text:p>45.7059</text:p>
          </table:table-cell>
          <table:table-cell table:style-name="ce78" table:formula="of:=[.Z516]/[.D516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516] * ([.N516] + [.O516] + [.P516]) / (3 - [.Q516] - [.R516])" office:value-type="float" office:value="45.7058823529412">
            <text:p>45.7059</text:p>
          </table:table-cell>
          <table:table-cell table:style-name="ce78" table:formula="of:=[.Z51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7] + [.G517]) / (2 * ( ((([.H517] + [.I517]) / 2) + [.J517]) / 10 )) * [.L517]" office:value-type="float" office:value="88.7647058823529">
            <text:p>88.7647</text:p>
          </table:table-cell>
          <table:table-cell table:style-name="ce78" table:formula="of:=[.Z517]/[.D517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517] * ([.N517] + [.O517] + [.P517]) / (3 - [.Q517] - [.R517])" office:value-type="float" office:value="88.7647058823529">
            <text:p>88.7647</text:p>
          </table:table-cell>
          <table:table-cell table:style-name="ce78" table:formula="of:=[.Z517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8] + [.G518]) / (2 * ( ((([.H518] + [.I518]) / 2) + [.J518]) / 10 )) * [.L518]" office:value-type="float" office:value="4.44705882352941">
            <text:p>4.4471</text:p>
          </table:table-cell>
          <table:table-cell table:style-name="ce77" table:formula="of:=[.Z518]/[.D518]" office:value-type="float" office:value="0.26159169550173">
            <text:p>0.2616</text:p>
          </table:table-cell>
          <table:table-cell table:style-name="ce80" table:formula="of:=-1*[.Z518]/[.E518]" office:value-type="float" office:value="0.296470588235294">
            <text:p>0.2965</text:p>
          </table:table-cell>
          <table:table-cell table:style-name="ce77" table:formula="of:=[.Z518] * ([.N518] + [.O518] + [.P518]) / (3 - [.Q518] - [.R518])" office:value-type="float" office:value="5.33647058823529">
            <text:p>5.3365</text:p>
          </table:table-cell>
          <table:table-cell table:style-name="ce77" table:formula="of:=[.Z518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9] + [.G519]) / (2 * ( ((([.H519] + [.I519]) / 2) + [.J519]) / 10 )) * [.L519]" office:value-type="float" office:value="9.36">
            <text:p>9.3600</text:p>
          </table:table-cell>
          <table:table-cell table:style-name="ce77" table:formula="of:=[.Z519]/[.D519]" office:value-type="float" office:value="0.275294117647059">
            <text:p>0.2753</text:p>
          </table:table-cell>
          <table:table-cell table:style-name="ce80" table:formula="of:=-1*[.Z519]/[.E519]" office:value-type="float" office:value="0.312">
            <text:p>0.3120</text:p>
          </table:table-cell>
          <table:table-cell table:style-name="ce77" table:formula="of:=[.Z519] * ([.N519] + [.O519] + [.P519]) / (3 - [.Q519] - [.R519])" office:value-type="float" office:value="11.232">
            <text:p>11.2320</text:p>
          </table:table-cell>
          <table:table-cell table:style-name="ce77" table:formula="of:=[.Z519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20] + [.G520]) / (2 * ( ((([.H520] + [.I520]) / 2) + [.J520]) / 10 )) * [.L520]" office:value-type="float" office:value="20.1315789473684">
            <text:p>20.1316</text:p>
          </table:table-cell>
          <table:table-cell table:style-name="ce77" table:formula="of:=[.Z520]/[.D520]" office:value-type="float" office:value="0.296052631578947">
            <text:p>0.2961</text:p>
          </table:table-cell>
          <table:table-cell table:style-name="ce80" table:formula="of:=-1*[.Z520]/[.E520]" office:value-type="float" office:value="0.335526315789474">
            <text:p>0.3355</text:p>
          </table:table-cell>
          <table:table-cell table:style-name="ce77" table:formula="of:=[.Z520] * ([.N520] + [.O520] + [.P520]) / (3 - [.Q520] - [.R520])" office:value-type="float" office:value="24.1578947368421">
            <text:p>24.1579</text:p>
          </table:table-cell>
          <table:table-cell table:style-name="ce77" table:formula="of:=[.Z520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1] + [.G521]) / (2 * ( ((([.H521] + [.I521]) / 2) + [.J521]) / 10 )) * [.L521]" office:value-type="float" office:value="7.41176470588235">
            <text:p>7.4118</text:p>
          </table:table-cell>
          <table:table-cell table:style-name="ce78" table:formula="of:=[.Z521]/[.D521]" office:value-type="float" office:value="0.308823529411765">
            <text:p>0.3088</text:p>
          </table:table-cell>
          <table:table-cell table:style-name="ce82" table:formula="of:=-1*[.Z521]/[.E521]" office:value-type="float" office:value="0.370588235294118">
            <text:p>0.3706</text:p>
          </table:table-cell>
          <table:table-cell table:style-name="ce78" table:formula="of:=[.Z521] * ([.N521] + [.O521] + [.P521]) / (3 - [.Q521] - [.R521])" office:value-type="float" office:value="8.89411764705882">
            <text:p>8.8941</text:p>
          </table:table-cell>
          <table:table-cell table:style-name="ce78" table:formula="of:=[.Z521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2] + [.G522]) / (2 * ( ((([.H522] + [.I522]) / 2) + [.J522]) / 10 )) * [.L522]" office:value-type="float" office:value="16.2">
            <text:p>16.2000</text:p>
          </table:table-cell>
          <table:table-cell table:style-name="ce78" table:formula="of:=[.Z522]/[.D522]" office:value-type="float" office:value="0.3375">
            <text:p>0.3375</text:p>
          </table:table-cell>
          <table:table-cell table:style-name="ce82" table:formula="of:=-1*[.Z522]/[.E522]" office:value-type="float" office:value="0.476470588235294">
            <text:p>0.4765</text:p>
          </table:table-cell>
          <table:table-cell table:style-name="ce78" table:formula="of:=[.Z522] * ([.N522] + [.O522] + [.P522]) / (3 - [.Q522] - [.R522])" office:value-type="float" office:value="19.44">
            <text:p>19.4400</text:p>
          </table:table-cell>
          <table:table-cell table:style-name="ce78" table:formula="of:=[.Z522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3] + [.G523]) / (2 * ( ((([.H523] + [.I523]) / 2) + [.J523]) / 10 )) * [.L523]" office:value-type="float" office:value="32.0526315789474">
            <text:p>32.0526</text:p>
          </table:table-cell>
          <table:table-cell table:style-name="ce78" table:formula="of:=[.Z523]/[.D523]" office:value-type="float" office:value="0.333881578947368">
            <text:p>0.3339</text:p>
          </table:table-cell>
          <table:table-cell table:style-name="ce82" table:formula="of:=-1*[.Z523]/[.E523]" office:value-type="float" office:value="0.471362229102167">
            <text:p>0.4714</text:p>
          </table:table-cell>
          <table:table-cell table:style-name="ce78" table:formula="of:=[.Z523] * ([.N523] + [.O523] + [.P523]) / (3 - [.Q523] - [.R523])" office:value-type="float" office:value="38.4631578947368">
            <text:p>38.4632</text:p>
          </table:table-cell>
          <table:table-cell table:style-name="ce78" table:formula="of:=[.Z523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4] + [.G524]) / (2 * ( ((([.H524] + [.I524]) / 2) + [.J524]) / 10 )) * [.L524]" office:value-type="float" office:value="7.41176470588235">
            <text:p>7.4118</text:p>
          </table:table-cell>
          <table:table-cell table:style-name="ce78" table:formula="of:=[.Z524]/[.D524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524] * ([.N524] + [.O524] + [.P524]) / (3 - [.Q524] - [.R524])" office:value-type="float" office:value="8.89411764705882">
            <text:p>8.8941</text:p>
          </table:table-cell>
          <table:table-cell table:style-name="ce78" table:formula="of:=[.Z524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5] + [.G525]) / (2 * ( ((([.H525] + [.I525]) / 2) + [.J525]) / 10 )) * [.L525]" office:value-type="float" office:value="16.2">
            <text:p>16.2000</text:p>
          </table:table-cell>
          <table:table-cell table:style-name="ce78" table:formula="of:=[.Z525]/[.D525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525] * ([.N525] + [.O525] + [.P525]) / (3 - [.Q525] - [.R525])" office:value-type="float" office:value="19.44">
            <text:p>19.4400</text:p>
          </table:table-cell>
          <table:table-cell table:style-name="ce78" table:formula="of:=[.Z525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6] + [.G526]) / (2 * ( ((([.H526] + [.I526]) / 2) + [.J526]) / 10 )) * [.L526]" office:value-type="float" office:value="32.0526315789474">
            <text:p>32.0526</text:p>
          </table:table-cell>
          <table:table-cell table:style-name="ce78" table:formula="of:=[.Z526]/[.D526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526] * ([.N526] + [.O526] + [.P526]) / (3 - [.Q526] - [.R526])" office:value-type="float" office:value="38.4631578947368">
            <text:p>38.4632</text:p>
          </table:table-cell>
          <table:table-cell table:style-name="ce78" table:formula="of:=[.Z526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7] + [.G527]) / (2 * ( ((([.H527] + [.I527]) / 2) + [.J527]) / 10 )) * [.L527]" office:value-type="float" office:value="62.0526315789474">
            <text:p>62.0526</text:p>
          </table:table-cell>
          <table:table-cell table:style-name="ce78" table:formula="of:=[.Z527]/[.D527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527] * ([.N527] + [.O527] + [.P527]) / (3 - [.Q527] - [.R527])" office:value-type="float" office:value="74.4631578947368">
            <text:p>74.4632</text:p>
          </table:table-cell>
          <table:table-cell table:style-name="ce78" table:formula="of:=[.Z527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8] + [.G528]) / (2 * ( ((([.H528] + [.I528]) / 2) + [.J528]) / 10 )) * [.L528]" office:value-type="float" office:value="9.63529411764706">
            <text:p>9.6353</text:p>
          </table:table-cell>
          <table:table-cell table:style-name="ce78" table:formula="of:=[.Z528]/[.D528]" office:value-type="float" office:value="0.321176470588235">
            <text:p>0.3212</text:p>
          </table:table-cell>
          <table:table-cell table:style-name="ce82" table:formula="of:=-1*[.Z528]/[.E528]" office:value-type="float" office:value="0.401470588235294">
            <text:p>0.4015</text:p>
          </table:table-cell>
          <table:table-cell table:style-name="ce78" table:formula="of:=[.Z528] * ([.N528] + [.O528] + [.P528]) / (3 - [.Q528] - [.R528])" office:value-type="float" office:value="11.5623529411765">
            <text:p>11.5624</text:p>
          </table:table-cell>
          <table:table-cell table:style-name="ce78" table:formula="of:=[.Z528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9] + [.G529]) / (2 * ( ((([.H529] + [.I529]) / 2) + [.J529]) / 10 )) * [.L529]" office:value-type="float" office:value="20.88">
            <text:p>20.8800</text:p>
          </table:table-cell>
          <table:table-cell table:style-name="ce78" table:formula="of:=[.Z529]/[.D529]" office:value-type="float" office:value="0.348">
            <text:p>0.3480</text:p>
          </table:table-cell>
          <table:table-cell table:style-name="ce82" table:formula="of:=-1*[.Z529]/[.E529]" office:value-type="float" office:value="0.453913043478261">
            <text:p>0.4539</text:p>
          </table:table-cell>
          <table:table-cell table:style-name="ce78" table:formula="of:=[.Z529] * ([.N529] + [.O529] + [.P529]) / (3 - [.Q529] - [.R529])" office:value-type="float" office:value="25.056">
            <text:p>25.0560</text:p>
          </table:table-cell>
          <table:table-cell table:style-name="ce78" table:formula="of:=[.Z529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0] + [.G530]) / (2 * ( ((([.H530] + [.I530]) / 2) + [.J530]) / 10 )) * [.L530]" office:value-type="float" office:value="41.8421052631579">
            <text:p>41.8421</text:p>
          </table:table-cell>
          <table:table-cell table:style-name="ce78" table:formula="of:=[.Z530]/[.D530]" office:value-type="float" office:value="0.348684210526316">
            <text:p>0.3487</text:p>
          </table:table-cell>
          <table:table-cell table:style-name="ce82" table:formula="of:=-1*[.Z530]/[.E530]" office:value-type="float" office:value="0.464912280701754">
            <text:p>0.4649</text:p>
          </table:table-cell>
          <table:table-cell table:style-name="ce78" table:formula="of:=[.Z530] * ([.N530] + [.O530] + [.P530]) / (3 - [.Q530] - [.R530])" office:value-type="float" office:value="50.2105263157895">
            <text:p>50.2105</text:p>
          </table:table-cell>
          <table:table-cell table:style-name="ce78" table:formula="of:=[.Z530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1] + [.G531]) / (2 * ( ((([.H531] + [.I531]) / 2) + [.J531]) / 10 )) * [.L531]" office:value-type="float" office:value="9.63529411764706">
            <text:p>9.6353</text:p>
          </table:table-cell>
          <table:table-cell table:style-name="ce78" table:formula="of:=[.Z531]/[.D531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531] * ([.N531] + [.O531] + [.P531]) / (3 - [.Q531] - [.R531])" office:value-type="float" office:value="11.5623529411765">
            <text:p>11.5624</text:p>
          </table:table-cell>
          <table:table-cell table:style-name="ce78" table:formula="of:=[.Z531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2] + [.G532]) / (2 * ( ((([.H532] + [.I532]) / 2) + [.J532]) / 10 )) * [.L532]" office:value-type="float" office:value="20.88">
            <text:p>20.8800</text:p>
          </table:table-cell>
          <table:table-cell table:style-name="ce78" table:formula="of:=[.Z532]/[.D532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532] * ([.N532] + [.O532] + [.P532]) / (3 - [.Q532] - [.R532])" office:value-type="float" office:value="25.056">
            <text:p>25.0560</text:p>
          </table:table-cell>
          <table:table-cell table:style-name="ce78" table:formula="of:=[.Z532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3] + [.G533]) / (2 * ( ((([.H533] + [.I533]) / 2) + [.J533]) / 10 )) * [.L533]" office:value-type="float" office:value="41.8421052631579">
            <text:p>41.8421</text:p>
          </table:table-cell>
          <table:table-cell table:style-name="ce78" table:formula="of:=[.Z533]/[.D533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533] * ([.N533] + [.O533] + [.P533]) / (3 - [.Q533] - [.R533])" office:value-type="float" office:value="50.2105263157895">
            <text:p>50.2105</text:p>
          </table:table-cell>
          <table:table-cell table:style-name="ce78" table:formula="of:=[.Z533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4] + [.G534]) / (2 * ( ((([.H534] + [.I534]) / 2) + [.J534]) / 10 )) * [.L534]" office:value-type="float" office:value="81.3157894736842">
            <text:p>81.3158</text:p>
          </table:table-cell>
          <table:table-cell table:style-name="ce78" table:formula="of:=[.Z534]/[.D534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534] * ([.N534] + [.O534] + [.P534]) / (3 - [.Q534] - [.R534])" office:value-type="float" office:value="97.578947368421">
            <text:p>97.5789</text:p>
          </table:table-cell>
          <table:table-cell table:style-name="ce78" table:formula="of:=[.Z534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35] + [.G535]) / (2 * ( ((([.H535] + [.I535]) / 2) + [.J535]) / 10 )) * [.L535]" office:value-type="float" office:value="115.789473684211">
            <text:p>115.7895</text:p>
          </table:table-cell>
          <table:table-cell table:style-name="ce77" table:formula="of:=[.Z535]/[.D535]" office:value-type="float" office:value="0.505630889450701">
            <text:p>0.5056</text:p>
          </table:table-cell>
          <table:table-cell table:style-name="ce80" table:formula="of:=-1*[.Z535]/[.E535]" office:value-type="float" office:value="0.578947368421053">
            <text:p>0.5789</text:p>
          </table:table-cell>
          <table:table-cell table:style-name="ce77" table:formula="of:=[.Z535] * ([.N535] + [.O535] + [.P535]) / (3 - [.Q535] - [.R535])" office:value-type="float" office:value="154.385964912281">
            <text:p>154.3860</text:p>
          </table:table-cell>
          <table:table-cell table:style-name="ce77" table:formula="of:=[.Z535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6] + [.G536]) / (2 * ( ((([.H536] + [.I536]) / 2) + [.J536]) / 10 )) * [.L536]" office:value-type="float" office:value="144.736842105263">
            <text:p>144.7368</text:p>
          </table:table-cell>
          <table:table-cell table:style-name="ce78" table:formula="of:=[.Z536]/[.D536]" office:value-type="float" office:value="0.536062378167641">
            <text:p>0.5361</text:p>
          </table:table-cell>
          <table:table-cell table:style-name="ce82" table:formula="of:=-1*[.Z536]/[.E536]" office:value-type="float" office:value="0.64327485380117">
            <text:p>0.6433</text:p>
          </table:table-cell>
          <table:table-cell table:style-name="ce78" table:formula="of:=[.Z536] * ([.N536] + [.O536] + [.P536]) / (3 - [.Q536] - [.R536])" office:value-type="float" office:value="192.982456140351">
            <text:p>192.9825</text:p>
          </table:table-cell>
          <table:table-cell table:style-name="ce78" table:formula="of:=[.Z536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7] + [.G537]) / (2 * ( ((([.H537] + [.I537]) / 2) + [.J537]) / 10 )) * [.L537]" office:value-type="float" office:value="18.0921052631579">
            <text:p>18.0921</text:p>
          </table:table-cell>
          <table:table-cell table:style-name="ce78" table:formula="of:=[.Z537]/[.D537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537] * ([.N537] + [.O537] + [.P537]) / (3 - [.Q537] - [.R537])" office:value-type="float" office:value="24.1228070175439">
            <text:p>24.1228</text:p>
          </table:table-cell>
          <table:table-cell table:style-name="ce78" table:formula="of:=[.Z537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8] + [.G538]) / (2 * ( ((([.H538] + [.I538]) / 2) + [.J538]) / 10 )) * [.L538]" office:value-type="float" office:value="36.1842105263158">
            <text:p>36.1842</text:p>
          </table:table-cell>
          <table:table-cell table:style-name="ce78" table:formula="of:=[.Z538]/[.D538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538] * ([.N538] + [.O538] + [.P538]) / (3 - [.Q538] - [.R538])" office:value-type="float" office:value="48.2456140350877">
            <text:p>48.2456</text:p>
          </table:table-cell>
          <table:table-cell table:style-name="ce78" table:formula="of:=[.Z538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9] + [.G539]) / (2 * ( ((([.H539] + [.I539]) / 2) + [.J539]) / 10 )) * [.L539]" office:value-type="float" office:value="72.3684210526316">
            <text:p>72.3684</text:p>
          </table:table-cell>
          <table:table-cell table:style-name="ce78" table:formula="of:=[.Z539]/[.D539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539] * ([.N539] + [.O539] + [.P539]) / (3 - [.Q539] - [.R539])" office:value-type="float" office:value="96.4912280701754">
            <text:p>96.4912</text:p>
          </table:table-cell>
          <table:table-cell table:style-name="ce78" table:formula="of:=[.Z539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0] + [.G540]) / (2 * ( ((([.H540] + [.I540]) / 2) + [.J540]) / 10 )) * [.L540]" office:value-type="float" office:value="144.736842105263">
            <text:p>144.7368</text:p>
          </table:table-cell>
          <table:table-cell table:style-name="ce78" table:formula="of:=[.Z540]/[.D540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540] * ([.N540] + [.O540] + [.P540]) / (3 - [.Q540] - [.R540])" office:value-type="float" office:value="192.982456140351">
            <text:p>192.9825</text:p>
          </table:table-cell>
          <table:table-cell table:style-name="ce78" table:formula="of:=[.Z540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1] + [.G541]) / (2 * ( ((([.H541] + [.I541]) / 2) + [.J541]) / 10 )) * [.L541]" office:value-type="float" office:value="171.052631578947">
            <text:p>171.0526</text:p>
          </table:table-cell>
          <table:table-cell table:style-name="ce78" table:formula="of:=[.Z541]/[.D541]" office:value-type="float" office:value="0.570175438596491">
            <text:p>0.5702</text:p>
          </table:table-cell>
          <table:table-cell table:style-name="ce82" table:formula="of:=-1*[.Z541]/[.E541]" office:value-type="float" office:value="0.68421052631579">
            <text:p>0.6842</text:p>
          </table:table-cell>
          <table:table-cell table:style-name="ce78" table:formula="of:=[.Z541] * ([.N541] + [.O541] + [.P541]) / (3 - [.Q541] - [.R541])" office:value-type="float" office:value="228.070175438596">
            <text:p>228.0702</text:p>
          </table:table-cell>
          <table:table-cell table:style-name="ce78" table:formula="of:=[.Z541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2] + [.G542]) / (2 * ( ((([.H542] + [.I542]) / 2) + [.J542]) / 10 )) * [.L542]" office:value-type="float" office:value="21.2171052631579">
            <text:p>21.2171</text:p>
          </table:table-cell>
          <table:table-cell table:style-name="ce78" table:formula="of:=[.Z542]/[.D542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542] * ([.N542] + [.O542] + [.P542]) / (3 - [.Q542] - [.R542])" office:value-type="float" office:value="28.2894736842105">
            <text:p>28.2895</text:p>
          </table:table-cell>
          <table:table-cell table:style-name="ce78" table:formula="of:=[.Z542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3] + [.G543]) / (2 * ( ((([.H543] + [.I543]) / 2) + [.J543]) / 10 )) * [.L543]" office:value-type="float" office:value="42.7631578947368">
            <text:p>42.7632</text:p>
          </table:table-cell>
          <table:table-cell table:style-name="ce78" table:formula="of:=[.Z543]/[.D543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43] * ([.N543] + [.O543] + [.P543]) / (3 - [.Q543] - [.R543])" office:value-type="float" office:value="57.0175438596491">
            <text:p>57.0175</text:p>
          </table:table-cell>
          <table:table-cell table:style-name="ce78" table:formula="of:=[.Z543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4] + [.G544]) / (2 * ( ((([.H544] + [.I544]) / 2) + [.J544]) / 10 )) * [.L544]" office:value-type="float" office:value="85.5263157894737">
            <text:p>85.5263</text:p>
          </table:table-cell>
          <table:table-cell table:style-name="ce78" table:formula="of:=[.Z544]/[.D544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44] * ([.N544] + [.O544] + [.P544]) / (3 - [.Q544] - [.R544])" office:value-type="float" office:value="114.035087719298">
            <text:p>114.0351</text:p>
          </table:table-cell>
          <table:table-cell table:style-name="ce78" table:formula="of:=[.Z544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45] + [.G545]) / (2 * ( ((([.H545] + [.I545]) / 2) + [.J545]) / 10 )) * [.L545]" office:value-type="float" office:value="171.052631578947">
            <text:p>171.0526</text:p>
          </table:table-cell>
          <table:table-cell table:style-name="ce78" table:formula="of:=[.Z545]/[.D545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45] * ([.N545] + [.O545] + [.P545]) / (3 - [.Q545] - [.R545])" office:value-type="float" office:value="228.070175438596">
            <text:p>228.0702</text:p>
          </table:table-cell>
          <table:table-cell table:style-name="ce78" table:formula="of:=[.Z54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546] + [.G546]) / (2 * ( ((([.H546] + [.I546]) / 2) + [.J546]) / 10 )) * [.L546]" office:value-type="float" office:value="4.70588235294118">
            <text:p>4.7059</text:p>
          </table:table-cell>
          <table:table-cell table:style-name="ce77" table:formula="of:=[.Z546]/[.D546]" office:value-type="float" office:value="0.27681660899654">
            <text:p>0.2768</text:p>
          </table:table-cell>
          <table:table-cell table:style-name="ce80" table:formula="of:=-1*[.Z546]/[.E546]" office:value-type="float" office:value="0.470588235294118">
            <text:p>0.4706</text:p>
          </table:table-cell>
          <table:table-cell table:style-name="ce77" table:formula="of:=[.Z546] * ([.N546] + [.O546] + [.P546]) / (3 - [.Q546] - [.R546])" office:value-type="float" office:value="7.64705882352941">
            <text:p>7.6471</text:p>
          </table:table-cell>
          <table:table-cell table:style-name="ce77" table:formula="of:=[.Z54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47] + [.G547]) / (2 * ( ((([.H547] + [.I547]) / 2) + [.J547]) / 10 )) * [.L547]" office:value-type="float" office:value="5.88235294117647">
            <text:p>5.8824</text:p>
          </table:table-cell>
          <table:table-cell table:style-name="ce78" table:formula="of:=[.Z547]/[.D547]" office:value-type="float" office:value="0.280112044817927">
            <text:p>0.2801</text:p>
          </table:table-cell>
          <table:table-cell table:style-name="ce82" table:formula="of:=-1*[.Z547]/[.E547]" office:value-type="float" office:value="0.392156862745098">
            <text:p>0.3922</text:p>
          </table:table-cell>
          <table:table-cell table:style-name="ce78" table:formula="of:=[.Z547] * ([.N547] + [.O547] + [.P547]) / (3 - [.Q547] - [.R547])" office:value-type="float" office:value="9.55882352941176">
            <text:p>9.5588</text:p>
          </table:table-cell>
          <table:table-cell table:style-name="ce78" table:formula="of:=[.Z54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48] + [.G548]) / (2 * ( ((([.H548] + [.I548]) / 2) + [.J548]) / 10 )) * [.L548]" office:value-type="float" office:value="4.11764705882353">
            <text:p>4.1176</text:p>
          </table:table-cell>
          <table:table-cell table:style-name="ce78" table:formula="of:=[.Z548]/[.D548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548] * ([.N548] + [.O548] + [.P548]) / (3 - [.Q548] - [.R548])" office:value-type="float" office:value="6.69117647058824">
            <text:p>6.6912</text:p>
          </table:table-cell>
          <table:table-cell table:style-name="ce78" table:formula="of:=[.Z548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49] + [.G549]) / (2 * ( ((([.H549] + [.I549]) / 2) + [.J549]) / 10 )) * [.L549]" office:value-type="float" office:value="8.23529411764706">
            <text:p>8.2353</text:p>
          </table:table-cell>
          <table:table-cell table:style-name="ce78" table:formula="of:=[.Z549]/[.D549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49] * ([.N549] + [.O549] + [.P549]) / (3 - [.Q549] - [.R549])" office:value-type="float" office:value="13.3823529411765">
            <text:p>13.3824</text:p>
          </table:table-cell>
          <table:table-cell table:style-name="ce78" table:formula="of:=[.Z549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0] + [.G550]) / (2 * ( ((([.H550] + [.I550]) / 2) + [.J550]) / 10 )) * [.L550]" office:value-type="float" office:value="16.4705882352941">
            <text:p>16.4706</text:p>
          </table:table-cell>
          <table:table-cell table:style-name="ce78" table:formula="of:=[.Z550]/[.D550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50] * ([.N550] + [.O550] + [.P550]) / (3 - [.Q550] - [.R550])" office:value-type="float" office:value="26.7647058823529">
            <text:p>26.7647</text:p>
          </table:table-cell>
          <table:table-cell table:style-name="ce78" table:formula="of:=[.Z550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1] + [.G551]) / (2 * ( ((([.H551] + [.I551]) / 2) + [.J551]) / 10 )) * [.L551]" office:value-type="float" office:value="32.9411764705882">
            <text:p>32.9412</text:p>
          </table:table-cell>
          <table:table-cell table:style-name="ce78" table:formula="of:=[.Z551]/[.D551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51] * ([.N551] + [.O551] + [.P551]) / (3 - [.Q551] - [.R551])" office:value-type="float" office:value="53.5294117647059">
            <text:p>53.5294</text:p>
          </table:table-cell>
          <table:table-cell table:style-name="ce78" table:formula="of:=[.Z551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2] + [.G552]) / (2 * ( ((([.H552] + [.I552]) / 2) + [.J552]) / 10 )) * [.L552]" office:value-type="float" office:value="7.64705882352941">
            <text:p>7.6471</text:p>
          </table:table-cell>
          <table:table-cell table:style-name="ce78" table:formula="of:=[.Z552]/[.D552]" office:value-type="float" office:value="0.305882352941176">
            <text:p>0.3059</text:p>
          </table:table-cell>
          <table:table-cell table:style-name="ce82" table:formula="of:=-1*[.Z552]/[.E552]" office:value-type="float" office:value="0.382352941176471">
            <text:p>0.3824</text:p>
          </table:table-cell>
          <table:table-cell table:style-name="ce78" table:formula="of:=[.Z552] * ([.N552] + [.O552] + [.P552]) / (3 - [.Q552] - [.R552])" office:value-type="float" office:value="12.4264705882353">
            <text:p>12.4265</text:p>
          </table:table-cell>
          <table:table-cell table:style-name="ce78" table:formula="of:=[.Z552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3] + [.G553]) / (2 * ( ((([.H553] + [.I553]) / 2) + [.J553]) / 10 )) * [.L553]" office:value-type="float" office:value="5.88235294117647">
            <text:p>5.8824</text:p>
          </table:table-cell>
          <table:table-cell table:style-name="ce78" table:formula="of:=[.Z553]/[.D553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553] * ([.N553] + [.O553] + [.P553]) / (3 - [.Q553] - [.R553])" office:value-type="float" office:value="9.55882352941176">
            <text:p>9.5588</text:p>
          </table:table-cell>
          <table:table-cell table:style-name="ce78" table:formula="of:=[.Z553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4] + [.G554]) / (2 * ( ((([.H554] + [.I554]) / 2) + [.J554]) / 10 )) * [.L554]" office:value-type="float" office:value="11.1764705882353">
            <text:p>11.1765</text:p>
          </table:table-cell>
          <table:table-cell table:style-name="ce78" table:formula="of:=[.Z554]/[.D554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554] * ([.N554] + [.O554] + [.P554]) / (3 - [.Q554] - [.R554])" office:value-type="float" office:value="18.1617647058824">
            <text:p>18.1618</text:p>
          </table:table-cell>
          <table:table-cell table:style-name="ce78" table:formula="of:=[.Z554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5] + [.G555]) / (2 * ( ((([.H555] + [.I555]) / 2) + [.J555]) / 10 )) * [.L555]" office:value-type="float" office:value="22.3529411764706">
            <text:p>22.3529</text:p>
          </table:table-cell>
          <table:table-cell table:style-name="ce78" table:formula="of:=[.Z555]/[.D555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555] * ([.N555] + [.O555] + [.P555]) / (3 - [.Q555] - [.R555])" office:value-type="float" office:value="36.3235294117647">
            <text:p>36.3235</text:p>
          </table:table-cell>
          <table:table-cell table:style-name="ce78" table:formula="of:=[.Z555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56] + [.G556]) / (2 * ( ((([.H556] + [.I556]) / 2) + [.J556]) / 10 )) * [.L556]" office:value-type="float" office:value="44.7058823529412">
            <text:p>44.7059</text:p>
          </table:table-cell>
          <table:table-cell table:style-name="ce78" table:formula="of:=[.Z556]/[.D556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556] * ([.N556] + [.O556] + [.P556]) / (3 - [.Q556] - [.R556])" office:value-type="float" office:value="72.6470588235294">
            <text:p>72.6471</text:p>
          </table:table-cell>
          <table:table-cell table:style-name="ce78" table:formula="of:=[.Z556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57] + [.G557]) / ([.J557] / 5) * [.L557]" office:value-type="float" office:value="43.4782608695652">
            <text:p>43.4783</text:p>
          </table:table-cell>
          <table:table-cell table:style-name="ce77" table:formula="of:=[.Z557]/[.D557]" office:value-type="float" office:value="0.494071146245059">
            <text:p>0.4941</text:p>
          </table:table-cell>
          <table:table-cell table:style-name="ce80" table:formula="of:=-1*[.Z557]/[.E557]" office:value-type="float" office:value="0.736919675755343">
            <text:p>0.7369</text:p>
          </table:table-cell>
          <table:table-cell table:style-name="ce77" table:formula="of:=[.Z557] * ([.N557] + [.O557] + [.P557]) / (3 - [.Q557] - [.R557])" office:value-type="float" office:value="65.2173913043478">
            <text:p>65.2174</text:p>
          </table:table-cell>
          <table:table-cell table:style-name="ce77" table:formula="of:=[.Z557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558] + [.G558]) / ([.J558] / 5) * [.L558]" office:value-type="float" office:value="67.3913043478261">
            <text:p>67.3913</text:p>
          </table:table-cell>
          <table:table-cell table:style-name="ce78" table:formula="of:=[.Z558]/[.D558]" office:value-type="float" office:value="0.612648221343874">
            <text:p>0.6126</text:p>
          </table:table-cell>
          <table:table-cell table:style-name="ce82" table:formula="of:=-1*[.Z558]/[.E558]" office:value-type="float" office:value="0.962732919254658">
            <text:p>0.9627</text:p>
          </table:table-cell>
          <table:table-cell table:style-name="ce78" table:formula="of:=[.Z558] * ([.N558] + [.O558] + [.P558]) / (3 - [.Q558] - [.R558])" office:value-type="float" office:value="101.086956521739">
            <text:p>101.0870</text:p>
          </table:table-cell>
          <table:table-cell table:style-name="ce78" table:formula="of:=[.Z558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559] + [.G559]) / ([.J559] / 5) * [.L559]" office:value-type="float" office:value="86.9565217391304">
            <text:p>86.9565</text:p>
          </table:table-cell>
          <table:table-cell table:style-name="ce78" table:formula="of:=[.Z559]/[.D559]" office:value-type="float" office:value="0.62111801242236">
            <text:p>0.6211</text:p>
          </table:table-cell>
          <table:table-cell table:style-name="ce82" table:formula="of:=-1*[.Z559]/[.E559]" office:value-type="float" office:value="1.08695652173913">
            <text:p>1.0870</text:p>
          </table:table-cell>
          <table:table-cell table:style-name="ce78" table:formula="of:=[.Z559] * ([.N559] + [.O559] + [.P559]) / (3 - [.Q559] - [.R559])" office:value-type="float" office:value="130.434782608696">
            <text:p>130.4348</text:p>
          </table:table-cell>
          <table:table-cell table:style-name="ce78" table:formula="of:=[.Z559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0] + [.G560]) / (2 * ( ((([.H560] + [.I560]) / 2) + [.J560]) / 10 )) * [.L560]" office:value-type="float" office:value="11.25">
            <text:p>11.2500</text:p>
          </table:table-cell>
          <table:table-cell table:style-name="ce77" table:formula="of:=[.Z560]/[.D560]" office:value-type="float" office:value="0.865384615384615">
            <text:p>0.8654</text:p>
          </table:table-cell>
          <table:table-cell table:style-name="ce80" table:formula="of:=-1*[.Z560]/[.E560]" office:value-type="float" office:value="1.125">
            <text:p>1.1250</text:p>
          </table:table-cell>
          <table:table-cell table:style-name="ce77" table:formula="of:=[.Z560] * ([.N560] + [.O560] + [.P560]) / (3 - [.Q560] - [.R560])" office:value-type="float" office:value="13.2954545454545">
            <text:p>13.2955</text:p>
          </table:table-cell>
          <table:table-cell table:style-name="ce77" table:formula="of:=[.Z560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1] + [.G561]) / (2 * ( ((([.H561] + [.I561]) / 2) + [.J561]) / 10 )) * [.L561]" office:value-type="float" office:value="13.5">
            <text:p>13.5000</text:p>
          </table:table-cell>
          <table:table-cell table:style-name="ce78" table:formula="of:=[.Z561]/[.D561]" office:value-type="float" office:value="0.84375">
            <text:p>0.8438</text:p>
          </table:table-cell>
          <table:table-cell table:style-name="ce82" table:formula="of:=-1*[.Z561]/[.E561]" office:value-type="float" office:value="1.125">
            <text:p>1.1250</text:p>
          </table:table-cell>
          <table:table-cell table:style-name="ce78" table:formula="of:=[.Z561] * ([.N561] + [.O561] + [.P561]) / (3 - [.Q561] - [.R561])" office:value-type="float" office:value="15.9545454545455">
            <text:p>15.9545</text:p>
          </table:table-cell>
          <table:table-cell table:style-name="ce78" table:formula="of:=[.Z561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2] + [.G562]) / (2 * ( ((([.H562] + [.I562]) / 2) + [.J562]) / 10 )) * [.L562]" office:value-type="float" office:value="13.5">
            <text:p>13.5000</text:p>
          </table:table-cell>
          <table:table-cell table:style-name="ce78" table:formula="of:=[.Z562]/[.D562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562] * ([.N562] + [.O562] + [.P562]) / (3 - [.Q562] - [.R562])" office:value-type="float" office:value="15.9545454545455">
            <text:p>15.9545</text:p>
          </table:table-cell>
          <table:table-cell table:style-name="ce78" table:formula="of:=[.Z562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3] + [.G563]) / (2 * ( ((([.H563] + [.I563]) / 2) + [.J563]) / 10 )) * [.L563]" office:value-type="float" office:value="16.5">
            <text:p>16.5000</text:p>
          </table:table-cell>
          <table:table-cell table:style-name="ce78" table:formula="of:=[.Z563]/[.D563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563] * ([.N563] + [.O563] + [.P563]) / (3 - [.Q563] - [.R563])" office:value-type="float" office:value="19.5">
            <text:p>19.5000</text:p>
          </table:table-cell>
          <table:table-cell table:style-name="ce78" table:formula="of:=[.Z563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4] + [.G564]) / (2 * ( ((([.H564] + [.I564]) / 2) + [.J564]) / 10 )) * [.L564]" office:value-type="float" office:value="19.5">
            <text:p>19.5000</text:p>
          </table:table-cell>
          <table:table-cell table:style-name="ce78" table:formula="of:=[.Z564]/[.D564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564] * ([.N564] + [.O564] + [.P564]) / (3 - [.Q564] - [.R564])" office:value-type="float" office:value="23.0454545454545">
            <text:p>23.0455</text:p>
          </table:table-cell>
          <table:table-cell table:style-name="ce78" table:formula="of:=[.Z564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5] + [.G565]) / (2 * ( ((([.H565] + [.I565]) / 2) + [.J565]) / 10 )) * [.L565]" office:value-type="float" office:value="22.5">
            <text:p>22.5000</text:p>
          </table:table-cell>
          <table:table-cell table:style-name="ce78" table:formula="of:=[.Z565]/[.D565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565] * ([.N565] + [.O565] + [.P565]) / (3 - [.Q565] - [.R565])" office:value-type="float" office:value="26.5909090909091">
            <text:p>26.5909</text:p>
          </table:table-cell>
          <table:table-cell table:style-name="ce78" table:formula="of:=[.Z565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6] + [.G566]) / (2 * ( ((([.H566] + [.I566]) / 2) + [.J566]) / 10 )) * [.L566]" office:value-type="float" office:value="16.5">
            <text:p>16.5000</text:p>
          </table:table-cell>
          <table:table-cell table:style-name="ce78" table:formula="of:=[.Z566]/[.D566]" office:value-type="float" office:value="0.825">
            <text:p>0.8250</text:p>
          </table:table-cell>
          <table:table-cell table:style-name="ce82" table:formula="of:=-1*[.Z566]/[.E566]" office:value-type="float" office:value="1.1">
            <text:p>1.1000</text:p>
          </table:table-cell>
          <table:table-cell table:style-name="ce78" table:formula="of:=[.Z566] * ([.N566] + [.O566] + [.P566]) / (3 - [.Q566] - [.R566])" office:value-type="float" office:value="19.5">
            <text:p>19.5000</text:p>
          </table:table-cell>
          <table:table-cell table:style-name="ce78" table:formula="of:=[.Z56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7] + [.G567]) / (2 * ( ((([.H567] + [.I567]) / 2) + [.J567]) / 10 )) * [.L567]" office:value-type="float" office:value="16.5">
            <text:p>16.5000</text:p>
          </table:table-cell>
          <table:table-cell table:style-name="ce78" table:formula="of:=[.Z567]/[.D567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567] * ([.N567] + [.O567] + [.P567]) / (3 - [.Q567] - [.R567])" office:value-type="float" office:value="19.5">
            <text:p>19.5000</text:p>
          </table:table-cell>
          <table:table-cell table:style-name="ce78" table:formula="of:=[.Z56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8] + [.G568]) / (2 * ( ((([.H568] + [.I568]) / 2) + [.J568]) / 10 )) * [.L568]" office:value-type="float" office:value="21">
            <text:p>21.0000</text:p>
          </table:table-cell>
          <table:table-cell table:style-name="ce78" table:formula="of:=[.Z568]/[.D568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568] * ([.N568] + [.O568] + [.P568]) / (3 - [.Q568] - [.R568])" office:value-type="float" office:value="24.8181818181818">
            <text:p>24.8182</text:p>
          </table:table-cell>
          <table:table-cell table:style-name="ce78" table:formula="of:=[.Z568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9] + [.G569]) / (2 * ( ((([.H569] + [.I569]) / 2) + [.J569]) / 10 )) * [.L569]" office:value-type="float" office:value="24">
            <text:p>24.0000</text:p>
          </table:table-cell>
          <table:table-cell table:style-name="ce78" table:formula="of:=[.Z569]/[.D569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569] * ([.N569] + [.O569] + [.P569]) / (3 - [.Q569] - [.R569])" office:value-type="float" office:value="28.3636363636364">
            <text:p>28.3636</text:p>
          </table:table-cell>
          <table:table-cell table:style-name="ce78" table:formula="of:=[.Z569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0] + [.G570]) / (2 * ( ((([.H570] + [.I570]) / 2) + [.J570]) / 10 )) * [.L570]" office:value-type="float" office:value="27.75">
            <text:p>27.7500</text:p>
          </table:table-cell>
          <table:table-cell table:style-name="ce78" table:formula="of:=[.Z570]/[.D570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570] * ([.N570] + [.O570] + [.P570]) / (3 - [.Q570] - [.R570])" office:value-type="float" office:value="32.7954545454545">
            <text:p>32.7955</text:p>
          </table:table-cell>
          <table:table-cell table:style-name="ce78" table:formula="of:=[.Z570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71] + [.G571]) / (2 * ( ((([.H571] + [.I571]) / 2) + [.J571]) / 10 )) * [.L571]" office:value-type="float" office:value="439.655172413793">
            <text:p>439.6552</text:p>
          </table:table-cell>
          <table:table-cell table:style-name="ce77" table:formula="of:=[.Z571]/[.D571]" office:value-type="float" office:value="0.96415607985481">
            <text:p>0.9642</text:p>
          </table:table-cell>
          <table:table-cell table:style-name="ce80" table:formula="of:=-1*[.Z571]/[.E571]" office:value-type="float" office:value="0.879310344827586">
            <text:p>0.8793</text:p>
          </table:table-cell>
          <table:table-cell table:style-name="ce77" table:formula="of:=[.Z571] * ([.N571] + [.O571] + [.P571]) / (3 - [.Q571] - [.R571])" office:value-type="float" office:value="512.931034482759">
            <text:p>512.9310</text:p>
          </table:table-cell>
          <table:table-cell table:style-name="ce77" table:formula="of:=[.Z571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2] + [.G572]) / (2 * ( ((([.H572] + [.I572]) / 2) + [.J572]) / 10 )) * [.L572]" office:value-type="float" office:value="454.310344827586">
            <text:p>454.3103</text:p>
          </table:table-cell>
          <table:table-cell table:style-name="ce78" table:formula="of:=[.Z572]/[.D572]" office:value-type="float" office:value="0.908620689655172">
            <text:p>0.9086</text:p>
          </table:table-cell>
          <table:table-cell table:style-name="ce82" table:formula="of:=-1*[.Z572]/[.E572]" office:value-type="float" office:value="0.865353037766831">
            <text:p>0.8654</text:p>
          </table:table-cell>
          <table:table-cell table:style-name="ce78" table:formula="of:=[.Z572] * ([.N572] + [.O572] + [.P572]) / (3 - [.Q572] - [.R572])" office:value-type="float" office:value="530.028735632184">
            <text:p>530.0287</text:p>
          </table:table-cell>
          <table:table-cell table:style-name="ce78" table:formula="of:=[.Z572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3] + [.G573]) / (2 * ( ((([.H573] + [.I573]) / 2) + [.J573]) / 10 )) * [.L573]" office:value-type="float" office:value="468.965517241379">
            <text:p>468.9655</text:p>
          </table:table-cell>
          <table:table-cell table:style-name="ce78" table:formula="of:=[.Z573]/[.D573]" office:value-type="float" office:value="0.852664576802508">
            <text:p>0.8527</text:p>
          </table:table-cell>
          <table:table-cell table:style-name="ce82" table:formula="of:=-1*[.Z573]/[.E573]" office:value-type="float" office:value="0.852664576802508">
            <text:p>0.8527</text:p>
          </table:table-cell>
          <table:table-cell table:style-name="ce78" table:formula="of:=[.Z573] * ([.N573] + [.O573] + [.P573]) / (3 - [.Q573] - [.R573])" office:value-type="float" office:value="547.126436781609">
            <text:p>547.1264</text:p>
          </table:table-cell>
          <table:table-cell table:style-name="ce78" table:formula="of:=[.Z573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75] + [.G575]) / ([.J575] / 5) * [.L575]" office:value-type="float" office:value="50">
            <text:p>50.0000</text:p>
          </table:table-cell>
          <table:table-cell table:style-name="ce77" table:formula="of:=[.Z575]/[.D575]" office:value-type="float" office:value="0.568181818181818">
            <text:p>0.5682</text:p>
          </table:table-cell>
          <table:table-cell table:style-name="ce80" table:formula="of:=-1*[.Z575]/[.E575]" office:value-type="float" office:value="0.847457627118644">
            <text:p>0.8475</text:p>
          </table:table-cell>
          <table:table-cell table:style-name="ce77" table:formula="of:=[.Z575] * ([.N575] + [.O575] + [.P575]) / (3 - [.Q575] - [.R575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6] + [.G576]) / ([.J576] / 5) * [.L576]" office:value-type="float" office:value="75">
            <text:p>75.0000</text:p>
          </table:table-cell>
          <table:table-cell table:style-name="ce78" table:formula="of:=[.Z576]/[.D576]" office:value-type="float" office:value="0.681818181818182">
            <text:p>0.6818</text:p>
          </table:table-cell>
          <table:table-cell table:style-name="ce82" table:formula="of:=-1*[.Z576]/[.E576]" office:value-type="float" office:value="1">
            <text:p>1.0000</text:p>
          </table:table-cell>
          <table:table-cell table:style-name="ce78" table:formula="of:=[.Z576] * ([.N576] + [.O576] + [.P576]) / (3 - [.Q576] - [.R576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7] + [.G577]) / ([.J577] / 5) * [.L577]" office:value-type="float" office:value="75">
            <text:p>75.0000</text:p>
          </table:table-cell>
          <table:table-cell table:style-name="ce78" table:formula="of:=[.Z577]/[.D577]" office:value-type="float" office:value="0.681818181818182">
            <text:p>0.6818</text:p>
          </table:table-cell>
          <table:table-cell table:style-name="ce82" table:formula="of:=-1*[.Z577]/[.E577]" office:value-type="float" office:value="1">
            <text:p>1.0000</text:p>
          </table:table-cell>
          <table:table-cell table:style-name="ce78" table:formula="of:=[.Z577] * ([.N577] + [.O577] + [.P577]) / (3 - [.Q577] - [.R577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8] + [.G578]) / ([.J578] / 5) * [.L578]" office:value-type="float" office:value="100">
            <text:p>100.0000</text:p>
          </table:table-cell>
          <table:table-cell table:style-name="ce78" table:formula="of:=[.Z578]/[.D578]" office:value-type="float" office:value="0.769230769230769">
            <text:p>0.7692</text:p>
          </table:table-cell>
          <table:table-cell table:style-name="ce82" table:formula="of:=-1*[.Z578]/[.E578]" office:value-type="float" office:value="1.17647058823529">
            <text:p>1.1765</text:p>
          </table:table-cell>
          <table:table-cell table:style-name="ce78" table:formula="of:=[.Z578] * ([.N578] + [.O578] + [.P578]) / (3 - [.Q578] - [.R578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9] + [.G579]) / ([.J579] / 5) * [.L579]" office:value-type="float" office:value="100">
            <text:p>100.0000</text:p>
          </table:table-cell>
          <table:table-cell table:style-name="ce78" table:formula="of:=[.Z579]/[.D579]" office:value-type="float" office:value="0.769230769230769">
            <text:p>0.7692</text:p>
          </table:table-cell>
          <table:table-cell table:style-name="ce82" table:formula="of:=-1*[.Z579]/[.E579]" office:value-type="float" office:value="1.17647058823529">
            <text:p>1.1765</text:p>
          </table:table-cell>
          <table:table-cell table:style-name="ce78" table:formula="of:=[.Z579] * ([.N579] + [.O579] + [.P579]) / (3 - [.Q579] - [.R579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0] + [.G580]) / ([.J580] / 5) * [.L580]" office:value-type="float" office:value="125">
            <text:p>125.0000</text:p>
          </table:table-cell>
          <table:table-cell table:style-name="ce78" table:formula="of:=[.Z580]/[.D580]" office:value-type="float" office:value="0.833333333333333">
            <text:p>0.8333</text:p>
          </table:table-cell>
          <table:table-cell table:style-name="ce82" table:formula="of:=-1*[.Z580]/[.E580]" office:value-type="float" office:value="1.25">
            <text:p>1.2500</text:p>
          </table:table-cell>
          <table:table-cell table:style-name="ce78" table:formula="of:=[.Z580] * ([.N580] + [.O580] + [.P580]) / (3 - [.Q580] - [.R580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1] + [.G581]) / ([.J581] / 5) * [.L581]" office:value-type="float" office:value="125">
            <text:p>125.0000</text:p>
          </table:table-cell>
          <table:table-cell table:style-name="ce78" table:formula="of:=[.Z581]/[.D581]" office:value-type="float" office:value="0.833333333333333">
            <text:p>0.8333</text:p>
          </table:table-cell>
          <table:table-cell table:style-name="ce82" table:formula="of:=-1*[.Z581]/[.E581]" office:value-type="float" office:value="1.25">
            <text:p>1.2500</text:p>
          </table:table-cell>
          <table:table-cell table:style-name="ce78" table:formula="of:=[.Z581] * ([.N581] + [.O581] + [.P581]) / (3 - [.Q581] - [.R581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2] + [.G582]) / ([.J582] / 5) * [.L582]" office:value-type="float" office:value="45">
            <text:p>45.0000</text:p>
          </table:table-cell>
          <table:table-cell table:style-name="ce78" table:formula="of:=[.Z582]/[.D582]" office:value-type="float" office:value="0.661764705882353">
            <text:p>0.6618</text:p>
          </table:table-cell>
          <table:table-cell table:style-name="ce82" table:formula="of:=-1*[.Z582]/[.E582]" office:value-type="float" office:value="1">
            <text:p>1.0000</text:p>
          </table:table-cell>
          <table:table-cell table:style-name="ce78" table:formula="of:=[.Z582] * ([.N582] + [.O582] + [.P582]) / (3 - [.Q582] - [.R582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3] + [.G583]) / ([.J583] / 5) * [.L583]" office:value-type="float" office:value="90">
            <text:p>90.0000</text:p>
          </table:table-cell>
          <table:table-cell table:style-name="ce78" table:formula="of:=[.Z583]/[.D583]" office:value-type="float" office:value="1.02272727272727">
            <text:p>1.0227</text:p>
          </table:table-cell>
          <table:table-cell table:style-name="ce82" table:formula="of:=-1*[.Z583]/[.E583]" office:value-type="float" office:value="1.52542372881356">
            <text:p>1.5254</text:p>
          </table:table-cell>
          <table:table-cell table:style-name="ce78" table:formula="of:=[.Z583] * ([.N583] + [.O583] + [.P583]) / (3 - [.Q583] - [.R583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84] + [.G584]) / ([.J584] / 5) * [.L584]" office:value-type="float" office:value="35">
            <text:p>35.0000</text:p>
          </table:table-cell>
          <table:table-cell table:style-name="ce77" table:formula="of:=[.Z584]/[.D584]" office:value-type="float" office:value="0.583333333333333">
            <text:p>0.5833</text:p>
          </table:table-cell>
          <table:table-cell table:style-name="ce80" table:formula="of:=-1*[.Z584]/[.E584]" office:value-type="float" office:value="1.16666666666667">
            <text:p>1.1667</text:p>
          </table:table-cell>
          <table:table-cell table:style-name="ce77" table:formula="of:=[.Z584] * ([.N584] + [.O584] + [.P584]) / (3 - [.Q584] - [.R584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5] + [.G585]) / ([.J585] / 5) * [.L585]" office:value-type="float" office:value="63">
            <text:p>63.0000</text:p>
          </table:table-cell>
          <table:table-cell table:style-name="ce78" table:formula="of:=[.Z585]/[.D585]" office:value-type="float" office:value="0.7875">
            <text:p>0.7875</text:p>
          </table:table-cell>
          <table:table-cell table:style-name="ce82" table:formula="of:=-1*[.Z585]/[.E585]" office:value-type="float" office:value="1.575">
            <text:p>1.5750</text:p>
          </table:table-cell>
          <table:table-cell table:style-name="ce78" table:formula="of:=[.Z585] * ([.N585] + [.O585] + [.P585]) / (3 - [.Q585] - [.R585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6] + [.G586]) / ([.J586] / 5) * [.L586]" office:value-type="float" office:value="96">
            <text:p>96.0000</text:p>
          </table:table-cell>
          <table:table-cell table:style-name="ce78" table:formula="of:=[.Z586]/[.D586]" office:value-type="float" office:value="0.96">
            <text:p>0.9600</text:p>
          </table:table-cell>
          <table:table-cell table:style-name="ce82" table:formula="of:=-1*[.Z586]/[.E586]" office:value-type="float" office:value="1.92">
            <text:p>1.9200</text:p>
          </table:table-cell>
          <table:table-cell table:style-name="ce78" table:formula="of:=[.Z586] * ([.N586] + [.O586] + [.P586]) / (3 - [.Q586] - [.R586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7] + [.G587]) / ([.J587] / 5) * [.L587]" office:value-type="float" office:value="112">
            <text:p>112.0000</text:p>
          </table:table-cell>
          <table:table-cell table:style-name="ce78" table:formula="of:=[.Z587]/[.D587]" office:value-type="float" office:value="0.933333333333333">
            <text:p>0.9333</text:p>
          </table:table-cell>
          <table:table-cell table:style-name="ce82" table:formula="of:=-1*[.Z587]/[.E587]" office:value-type="float" office:value="1.86666666666667">
            <text:p>1.8667</text:p>
          </table:table-cell>
          <table:table-cell table:style-name="ce78" table:formula="of:=[.Z587] * ([.N587] + [.O587] + [.P587]) / (3 - [.Q587] - [.R587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8] + [.G588]) / ([.J588] / 5) * [.L588]" office:value-type="float" office:value="99">
            <text:p>99.0000</text:p>
          </table:table-cell>
          <table:table-cell table:style-name="ce78" table:formula="of:=[.Z588]/[.D588]" office:value-type="float" office:value="0.99">
            <text:p>0.9900</text:p>
          </table:table-cell>
          <table:table-cell table:style-name="ce82" table:formula="of:=-1*[.Z588]/[.E588]" office:value-type="float" office:value="1.98">
            <text:p>1.9800</text:p>
          </table:table-cell>
          <table:table-cell table:style-name="ce78" table:formula="of:=[.Z588] * ([.N588] + [.O588] + [.P588]) / (3 - [.Q588] - [.R588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9] + [.G589]) / ([.J589] / 5) * [.L589]" office:value-type="float" office:value="117">
            <text:p>117.0000</text:p>
          </table:table-cell>
          <table:table-cell table:style-name="ce78" table:formula="of:=[.Z589]/[.D589]" office:value-type="float" office:value="0.975">
            <text:p>0.9750</text:p>
          </table:table-cell>
          <table:table-cell table:style-name="ce82" table:formula="of:=-1*[.Z589]/[.E589]" office:value-type="float" office:value="1.95">
            <text:p>1.9500</text:p>
          </table:table-cell>
          <table:table-cell table:style-name="ce78" table:formula="of:=[.Z589] * ([.N589] + [.O589] + [.P589]) / (3 - [.Q589] - [.R589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90] + [.G590]) / ([.J590] / 5) * [.L590]" office:value-type="float" office:value="50">
            <text:p>50.0000</text:p>
          </table:table-cell>
          <table:table-cell table:style-name="ce77" table:formula="of:=[.Z590]/[.D590]" office:value-type="float" office:value="0.5">
            <text:p>0.5000</text:p>
          </table:table-cell>
          <table:table-cell table:style-name="ce80" table:formula="of:=-1*[.Z590]/[.E590]" office:value-type="float" office:value="0.625">
            <text:p>0.6250</text:p>
          </table:table-cell>
          <table:table-cell table:style-name="ce77" table:formula="of:=[.Z590] * ([.N590] + [.O590] + [.P590]) / (3 - [.Q590] - [.R590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1] + [.G591]) / ([.J591] / 5) * [.L591]" office:value-type="float" office:value="70">
            <text:p>70.0000</text:p>
          </table:table-cell>
          <table:table-cell table:style-name="ce78" table:formula="of:=[.Z591]/[.D591]" office:value-type="float" office:value="0.7">
            <text:p>0.7000</text:p>
          </table:table-cell>
          <table:table-cell table:style-name="ce82" table:formula="of:=-1*[.Z591]/[.E591]" office:value-type="float" office:value="0.875">
            <text:p>0.8750</text:p>
          </table:table-cell>
          <table:table-cell table:style-name="ce78" table:formula="of:=[.Z591] * ([.N591] + [.O591] + [.P591]) / (3 - [.Q591] - [.R591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2] + [.G592]) / ([.J592] / 5) * [.L592]" office:value-type="float" office:value="100">
            <text:p>100.0000</text:p>
          </table:table-cell>
          <table:table-cell table:style-name="ce78" table:formula="of:=[.Z592]/[.D592]" office:value-type="float" office:value="0.833333333333333">
            <text:p>0.8333</text:p>
          </table:table-cell>
          <table:table-cell table:style-name="ce82" table:formula="of:=-1*[.Z592]/[.E592]" office:value-type="float" office:value="1.11111111111111">
            <text:p>1.1111</text:p>
          </table:table-cell>
          <table:table-cell table:style-name="ce78" table:formula="of:=[.Z592] * ([.N592] + [.O592] + [.P592]) / (3 - [.Q592] - [.R592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12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9">05/29/2025</text:date>, <text:time>20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29T20:21:18.90</dc:date>
    <dc:creator>Pavel Solovyev</dc:creator>
    <meta:editing-duration>P21DT12H30M22S</meta:editing-duration>
    <meta:editing-cycles>163</meta:editing-cycles>
    <meta:document-statistic meta:table-count="1" meta:cell-count="16784" meta:object-count="0"/>
    <meta:user-defined meta:name=""/>
  </office:meta>
</office:document-meta>
</file>